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44B3E1" style:repeat-content="false"/>
      <style:paragraph-properties fo:text-align="center"/>
    </style:style>
    <style:style style:name="ce4" style:family="table-cell" style:parent-style-name="Default" style:data-style-name="N0">
      <style:table-cell-properties fo:border="2pt solid #000000" style:vertical-align="automatic" fo:background-color="#83CCEB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6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5.50333333333333cm" style:use-optimal-column-width="true"/>
    </style:style>
    <style:style style:name="co2" style:family="table-column">
      <style:table-column-properties fo:break-before="auto" style:column-width="2.54cm" style:use-optimal-column-width="true"/>
    </style:style>
    <style:style style:name="co3" style:family="table-column">
      <style:table-column-properties fo:break-before="auto" style:column-width="4.59316666666667cm" style:use-optimal-column-width="true"/>
    </style:style>
    <style:style style:name="co4" style:family="table-column">
      <style:table-column-properties fo:break-before="auto" style:column-width="4.6355cm" style:use-optimal-column-width="true"/>
    </style:style>
    <style:style style:name="co5" style:family="table-column">
      <style:table-column-properties fo:break-before="auto" style:column-width="7.874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&quot;Y&quot;" style:apply-style-name="cf1"/>
    </style:style>
    <style:style style:name="ce8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  <style:map style:condition="of:cell-content()=&quot;Y&quot;" style:apply-style-name="cf1"/>
    </style:style>
    <style:style style:name="ce9" style:family="table-cell">
      <style:map style:condition="of:cell-content()=$$SearchEffect" style:apply-style-name="cf1" style:base-cell-address="IngredientEffects.C1"/>
    </style:style>
    <style:style style:name="ce10" style:family="table-cell" style:parent-style-name="Default" style:data-style-name="N0">
      <style:table-cell-properties fo:border-top="none" fo:border-bottom="thin double #000000" fo:border-left="none" fo:border-right="none"/>
      <style:map style:condition="of:cell-content()=$$SearchEffect" style:apply-style-name="cf1" style:base-cell-address="IngredientEffects.C1"/>
    </style:style>
    <style:style style:name="ce11" style:family="table-cell">
      <style:map style:condition="of:is-true-formula(AND(COUNTIF([.$A$1:.$A$71]; [.A1])+COUNTIF([.$A$1293:.$A$1048576]; [.A1])&gt;1;NOT(ISBLANK([.A1]))))" style:apply-style-name="cf2" style:base-cell-address="Effects.A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ListEffects)" table:base-cell-address="IngredientEffects.A2">
          <table:help-message table:display="true"/>
          <table:error-message table:display="true"/>
        </table:content-validation>
      </table:content-validations>
      <table:table table:name="IngredientEffect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3">
            <text:p>Search Ingredient</text:p>
          </table:table-cell>
          <table:table-cell table:style-name="ce7"/>
          <table:table-cell table:style-name="ce9"/>
          <table:table-cell table:style-name="ce9"/>
          <table:table-cell table:style-name="ce9"/>
          <table:table-cell table:style-name="ce9"/>
          <table:table-cell table:number-columns-repeated="16378" table:style-name="ce1"/>
        </table:table-row>
        <table:table-row table:style-name="ro1">
          <table:table-cell office:value-type="string" table:content-validation-name="val1" table:style-name="ce4">
            <text:p>Cure Poison</text:p>
          </table:table-cell>
          <table:table-cell table:content-validation-name="val1" table:style-name="ce7"/>
          <table:table-cell table:style-name="ce9"/>
          <table:table-cell table:style-name="ce9"/>
          <table:table-cell table:style-name="ce9"/>
          <table:table-cell table:style-name="ce9"/>
          <table:table-cell table:number-columns-repeated="16378" table:style-name="ce1"/>
        </table:table-row>
        <table:table-row table:style-name="ro2">
          <table:table-cell table:style-name="ce1"/>
          <table:table-cell table:style-name="ce7"/>
          <table:table-cell table:style-name="ce9"/>
          <table:table-cell table:style-name="ce9"/>
          <table:table-cell table:style-name="ce9"/>
          <table:table-cell table:style-name="ce9"/>
          <table:table-cell table:number-columns-repeated="16378" table:style-name="ce1"/>
        </table:table-row>
        <table:table-row table:style-name="ro1">
          <table:table-cell office:value-type="string" table:style-name="ce5">
            <text:p>Ingredient</text:p>
          </table:table-cell>
          <table:table-cell office:value-type="string" table:style-name="ce8">
            <text:p>Eff Match</text:p>
          </table:table-cell>
          <table:table-cell office:value-type="string" table:style-name="ce10">
            <text:p>Effect 1</text:p>
          </table:table-cell>
          <table:table-cell office:value-type="string" table:style-name="ce10">
            <text:p>Effect 2</text:p>
          </table:table-cell>
          <table:table-cell office:value-type="string" table:style-name="ce10">
            <text:p>Effect 3</text:p>
          </table:table-cell>
          <table:table-cell office:value-type="string" table:style-name="ce10">
            <text:p>Effect 4</text:p>
          </table:table-cell>
          <table:table-cell office:value-type="string" table:style-name="ce5">
            <text:p>ModFil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becean Longfin</text:p>
          </table:table-cell>
          <table:table-cell office:value-type="string" office:string-value="" table:formula="of:=COM.MICROSOFT.IFS($$SearchEffect=&quot;&quot;;&quot;&quot;;OR([.$C5]=$$SearchEffect;[.$D5]=$$SearchEffect;[.$E5]=$$SearchEffect;[.$F5]=$$SearchEffect);&quot;Y&quot;;TRUE;&quot;&quot;)" table:number-matrix-columns-spanned="1" table:number-matrix-rows-spanned="1" table:style-name="ce7"/>
          <table:table-cell office:value-type="string" table:style-name="ce9">
            <text:p>Weakness to Frost</text:p>
          </table:table-cell>
          <table:table-cell office:value-type="string" table:style-name="ce9">
            <text:p>Fortify Sneak</text:p>
          </table:table-cell>
          <table:table-cell office:value-type="string" table:style-name="ce9">
            <text:p>Weakness to Poison</text:p>
          </table:table-cell>
          <table:table-cell office:value-type="string" table:style-name="ce9">
            <text:p>Fortify Restoratio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lit Hide</text:p>
          </table:table-cell>
          <table:table-cell office:value-type="string" office:string-value="" table:formula="of:=COM.MICROSOFT.IFS($$SearchEffect=&quot;&quot;;&quot;&quot;;OR([.$C6]=$$SearchEffect;[.$D6]=$$SearchEffect;[.$E6]=$$SearchEffect;[.$F6]=$$SearchEffect);&quot;Y&quot;;TRUE;&quot;&quot;)" table:number-matrix-columns-spanned="1" table:number-matrix-rows-spanned="1" table:style-name="ce7"/>
          <table:table-cell office:value-type="string" table:style-name="ce9">
            <text:p>Detect Life</text:p>
          </table:table-cell>
          <table:table-cell office:value-type="string" table:style-name="ce9">
            <text:p>Fortify Alteration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Ravage Magicka</text:p>
          </table:table-cell>
          <table:table-cell office:value-type="string" table:style-name="ce1">
            <text:p>Alit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lit Hide</text:p>
          </table:table-cell>
          <table:table-cell office:value-type="string" office:string-value="" table:formula="of:=COM.MICROSOFT.IFS($$SearchEffect=&quot;&quot;;&quot;&quot;;OR([.$C7]=$$SearchEffect;[.$D7]=$$SearchEffect;[.$E7]=$$SearchEffect;[.$F7]=$$SearchEffect);&quot;Y&quot;;TRUE;&quot;&quot;)" table:number-matrix-columns-spanned="1" table:number-matrix-rows-spanned="1" table:style-name="ce7"/>
          <table:table-cell office:value-type="string" table:style-name="ce9">
            <text:p>Detect Life</text:p>
          </table:table-cell>
          <table:table-cell office:value-type="string" table:style-name="ce9">
            <text:p>Fortify Alteration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Ravage Magicka</text:p>
          </table:table-cell>
          <table:table-cell office:value-type="string" table:style-name="ce1">
            <text:p>Alit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lit Hide</text:p>
          </table:table-cell>
          <table:table-cell office:value-type="string" office:string-value="" table:formula="of:=COM.MICROSOFT.IFS($$SearchEffect=&quot;&quot;;&quot;&quot;;OR([.$C8]=$$SearchEffect;[.$D8]=$$SearchEffect;[.$E8]=$$SearchEffect;[.$F8]=$$SearchEffect);&quot;Y&quot;;TRUE;&quot;&quot;)" table:number-matrix-columns-spanned="1" table:number-matrix-rows-spanned="1" table:style-name="ce7"/>
          <table:table-cell office:value-type="string" table:style-name="ce9">
            <text:p>Detect Life</text:p>
          </table:table-cell>
          <table:table-cell office:value-type="string" table:style-name="ce9">
            <text:p>Fortify Alteration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Ravage Magicka</text:p>
          </table:table-cell>
          <table:table-cell office:value-type="string" table:style-name="ce1">
            <text:p>Alit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locasia Fruit</text:p>
          </table:table-cell>
          <table:table-cell office:value-type="string" office:string-value="" table:formula="of:=COM.MICROSOFT.IFS($$SearchEffect=&quot;&quot;;&quot;&quot;;OR([.$C9]=$$SearchEffect;[.$D9]=$$SearchEffect;[.$E9]=$$SearchEffect;[.$F9]=$$SearchEffect);&quot;Y&quot;;TRUE;&quot;&quot;)" table:number-matrix-columns-spanned="1" table:number-matrix-rows-spanned="1" table:style-name="ce7"/>
          <table:table-cell office:value-type="string" table:style-name="ce9">
            <text:p>Regenerate Stamina</text:p>
          </table:table-cell>
          <table:table-cell office:value-type="string" table:style-name="ce9">
            <text:p>Light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Regenerate Health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loe Vera Leaves</text:p>
          </table:table-cell>
          <table:table-cell office:value-type="string" office:string-value="" table:formula="of:=COM.MICROSOFT.IFS($$SearchEffect=&quot;&quot;;&quot;&quot;;OR([.$C10]=$$SearchEffect;[.$D10]=$$SearchEffect;[.$E10]=$$SearchEffect;[.$F10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Restore Stamina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_ResourcePack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ltmer Brain Matter</text:p>
          </table:table-cell>
          <table:table-cell office:value-type="string" office:string-value="" table:formula="of:=COM.MICROSOFT.IFS($$SearchEffect=&quot;&quot;;&quot;&quot;;OR([.$C11]=$$SearchEffect;[.$D11]=$$SearchEffect;[.$E11]=$$SearchEffect;[.$F11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Fortify Destruction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mbrosia</text:p>
          </table:table-cell>
          <table:table-cell office:value-type="string" office:string-value="Y" table:formula="of:=COM.MICROSOFT.IFS($$SearchEffect=&quot;&quot;;&quot;&quot;;OR([.$C12]=$$SearchEffect;[.$D12]=$$SearchEffect;[.$E12]=$$SearchEffect;[.$F12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Restore Health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Cure Poiso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ncestor Moth Wing</text:p>
          </table:table-cell>
          <table:table-cell office:value-type="string" office:string-value="" table:formula="of:=COM.MICROSOFT.IFS($$SearchEffect=&quot;&quot;;&quot;&quot;;OR([.$C13]=$$SearchEffect;[.$D13]=$$SearchEffect;[.$E13]=$$SearchEffect;[.$F13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Enchanting</text:p>
          </table:table-cell>
          <table:table-cell office:value-type="string" table:style-name="ce1">
            <text:p>Dawnguard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ncestral Cheetah Tooth</text:p>
          </table:table-cell>
          <table:table-cell office:value-type="string" office:string-value="" table:formula="of:=COM.MICROSOFT.IFS($$SearchEffect=&quot;&quot;;&quot;&quot;;OR([.$C14]=$$SearchEffect;[.$D14]=$$SearchEffect;[.$E14]=$$SearchEffect;[.$F14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Heavy Armor</text:p>
          </table:table-cell>
          <table:table-cell office:value-type="string" table:style-name="ce9">
            <text:p>Fortify Smithing</text:p>
          </table:table-cell>
          <table:table-cell office:value-type="string" table:style-name="ce9">
            <text:p>Weakness to Poison</text:p>
          </table:table-cell>
          <table:table-cell office:value-type="string" table:style-name="ce1">
            <text:p>Gray Fox Cowl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ncient Fire Salts</text:p>
          </table:table-cell>
          <table:table-cell office:value-type="string" office:string-value="" table:formula="of:=COM.MICROSOFT.IFS($$SearchEffect=&quot;&quot;;&quot;&quot;;OR([.$C15]=$$SearchEffect;[.$D15]=$$SearchEffect;[.$E15]=$$SearchEffect;[.$F15]=$$SearchEffect);&quot;Y&quot;;TRUE;&quot;&quot;)" table:number-matrix-columns-spanned="1" table:number-matrix-rows-spanned="1" table:style-name="ce7"/>
          <table:table-cell office:value-type="string" table:style-name="ce9">
            <text:p>Regenerate Magicka</text:p>
          </table:table-cell>
          <table:table-cell office:value-type="string" table:style-name="ce9">
            <text:p>Resist Fire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ncient Frost Salts</text:p>
          </table:table-cell>
          <table:table-cell office:value-type="string" office:string-value="" table:formula="of:=COM.MICROSOFT.IFS($$SearchEffect=&quot;&quot;;&quot;&quot;;OR([.$C16]=$$SearchEffect;[.$D16]=$$SearchEffect;[.$E16]=$$SearchEffect;[.$F16]=$$SearchEffect);&quot;Y&quot;;TRUE;&quot;&quot;)" table:number-matrix-columns-spanned="1" table:number-matrix-rows-spanned="1" table:style-name="ce7"/>
          <table:table-cell office:value-type="string" table:style-name="ce9">
            <text:p>Fortify Conjuration</text:p>
          </table:table-cell>
          <table:table-cell office:value-type="string" table:style-name="ce9">
            <text:p>Resist Frost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ncient Vampire Dust</text:p>
          </table:table-cell>
          <table:table-cell office:value-type="string" office:string-value="" table:formula="of:=COM.MICROSOFT.IFS($$SearchEffect=&quot;&quot;;&quot;&quot;;OR([.$C17]=$$SearchEffect;[.$D17]=$$SearchEffect;[.$E17]=$$SearchEffect;[.$F17]=$$SearchEffect);&quot;Y&quot;;TRUE;&quot;&quot;)" table:number-matrix-columns-spanned="1" table:number-matrix-rows-spanned="1" table:style-name="ce7"/>
          <table:table-cell office:value-type="string" table:style-name="ce9">
            <text:p>Invisibility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Cure Disease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ncient Void Salts</text:p>
          </table:table-cell>
          <table:table-cell office:value-type="string" office:string-value="" table:formula="of:=COM.MICROSOFT.IFS($$SearchEffect=&quot;&quot;;&quot;&quot;;OR([.$C18]=$$SearchEffect;[.$D18]=$$SearchEffect;[.$E18]=$$SearchEffect;[.$F18]=$$SearchEffect);&quot;Y&quot;;TRUE;&quot;&quot;)" table:number-matrix-columns-spanned="1" table:number-matrix-rows-spanned="1" table:style-name="ce7"/>
          <table:table-cell office:value-type="string" table:style-name="ce9">
            <text:p>Weakness to Shock</text:p>
          </table:table-cell>
          <table:table-cell office:value-type="string" table:style-name="ce9">
            <text:p>Resist Magic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ngelfish</text:p>
          </table:table-cell>
          <table:table-cell office:value-type="string" office:string-value="" table:formula="of:=COM.MICROSOFT.IFS($$SearchEffect=&quot;&quot;;&quot;&quot;;OR([.$C19]=$$SearchEffect;[.$D19]=$$SearchEffect;[.$E19]=$$SearchEffect;[.$F19]=$$SearchEffect);&quot;Y&quot;;TRUE;&quot;&quot;)" table:number-matrix-columns-spanned="1" table:number-matrix-rows-spanned="1" table:style-name="ce7"/>
          <table:table-cell office:value-type="string" table:style-name="ce9">
            <text:p>Regenerate Health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Marksman</text:p>
          </table:table-cell>
          <table:table-cell office:value-type="string" table:style-name="ce9">
            <text:p>Waterbreathing</text:p>
          </table:table-cell>
          <table:table-cell office:value-type="string" table:style-name="ce1">
            <text:p>ccbgssse001-fish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ngler Larvae</text:p>
          </table:table-cell>
          <table:table-cell office:value-type="string" office:string-value="" table:formula="of:=COM.MICROSOFT.IFS($$SearchEffect=&quot;&quot;;&quot;&quot;;OR([.$C20]=$$SearchEffect;[.$D20]=$$SearchEffect;[.$E20]=$$SearchEffect;[.$F20]=$$SearchEffect);&quot;Y&quot;;TRUE;&quot;&quot;)" table:number-matrix-columns-spanned="1" table:number-matrix-rows-spanned="1" table:style-name="ce7"/>
          <table:table-cell office:value-type="string" table:style-name="ce9">
            <text:p>Lingering Damage Health</text:p>
          </table:table-cell>
          <table:table-cell office:value-type="string" table:style-name="ce9">
            <text:p>Regenerate Stamina</text:p>
          </table:table-cell>
          <table:table-cell office:value-type="string" table:style-name="ce9">
            <text:p>Waterbreathing</text:p>
          </table:table-cell>
          <table:table-cell office:value-type="string" table:style-name="ce9">
            <text:p>Fortify Two-handed</text:p>
          </table:table-cell>
          <table:table-cell office:value-type="string" table:style-name="ce1">
            <text:p>ccbgssse001-fish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sh Creep Cluster</text:p>
          </table:table-cell>
          <table:table-cell office:value-type="string" office:string-value="" table:formula="of:=COM.MICROSOFT.IFS($$SearchEffect=&quot;&quot;;&quot;&quot;;OR([.$C21]=$$SearchEffect;[.$D21]=$$SearchEffect;[.$E21]=$$SearchEffect;[.$F21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Invisibility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Destruction</text:p>
          </table:table-cell>
          <table:table-cell office:value-type="string" table:style-name="ce1">
            <text:p>Dragonborn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sh Hopper Jelly</text:p>
          </table:table-cell>
          <table:table-cell office:value-type="string" office:string-value="" table:formula="of:=COM.MICROSOFT.IFS($$SearchEffect=&quot;&quot;;&quot;&quot;;OR([.$C22]=$$SearchEffect;[.$D22]=$$SearchEffect;[.$E22]=$$SearchEffect;[.$F22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Light Armor</text:p>
          </table:table-cell>
          <table:table-cell office:value-type="string" table:style-name="ce9">
            <text:p>Resist Shock</text:p>
          </table:table-cell>
          <table:table-cell office:value-type="string" table:style-name="ce9">
            <text:p>Weakness to Frost</text:p>
          </table:table-cell>
          <table:table-cell office:value-type="string" table:style-name="ce1">
            <text:p>Dragonborn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sh Salts</text:p>
          </table:table-cell>
          <table:table-cell office:value-type="string" office:string-value="" table:formula="of:=COM.MICROSOFT.IFS($$SearchEffect=&quot;&quot;;&quot;&quot;;OR([.$C23]=$$SearchEffect;[.$D23]=$$SearchEffect;[.$E23]=$$SearchEffect;[.$F23]=$$SearchEffect);&quot;Y&quot;;TRUE;&quot;&quot;)" table:number-matrix-columns-spanned="1" table:number-matrix-rows-spanned="1" table:style-name="ce7"/>
          <table:table-cell office:value-type="string" table:style-name="ce9">
            <text:p>Damage Stamina Regen</text:p>
          </table:table-cell>
          <table:table-cell office:value-type="string" table:style-name="ce9">
            <text:p>Resist Magic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Ravage Stamina</text:p>
          </table:table-cell>
          <table:table-cell office:value-type="string" table:style-name="ce1">
            <text:p>DBM_CC_GhostsoftheTribunalHOWPatc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shen Grass Pod</text:p>
          </table:table-cell>
          <table:table-cell office:value-type="string" office:string-value="" table:formula="of:=COM.MICROSOFT.IFS($$SearchEffect=&quot;&quot;;&quot;&quot;;OR([.$C24]=$$SearchEffect;[.$D24]=$$SearchEffect;[.$E24]=$$SearchEffect;[.$F24]=$$SearchEffect);&quot;Y&quot;;TRUE;&quot;&quot;)" table:number-matrix-columns-spanned="1" table:number-matrix-rows-spanned="1" table:style-name="ce7"/>
          <table:table-cell office:value-type="string" table:style-name="ce9">
            <text:p>Resist Fire</text:p>
          </table:table-cell>
          <table:table-cell office:value-type="string" table:style-name="ce9">
            <text:p>Weakness to Shock</text:p>
          </table:table-cell>
          <table:table-cell office:value-type="string" table:style-name="ce9">
            <text:p>Fortify Lockpicking</text:p>
          </table:table-cell>
          <table:table-cell office:value-type="string" table:style-name="ce9">
            <text:p>Fortify Sneak</text:p>
          </table:table-cell>
          <table:table-cell office:value-type="string" table:style-name="ce1">
            <text:p>Dragonborn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ster Bloom Core</text:p>
          </table:table-cell>
          <table:table-cell office:value-type="string" office:string-value="" table:formula="of:=COM.MICROSOFT.IFS($$SearchEffect=&quot;&quot;;&quot;&quot;;OR([.$C25]=$$SearchEffect;[.$D25]=$$SearchEffect;[.$E25]=$$SearchEffect;[.$F25]=$$SearchEffect);&quot;Y&quot;;TRUE;&quot;&quot;)" table:number-matrix-columns-spanned="1" table:number-matrix-rows-spanned="1" table:style-name="ce7"/>
          <table:table-cell office:value-type="string" table:style-name="ce9">
            <text:p>Resist Magic</text:p>
          </table:table-cell>
          <table:table-cell office:value-type="string" table:style-name="ce9">
            <text:p>Fortify Light Armor</text:p>
          </table:table-cell>
          <table:table-cell office:value-type="string" table:style-name="ce9">
            <text:p>Fortify Block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arnacle</text:p>
          </table:table-cell>
          <table:table-cell office:value-type="string" office:string-value="" table:formula="of:=COM.MICROSOFT.IFS($$SearchEffect=&quot;&quot;;&quot;&quot;;OR([.$C26]=$$SearchEffect;[.$D26]=$$SearchEffect;[.$E26]=$$SearchEffect;[.$F26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Waterbreathing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Fortify Pickpocket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ear Claws</text:p>
          </table:table-cell>
          <table:table-cell office:value-type="string" office:string-value="" table:formula="of:=COM.MICROSOFT.IFS($$SearchEffect=&quot;&quot;;&quot;&quot;;OR([.$C27]=$$SearchEffect;[.$D27]=$$SearchEffect;[.$E27]=$$SearchEffect;[.$F27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Fortify One-handed</text:p>
          </table:table-cell>
          <table:table-cell office:value-type="string" table:style-name="ce9">
            <text:p>Damage Magicka Rege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ear's Paw</text:p>
          </table:table-cell>
          <table:table-cell office:value-type="string" office:string-value="" table:formula="of:=COM.MICROSOFT.IFS($$SearchEffect=&quot;&quot;;&quot;&quot;;OR([.$C28]=$$SearchEffect;[.$D28]=$$SearchEffect;[.$E28]=$$SearchEffect;[.$F28]=$$SearchEffect);&quot;Y&quot;;TRUE;&quot;&quot;)" table:number-matrix-columns-spanned="1" table:number-matrix-rows-spanned="1" table:style-name="ce7"/>
          <table:table-cell office:value-type="string" table:style-name="ce9">
            <text:p>Berserker Rage</text:p>
          </table:table-cell>
          <table:table-cell table:style-name="ce9"/>
          <table:table-cell table:style-name="ce9"/>
          <table:table-cell table:style-name="ce9"/>
          <table:table-cell office:value-type="string" table:style-name="ce1">
            <text:p>Tales of Skyrim - Berserky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ee</text:p>
          </table:table-cell>
          <table:table-cell office:value-type="string" office:string-value="" table:formula="of:=COM.MICROSOFT.IFS($$SearchEffect=&quot;&quot;;&quot;&quot;;OR([.$C29]=$$SearchEffect;[.$D29]=$$SearchEffect;[.$E29]=$$SearchEffect;[.$F29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avage Stamina</text:p>
          </table:table-cell>
          <table:table-cell office:value-type="string" table:style-name="ce9">
            <text:p>Regenerate Stamina</text:p>
          </table:table-cell>
          <table:table-cell office:value-type="string" table:style-name="ce9">
            <text:p>Weakness to Shock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eehive Husk</text:p>
          </table:table-cell>
          <table:table-cell office:value-type="string" office:string-value="" table:formula="of:=COM.MICROSOFT.IFS($$SearchEffect=&quot;&quot;;&quot;&quot;;OR([.$C30]=$$SearchEffect;[.$D30]=$$SearchEffect;[.$E30]=$$SearchEffect;[.$F30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Fortify Light Armor</text:p>
          </table:table-cell>
          <table:table-cell office:value-type="string" table:style-name="ce9">
            <text:p>Fortify Sneak</text:p>
          </table:table-cell>
          <table:table-cell office:value-type="string" table:style-name="ce9">
            <text:p>Fortify Destructio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eetle Legs</text:p>
          </table:table-cell>
          <table:table-cell office:value-type="string" office:string-value="" table:formula="of:=COM.MICROSOFT.IFS($$SearchEffect=&quot;&quot;;&quot;&quot;;OR([.$C31]=$$SearchEffect;[.$D31]=$$SearchEffect;[.$E31]=$$SearchEffect;[.$F31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Persuasion</text:p>
          </table:table-cell>
          <table:table-cell office:value-type="string" table:style-name="ce9">
            <text:p>Resist Magic</text:p>
          </table:table-cell>
          <table:table-cell office:value-type="string" table:style-name="ce9">
            <text:p>Fortify Carry Weight</text:p>
          </table:table-cell>
          <table:table-cell office:value-type="string" table:style-name="ce1">
            <text:p>Shroom Beet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eetle Legs</text:p>
          </table:table-cell>
          <table:table-cell office:value-type="string" office:string-value="" table:formula="of:=COM.MICROSOFT.IFS($$SearchEffect=&quot;&quot;;&quot;&quot;;OR([.$C32]=$$SearchEffect;[.$D32]=$$SearchEffect;[.$E32]=$$SearchEffect;[.$F32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Persuasion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Carry Weight</text:p>
          </table:table-cell>
          <table:table-cell office:value-type="string" table:style-name="ce1">
            <text:p>Shroom Beet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eetle Legs</text:p>
          </table:table-cell>
          <table:table-cell office:value-type="string" office:string-value="" table:formula="of:=COM.MICROSOFT.IFS($$SearchEffect=&quot;&quot;;&quot;&quot;;OR([.$C33]=$$SearchEffect;[.$D33]=$$SearchEffect;[.$E33]=$$SearchEffect;[.$F33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Persuasion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Fortify Carry Weight</text:p>
          </table:table-cell>
          <table:table-cell office:value-type="string" table:style-name="ce1">
            <text:p>Shroom Beet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eetle Legs</text:p>
          </table:table-cell>
          <table:table-cell office:value-type="string" office:string-value="" table:formula="of:=COM.MICROSOFT.IFS($$SearchEffect=&quot;&quot;;&quot;&quot;;OR([.$C34]=$$SearchEffect;[.$D34]=$$SearchEffect;[.$E34]=$$SearchEffect;[.$F34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Persuasion</text:p>
          </table:table-cell>
          <table:table-cell office:value-type="string" table:style-name="ce9">
            <text:p>Resist Shock</text:p>
          </table:table-cell>
          <table:table-cell office:value-type="string" table:style-name="ce9">
            <text:p>Fortify Carry Weight</text:p>
          </table:table-cell>
          <table:table-cell office:value-type="string" table:style-name="ce1">
            <text:p>Shroom Beet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eetle Wax</text:p>
          </table:table-cell>
          <table:table-cell office:value-type="string" office:string-value="" table:formula="of:=COM.MICROSOFT.IFS($$SearchEffect=&quot;&quot;;&quot;&quot;;OR([.$C35]=$$SearchEffect;[.$D35]=$$SearchEffect;[.$E35]=$$SearchEffect;[.$F35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Lingering Damage Stamina</text:p>
          </table:table-cell>
          <table:table-cell office:value-type="string" table:style-name="ce9">
            <text:p>Damage Stamina Regen</text:p>
          </table:table-cell>
          <table:table-cell office:value-type="string" table:style-name="ce9">
            <text:p>Ravage Stamina</text:p>
          </table:table-cell>
          <table:table-cell office:value-type="string" table:style-name="ce1">
            <text:p>Shroom Beet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elize</text:p>
          </table:table-cell>
          <table:table-cell office:value-type="string" office:string-value="" table:formula="of:=COM.MICROSOFT.IFS($$SearchEffect=&quot;&quot;;&quot;&quot;;OR([.$C36]=$$SearchEffect;[.$D36]=$$SearchEffect;[.$E36]=$$SearchEffect;[.$F36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Fortify Sneak</text:p>
          </table:table-cell>
          <table:table-cell office:value-type="string" table:style-name="ce1">
            <text:p>arnima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erit's Ashes</text:p>
          </table:table-cell>
          <table:table-cell office:value-type="string" office:string-value="" table:formula="of:=COM.MICROSOFT.IFS($$SearchEffect=&quot;&quot;;&quot;&quot;;OR([.$C37]=$$SearchEffect;[.$D37]=$$SearchEffect;[.$E37]=$$SearchEffect;[.$F37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Ravage Stamin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ette's Big Toe</text:p>
          </table:table-cell>
          <table:table-cell office:value-type="string" office:string-value="" table:formula="of:=COM.MICROSOFT.IFS($$SearchEffect=&quot;&quot;;&quot;&quot;;OR([.$C38]=$$SearchEffect;[.$D38]=$$SearchEffect;[.$E38]=$$SearchEffect;[.$F38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Damage Stamina Regen</text:p>
          </table:table-cell>
          <table:table-cell office:value-type="string" table:style-name="ce1">
            <text:p>3DNPC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ig Blisterwort</text:p>
          </table:table-cell>
          <table:table-cell office:value-type="string" office:string-value="" table:formula="of:=COM.MICROSOFT.IFS($$SearchEffect=&quot;&quot;;&quot;&quot;;OR([.$C39]=$$SearchEffect;[.$D39]=$$SearchEffect;[.$E39]=$$SearchEffect;[.$F39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Restore Health</text:p>
          </table:table-cell>
          <table:table-cell office:value-type="string" table:style-name="ce9">
            <text:p>Fortify Smithing</text:p>
          </table:table-cell>
          <table:table-cell office:value-type="string" table:style-name="ce1">
            <text:p>TSR_TeldrynSeriou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ittergreen Petals</text:p>
          </table:table-cell>
          <table:table-cell office:value-type="string" office:string-value="Y" table:formula="of:=COM.MICROSOFT.IFS($$SearchEffect=&quot;&quot;;&quot;&quot;;OR([.$C40]=$$SearchEffect;[.$D40]=$$SearchEffect;[.$E40]=$$SearchEffect;[.$F40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Lingering Damage Stamina</text:p>
          </table:table-cell>
          <table:table-cell office:value-type="string" table:style-name="ce9">
            <text:p>Invisibility</text:p>
          </table:table-cell>
          <table:table-cell office:value-type="string" table:style-name="ce9">
            <text:p>Cure Poison</text:p>
          </table:table-cell>
          <table:table-cell office:value-type="string" table:style-name="ce9">
            <text:p>Damage Magicka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ack Mountain Flower</text:p>
          </table:table-cell>
          <table:table-cell office:value-type="string" office:string-value="" table:formula="of:=COM.MICROSOFT.IFS($$SearchEffect=&quot;&quot;;&quot;&quot;;OR([.$C41]=$$SearchEffect;[.$D41]=$$SearchEffect;[.$E41]=$$SearchEffect;[.$F41]=$$SearchEffect);&quot;Y&quot;;TRUE;&quot;&quot;)" table:number-matrix-columns-spanned="1" table:number-matrix-rows-spanned="1" table:style-name="ce7"/>
          <table:table-cell office:value-type="string" table:style-name="ce9">
            <text:p>Weakness to Poison</text:p>
          </table:table-cell>
          <table:table-cell office:value-type="string" table:style-name="ce9">
            <text:p>Restore Health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3DNPC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ack Mountain Flower (replica)</text:p>
          </table:table-cell>
          <table:table-cell office:value-type="string" office:string-value="" table:formula="of:=COM.MICROSOFT.IFS($$SearchEffect=&quot;&quot;;&quot;&quot;;OR([.$C42]=$$SearchEffect;[.$D42]=$$SearchEffect;[.$E42]=$$SearchEffect;[.$F42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table:style-name="ce9"/>
          <table:table-cell table:style-name="ce9"/>
          <table:table-cell table:style-name="ce9"/>
          <table:table-cell office:value-type="string" table:style-name="ce1">
            <text:p>DBM_3DNPC_Patc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ack Pearl</text:p>
          </table:table-cell>
          <table:table-cell office:value-type="string" office:string-value="" table:formula="of:=COM.MICROSOFT.IFS($$SearchEffect=&quot;&quot;;&quot;&quot;;OR([.$C43]=$$SearchEffect;[.$D43]=$$SearchEffect;[.$E43]=$$SearchEffect;[.$F43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One-handed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Resist Frost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ack Pearl</text:p>
          </table:table-cell>
          <table:table-cell office:value-type="string" office:string-value="" table:formula="of:=COM.MICROSOFT.IFS($$SearchEffect=&quot;&quot;;&quot;&quot;;OR([.$C44]=$$SearchEffect;[.$D44]=$$SearchEffect;[.$E44]=$$SearchEffect;[.$F44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One-handed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Resist Frost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eeding Crown</text:p>
          </table:table-cell>
          <table:table-cell office:value-type="string" office:string-value="" table:formula="of:=COM.MICROSOFT.IFS($$SearchEffect=&quot;&quot;;&quot;&quot;;OR([.$C45]=$$SearchEffect;[.$D45]=$$SearchEffect;[.$E45]=$$SearchEffect;[.$F45]=$$SearchEffect);&quot;Y&quot;;TRUE;&quot;&quot;)" table:number-matrix-columns-spanned="1" table:number-matrix-rows-spanned="1" table:style-name="ce7"/>
          <table:table-cell office:value-type="string" table:style-name="ce9">
            <text:p>Weakness to Fire</text:p>
          </table:table-cell>
          <table:table-cell office:value-type="string" table:style-name="ce9">
            <text:p>Fortify Block</text:p>
          </table:table-cell>
          <table:table-cell office:value-type="string" table:style-name="ce9">
            <text:p>Weakness to Poison</text:p>
          </table:table-cell>
          <table:table-cell office:value-type="string" table:style-name="ce9">
            <text:p>Resist Magic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ind Watcher's Eye</text:p>
          </table:table-cell>
          <table:table-cell office:value-type="string" office:string-value="" table:formula="of:=COM.MICROSOFT.IFS($$SearchEffect=&quot;&quot;;&quot;&quot;;OR([.$C46]=$$SearchEffect;[.$D46]=$$SearchEffect;[.$E46]=$$SearchEffect;[.$F46]=$$SearchEffect);&quot;Y&quot;;TRUE;&quot;&quot;)" table:number-matrix-columns-spanned="1" table:number-matrix-rows-spanned="1" table:style-name="ce7"/>
          <table:table-cell office:value-type="string" table:style-name="ce9">
            <text:p>Light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Fortify Alteration</text:p>
          </table:table-cell>
          <table:table-cell office:value-type="string" table:style-name="ce9">
            <text:p>Spell Absorptio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iss Bug Thorax</text:p>
          </table:table-cell>
          <table:table-cell office:value-type="string" office:string-value="" table:formula="of:=COM.MICROSOFT.IFS($$SearchEffect=&quot;&quot;;&quot;&quot;;OR([.$C47]=$$SearchEffect;[.$D47]=$$SearchEffect;[.$E47]=$$SearchEffect;[.$F47]=$$SearchEffect);&quot;Y&quot;;TRUE;&quot;&quot;)" table:number-matrix-columns-spanned="1" table:number-matrix-rows-spanned="1" table:style-name="ce7"/>
          <table:table-cell office:value-type="string" table:style-name="ce9">
            <text:p>Weakness to Fire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Heavy Armor</text:p>
          </table:table-cell>
          <table:table-cell office:value-type="string" table:style-name="ce9">
            <text:p>Fortify Illusion</text:p>
          </table:table-cell>
          <table:table-cell office:value-type="string" table:style-name="ce1">
            <text:p>ccbgssse025-advdsgs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ister Pod Cap</text:p>
          </table:table-cell>
          <table:table-cell office:value-type="string" office:string-value="" table:formula="of:=COM.MICROSOFT.IFS($$SearchEffect=&quot;&quot;;&quot;&quot;;OR([.$C48]=$$SearchEffect;[.$D48]=$$SearchEffect;[.$E48]=$$SearchEffect;[.$F48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Night Eye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isterwort</text:p>
          </table:table-cell>
          <table:table-cell office:value-type="string" office:string-value="" table:formula="of:=COM.MICROSOFT.IFS($$SearchEffect=&quot;&quot;;&quot;&quot;;OR([.$C49]=$$SearchEffect;[.$D49]=$$SearchEffect;[.$E49]=$$SearchEffect;[.$F49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Restore Health</text:p>
          </table:table-cell>
          <table:table-cell office:value-type="string" table:style-name="ce9">
            <text:p>Fortify Smithing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oodgrass</text:p>
          </table:table-cell>
          <table:table-cell office:value-type="string" office:string-value="" table:formula="of:=COM.MICROSOFT.IFS($$SearchEffect=&quot;&quot;;&quot;&quot;;OR([.$C50]=$$SearchEffect;[.$D50]=$$SearchEffect;[.$E50]=$$SearchEffect;[.$F50]=$$SearchEffect);&quot;Y&quot;;TRUE;&quot;&quot;)" table:number-matrix-columns-spanned="1" table:number-matrix-rows-spanned="1" table:style-name="ce7"/>
          <table:table-cell office:value-type="string" table:style-name="ce9">
            <text:p>Invisibility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Fortify Health</text:p>
          </table:table-cell>
          <table:table-cell office:value-type="string" table:style-name="ce1">
            <text:p>ccbgssse067-daedinv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oodgrass</text:p>
          </table:table-cell>
          <table:table-cell office:value-type="string" office:string-value="" table:formula="of:=COM.MICROSOFT.IFS($$SearchEffect=&quot;&quot;;&quot;&quot;;OR([.$C51]=$$SearchEffect;[.$D51]=$$SearchEffect;[.$E51]=$$SearchEffect;[.$F51]=$$SearchEffect);&quot;Y&quot;;TRUE;&quot;&quot;)" table:number-matrix-columns-spanned="1" table:number-matrix-rows-spanned="1" table:style-name="ce7"/>
          <table:table-cell office:value-type="string" table:style-name="ce9">
            <text:p>Invisibility</text:p>
          </table:table-cell>
          <table:table-cell office:value-type="string" table:style-name="ce9">
            <text:p>Resist Magic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Fortify Health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oodroot</text:p>
          </table:table-cell>
          <table:table-cell office:value-type="string" office:string-value="" table:formula="of:=COM.MICROSOFT.IFS($$SearchEffect=&quot;&quot;;&quot;&quot;;OR([.$C52]=$$SearchEffect;[.$D52]=$$SearchEffect;[.$E52]=$$SearchEffect;[.$F52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Invisibility</text:p>
          </table:table-cell>
          <table:table-cell office:value-type="string" table:style-name="ce9">
            <text:p>Resist Magic</text:p>
          </table:table-cell>
          <table:table-cell office:value-type="string" table:style-name="ce1">
            <text:p>Undeat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ue Butterfly Wing</text:p>
          </table:table-cell>
          <table:table-cell office:value-type="string" office:string-value="" table:formula="of:=COM.MICROSOFT.IFS($$SearchEffect=&quot;&quot;;&quot;&quot;;OR([.$C53]=$$SearchEffect;[.$D53]=$$SearchEffect;[.$E53]=$$SearchEffect;[.$F53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Enchanting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ue Dartwing</text:p>
          </table:table-cell>
          <table:table-cell office:value-type="string" office:string-value="" table:formula="of:=COM.MICROSOFT.IFS($$SearchEffect=&quot;&quot;;&quot;&quot;;OR([.$C54]=$$SearchEffect;[.$D54]=$$SearchEffect;[.$E54]=$$SearchEffect;[.$F54]=$$SearchEffect);&quot;Y&quot;;TRUE;&quot;&quot;)" table:number-matrix-columns-spanned="1" table:number-matrix-rows-spanned="1" table:style-name="ce7"/>
          <table:table-cell office:value-type="string" table:style-name="ce9">
            <text:p>Resist Shock</text:p>
          </table:table-cell>
          <table:table-cell office:value-type="string" table:style-name="ce9">
            <text:p>Fortify Pickpocket</text:p>
          </table:table-cell>
          <table:table-cell office:value-type="string" table:style-name="ce9">
            <text:p>Restore Health</text:p>
          </table:table-cell>
          <table:table-cell office:value-type="string" table:style-name="ce9">
            <text:p>Fear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ue Fat</text:p>
          </table:table-cell>
          <table:table-cell office:value-type="string" office:string-value="" table:formula="of:=COM.MICROSOFT.IFS($$SearchEffect=&quot;&quot;;&quot;&quot;;OR([.$C55]=$$SearchEffect;[.$D55]=$$SearchEffect;[.$E55]=$$SearchEffect;[.$F55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Fortify Destruction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Glenmoril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ue Mountain Flower</text:p>
          </table:table-cell>
          <table:table-cell office:value-type="string" office:string-value="" table:formula="of:=COM.MICROSOFT.IFS($$SearchEffect=&quot;&quot;;&quot;&quot;;OR([.$C56]=$$SearchEffect;[.$D56]=$$SearchEffect;[.$E56]=$$SearchEffect;[.$F56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Damage Magicka Rege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ueberries</text:p>
          </table:table-cell>
          <table:table-cell office:value-type="string" office:string-value="" table:formula="of:=COM.MICROSOFT.IFS($$SearchEffect=&quot;&quot;;&quot;&quot;;OR([.$C57]=$$SearchEffect;[.$D57]=$$SearchEffect;[.$E57]=$$SearchEffect;[.$F57]=$$SearchEffect);&quot;Y&quot;;TRUE;&quot;&quot;)" table:number-matrix-columns-spanned="1" table:number-matrix-rows-spanned="1" table:style-name="ce7"/>
          <table:table-cell office:value-type="string" table:style-name="ce9">
            <text:p>Resist Shock</text:p>
          </table:table-cell>
          <table:table-cell office:value-type="string" table:style-name="ce9">
            <text:p>Fortify Pickpocket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more plants all extr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oar Tusk</text:p>
          </table:table-cell>
          <table:table-cell office:value-type="string" office:string-value="" table:formula="of:=COM.MICROSOFT.IFS($$SearchEffect=&quot;&quot;;&quot;&quot;;OR([.$C58]=$$SearchEffect;[.$D58]=$$SearchEffect;[.$E58]=$$SearchEffect;[.$F58]=$$SearchEffect);&quot;Y&quot;;TRUE;&quot;&quot;)" table:number-matrix-columns-spanned="1" table:number-matrix-rows-spanned="1" table:style-name="ce7"/>
          <table:table-cell office:value-type="string" table:style-name="ce9">
            <text:p>Fortify Stamina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Fortify Block</text:p>
          </table:table-cell>
          <table:table-cell office:value-type="string" table:style-name="ce9">
            <text:p>Frenzy</text:p>
          </table:table-cell>
          <table:table-cell office:value-type="string" table:style-name="ce1">
            <text:p>Dragonborn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ody Fungus</text:p>
          </table:table-cell>
          <table:table-cell office:value-type="string" office:string-value="" table:formula="of:=COM.MICROSOFT.IFS($$SearchEffect=&quot;&quot;;&quot;&quot;;OR([.$C59]=$$SearchEffect;[.$D59]=$$SearchEffect;[.$E59]=$$SearchEffect;[.$F59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Resist Magic</text:p>
          </table:table-cell>
          <table:table-cell office:value-type="string" table:style-name="ce9">
            <text:p>Regenerate Stamin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og Beacon</text:p>
          </table:table-cell>
          <table:table-cell office:value-type="string" office:string-value="" table:formula="of:=COM.MICROSOFT.IFS($$SearchEffect=&quot;&quot;;&quot;&quot;;OR([.$C60]=$$SearchEffect;[.$D60]=$$SearchEffect;[.$E60]=$$SearchEffect;[.$F60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Fortify Heavy Armor</text:p>
          </table:table-cell>
          <table:table-cell office:value-type="string" table:style-name="ce9">
            <text:p>Fear</text:p>
          </table:table-cell>
          <table:table-cell office:value-type="string" table:style-name="ce9">
            <text:p>Damage Stamina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og Beacon</text:p>
          </table:table-cell>
          <table:table-cell office:value-type="string" office:string-value="" table:formula="of:=COM.MICROSOFT.IFS($$SearchEffect=&quot;&quot;;&quot;&quot;;OR([.$C61]=$$SearchEffect;[.$D61]=$$SearchEffect;[.$E61]=$$SearchEffect;[.$F61]=$$SearchEffect);&quot;Y&quot;;TRUE;&quot;&quot;)" table:number-matrix-columns-spanned="1" table:number-matrix-rows-spanned="1" table:style-name="ce7"/>
          <table:table-cell office:value-type="string" table:style-name="ce9">
            <text:p>Resist Shock</text:p>
          </table:table-cell>
          <table:table-cell office:value-type="string" table:style-name="ce9">
            <text:p>Fortify Destruction</text:p>
          </table:table-cell>
          <table:table-cell office:value-type="string" table:style-name="ce9">
            <text:p>Fortify Smithing</text:p>
          </table:table-cell>
          <table:table-cell office:value-type="string" table:style-name="ce9">
            <text:p>Fortify Health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og Beacon Asco Cap</text:p>
          </table:table-cell>
          <table:table-cell office:value-type="string" office:string-value="" table:formula="of:=COM.MICROSOFT.IFS($$SearchEffect=&quot;&quot;;&quot;&quot;;OR([.$C62]=$$SearchEffect;[.$D62]=$$SearchEffect;[.$E62]=$$SearchEffect;[.$F62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Fortify Block</text:p>
          </table:table-cell>
          <table:table-cell office:value-type="string" table:style-name="ce9">
            <text:p>Fortify Barter</text:p>
          </table:table-cell>
          <table:table-cell office:value-type="string" table:style-name="ce9">
            <text:p>Fortify Stamina</text:p>
          </table:table-cell>
          <table:table-cell office:value-type="string" table:style-name="ce1">
            <text:p>Wyrmstoot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one Meal</text:p>
          </table:table-cell>
          <table:table-cell office:value-type="string" office:string-value="" table:formula="of:=COM.MICROSOFT.IFS($$SearchEffect=&quot;&quot;;&quot;&quot;;OR([.$C63]=$$SearchEffect;[.$D63]=$$SearchEffect;[.$E63]=$$SearchEffect;[.$F63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Ravage Stamin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ramble Moss</text:p>
          </table:table-cell>
          <table:table-cell office:value-type="string" office:string-value="" table:formula="of:=COM.MICROSOFT.IFS($$SearchEffect=&quot;&quot;;&quot;&quot;;OR([.$C64]=$$SearchEffect;[.$D64]=$$SearchEffect;[.$E64]=$$SearchEffect;[.$F64]=$$SearchEffect);&quot;Y&quot;;TRUE;&quot;&quot;)" table:number-matrix-columns-spanned="1" table:number-matrix-rows-spanned="1" table:style-name="ce7"/>
          <table:table-cell office:value-type="string" table:style-name="ce9">
            <text:p>Fortify Alchemy</text:p>
          </table:table-cell>
          <table:table-cell office:value-type="string" table:style-name="ce9">
            <text:p>Fortify Lockpicking</text:p>
          </table:table-cell>
          <table:table-cell office:value-type="string" table:style-name="ce9">
            <text:p>Damage Stamina Regen</text:p>
          </table:table-cell>
          <table:table-cell office:value-type="string" table:style-name="ce9">
            <text:p>Fortify Sneak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riar Heart</text:p>
          </table:table-cell>
          <table:table-cell office:value-type="string" office:string-value="" table:formula="of:=COM.MICROSOFT.IFS($$SearchEffect=&quot;&quot;;&quot;&quot;;OR([.$C65]=$$SearchEffect;[.$D65]=$$SearchEffect;[.$E65]=$$SearchEffect;[.$F65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Fortify Block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Fortify Magick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ungler's Bane</text:p>
          </table:table-cell>
          <table:table-cell office:value-type="string" office:string-value="" table:formula="of:=COM.MICROSOFT.IFS($$SearchEffect=&quot;&quot;;&quot;&quot;;OR([.$C66]=$$SearchEffect;[.$D66]=$$SearchEffect;[.$E66]=$$SearchEffect;[.$F66]=$$SearchEffect);&quot;Y&quot;;TRUE;&quot;&quot;)" table:number-matrix-columns-spanned="1" table:number-matrix-rows-spanned="1" table:style-name="ce7"/>
          <table:table-cell office:value-type="string" table:style-name="ce9">
            <text:p>Slow</text:p>
          </table:table-cell>
          <table:table-cell office:value-type="string" table:style-name="ce9">
            <text:p>Ravage Stamina</text:p>
          </table:table-cell>
          <table:table-cell office:value-type="string" table:style-name="ce9">
            <text:p>Damage Stamina Regen</text:p>
          </table:table-cell>
          <table:table-cell office:value-type="string" table:style-name="ce9">
            <text:p>Resist Magic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urnt Spriggan Wood</text:p>
          </table:table-cell>
          <table:table-cell office:value-type="string" office:string-value="" table:formula="of:=COM.MICROSOFT.IFS($$SearchEffect=&quot;&quot;;&quot;&quot;;OR([.$C67]=$$SearchEffect;[.$D67]=$$SearchEffect;[.$E67]=$$SearchEffect;[.$F67]=$$SearchEffect);&quot;Y&quot;;TRUE;&quot;&quot;)" table:number-matrix-columns-spanned="1" table:number-matrix-rows-spanned="1" table:style-name="ce7"/>
          <table:table-cell office:value-type="string" table:style-name="ce9">
            <text:p>Weakness to Fire</text:p>
          </table:table-cell>
          <table:table-cell office:value-type="string" table:style-name="ce9">
            <text:p>Fortify Alteration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Slow</text:p>
          </table:table-cell>
          <table:table-cell office:value-type="string" table:style-name="ce1">
            <text:p>Dragonborn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utterfly Wing</text:p>
          </table:table-cell>
          <table:table-cell office:value-type="string" office:string-value="" table:formula="of:=COM.MICROSOFT.IFS($$SearchEffect=&quot;&quot;;&quot;&quot;;OR([.$C68]=$$SearchEffect;[.$D68]=$$SearchEffect;[.$E68]=$$SearchEffect;[.$F68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Barter</text:p>
          </table:table-cell>
          <table:table-cell office:value-type="string" table:style-name="ce9">
            <text:p>Lingering Damage Stamina</text:p>
          </table:table-cell>
          <table:table-cell office:value-type="string" table:style-name="ce9">
            <text:p>Damage Magick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airn Bolet</text:p>
          </table:table-cell>
          <table:table-cell office:value-type="string" office:string-value="" table:formula="of:=COM.MICROSOFT.IFS($$SearchEffect=&quot;&quot;;&quot;&quot;;OR([.$C69]=$$SearchEffect;[.$D69]=$$SearchEffect;[.$E69]=$$SearchEffect;[.$F69]=$$SearchEffect);&quot;Y&quot;;TRUE;&quot;&quot;)" table:number-matrix-columns-spanned="1" table:number-matrix-rows-spanned="1" table:style-name="ce7"/>
          <table:table-cell office:value-type="string" table:style-name="ce9">
            <text:p>Resist Fire</text:p>
          </table:table-cell>
          <table:table-cell office:value-type="string" table:style-name="ce9">
            <text:p>Fortify Two-handed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Regenerate Stamin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anis Root</text:p>
          </table:table-cell>
          <table:table-cell office:value-type="string" office:string-value="" table:formula="of:=COM.MICROSOFT.IFS($$SearchEffect=&quot;&quot;;&quot;&quot;;OR([.$C70]=$$SearchEffect;[.$D70]=$$SearchEffect;[.$E70]=$$SearchEffect;[.$F70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ortify One-handed</text:p>
          </table:table-cell>
          <table:table-cell office:value-type="string" table:style-name="ce9">
            <text:p>Fortify Marksman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ave Worm Egg</text:p>
          </table:table-cell>
          <table:table-cell office:value-type="string" office:string-value="" table:formula="of:=COM.MICROSOFT.IFS($$SearchEffect=&quot;&quot;;&quot;&quot;;OR([.$C71]=$$SearchEffect;[.$D71]=$$SearchEffect;[.$E71]=$$SearchEffect;[.$F71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Fortify Pickpocket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Fortify Stamina</text:p>
          </table:table-cell>
          <table:table-cell office:value-type="string" table:style-name="ce1">
            <text:p>Vigilant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harred Skeever Hide</text:p>
          </table:table-cell>
          <table:table-cell office:value-type="string" office:string-value="" table:formula="of:=COM.MICROSOFT.IFS($$SearchEffect=&quot;&quot;;&quot;&quot;;OR([.$C72]=$$SearchEffect;[.$D72]=$$SearchEffect;[.$E72]=$$SearchEffect;[.$F72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haurus Eggs</text:p>
          </table:table-cell>
          <table:table-cell office:value-type="string" office:string-value="" table:formula="of:=COM.MICROSOFT.IFS($$SearchEffect=&quot;&quot;;&quot;&quot;;OR([.$C73]=$$SearchEffect;[.$D73]=$$SearchEffect;[.$E73]=$$SearchEffect;[.$F73]=$$SearchEffect);&quot;Y&quot;;TRUE;&quot;&quot;)" table:number-matrix-columns-spanned="1" table:number-matrix-rows-spanned="1" table:style-name="ce7"/>
          <table:table-cell office:value-type="string" table:style-name="ce9">
            <text:p>Weakness to Poison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haurus Hunter Antennae</text:p>
          </table:table-cell>
          <table:table-cell office:value-type="string" office:string-value="" table:formula="of:=COM.MICROSOFT.IFS($$SearchEffect=&quot;&quot;;&quot;&quot;;OR([.$C74]=$$SearchEffect;[.$D74]=$$SearchEffect;[.$E74]=$$SearchEffect;[.$F74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Enchanting</text:p>
          </table:table-cell>
          <table:table-cell office:value-type="string" table:style-name="ce1">
            <text:p>Dawnguard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hicken's Egg</text:p>
          </table:table-cell>
          <table:table-cell office:value-type="string" office:string-value="" table:formula="of:=COM.MICROSOFT.IFS($$SearchEffect=&quot;&quot;;&quot;&quot;;OR([.$C75]=$$SearchEffect;[.$D75]=$$SearchEffect;[.$E75]=$$SearchEffect;[.$F75]=$$SearchEffect);&quot;Y&quot;;TRUE;&quot;&quot;)" table:number-matrix-columns-spanned="1" table:number-matrix-rows-spanned="1" table:style-name="ce7"/>
          <table:table-cell office:value-type="string" table:style-name="ce9">
            <text:p>Resist Magic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Waterbreathing</text:p>
          </table:table-cell>
          <table:table-cell office:value-type="string" table:style-name="ce9">
            <text:p>Lingering Damage Stamin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hitin of the Beast</text:p>
          </table:table-cell>
          <table:table-cell office:value-type="string" office:string-value="" table:formula="of:=COM.MICROSOFT.IFS($$SearchEffect=&quot;&quot;;&quot;&quot;;OR([.$C76]=$$SearchEffect;[.$D76]=$$SearchEffect;[.$E76]=$$SearchEffect;[.$F76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Resist Fire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hokeberry</text:p>
          </table:table-cell>
          <table:table-cell office:value-type="string" office:string-value="" table:formula="of:=COM.MICROSOFT.IFS($$SearchEffect=&quot;&quot;;&quot;&quot;;OR([.$C77]=$$SearchEffect;[.$D77]=$$SearchEffect;[.$E77]=$$SearchEffect;[.$F77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Weakness to Poiso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hokeweed</text:p>
          </table:table-cell>
          <table:table-cell office:value-type="string" office:string-value="" table:formula="of:=COM.MICROSOFT.IFS($$SearchEffect=&quot;&quot;;&quot;&quot;;OR([.$C78]=$$SearchEffect;[.$D78]=$$SearchEffect;[.$E78]=$$SearchEffect;[.$F78]=$$SearchEffect);&quot;Y&quot;;TRUE;&quot;&quot;)" table:number-matrix-columns-spanned="1" table:number-matrix-rows-spanned="1" table:style-name="ce7"/>
          <table:table-cell office:value-type="string" table:style-name="ce9">
            <text:p>Weakness to Frost</text:p>
          </table:table-cell>
          <table:table-cell office:value-type="string" table:style-name="ce9">
            <text:p>Restore Stamina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Damage Magicka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ckatrice Beak</text:p>
          </table:table-cell>
          <table:table-cell office:value-type="string" office:string-value="" table:formula="of:=COM.MICROSOFT.IFS($$SearchEffect=&quot;&quot;;&quot;&quot;;OR([.$C79]=$$SearchEffect;[.$D79]=$$SearchEffect;[.$E79]=$$SearchEffect;[.$F79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Resist Shock</text:p>
          </table:table-cell>
          <table:table-cell office:value-type="string" table:style-name="ce1">
            <text:p>Glenmoril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ckatrice Feathers</text:p>
          </table:table-cell>
          <table:table-cell office:value-type="string" office:string-value="" table:formula="of:=COM.MICROSOFT.IFS($$SearchEffect=&quot;&quot;;&quot;&quot;;OR([.$C80]=$$SearchEffect;[.$D80]=$$SearchEffect;[.$E80]=$$SearchEffect;[.$F80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Fortify Destruction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Weakness to Fire</text:p>
          </table:table-cell>
          <table:table-cell office:value-type="string" table:style-name="ce1">
            <text:p>Glenmoril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coa</text:p>
          </table:table-cell>
          <table:table-cell office:value-type="string" office:string-value="" table:formula="of:=COM.MICROSOFT.IFS($$SearchEffect=&quot;&quot;;&quot;&quot;;OR([.$C81]=$$SearchEffect;[.$D81]=$$SearchEffect;[.$E81]=$$SearchEffect;[.$F81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esist Magic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Fortify Magicka</text:p>
          </table:table-cell>
          <table:table-cell office:value-type="string" table:style-name="ce1">
            <text:p>Glenmoril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da Flower</text:p>
          </table:table-cell>
          <table:table-cell office:value-type="string" office:string-value="" table:formula="of:=COM.MICROSOFT.IFS($$SearchEffect=&quot;&quot;;&quot;&quot;;OR([.$C82]=$$SearchEffect;[.$D82]=$$SearchEffect;[.$E82]=$$SearchEffect;[.$F82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Lingering Damage Stamina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Fortify Carry Weight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ffee Cherry</text:p>
          </table:table-cell>
          <table:table-cell office:value-type="string" office:string-value="" table:formula="of:=COM.MICROSOFT.IFS($$SearchEffect=&quot;&quot;;&quot;&quot;;OR([.$C83]=$$SearchEffect;[.$D83]=$$SearchEffect;[.$E83]=$$SearchEffect;[.$F83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Weakness to Poison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AX ValSerano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mberry</text:p>
          </table:table-cell>
          <table:table-cell office:value-type="string" office:string-value="" table:formula="of:=COM.MICROSOFT.IFS($$SearchEffect=&quot;&quot;;&quot;&quot;;OR([.$C84]=$$SearchEffect;[.$D84]=$$SearchEffect;[.$E84]=$$SearchEffect;[.$F84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Spell Absorption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Fortify Destructio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ngealed Mort Flesh</text:p>
          </table:table-cell>
          <table:table-cell office:value-type="string" office:string-value="" table:formula="of:=COM.MICROSOFT.IFS($$SearchEffect=&quot;&quot;;&quot;&quot;;OR([.$C85]=$$SearchEffect;[.$D85]=$$SearchEffect;[.$E85]=$$SearchEffect;[.$F85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Fortify Conjuration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ngealed Putrescence</text:p>
          </table:table-cell>
          <table:table-cell office:value-type="string" office:string-value="" table:formula="of:=COM.MICROSOFT.IFS($$SearchEffect=&quot;&quot;;&quot;&quot;;OR([.$C86]=$$SearchEffect;[.$D86]=$$SearchEffect;[.$E86]=$$SearchEffect;[.$F86]=$$SearchEffect);&quot;Y&quot;;TRUE;&quot;&quot;)" table:number-matrix-columns-spanned="1" table:number-matrix-rows-spanned="1" table:style-name="ce7"/>
          <table:table-cell office:value-type="string" table:style-name="ce9">
            <text:p>Ravage Health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Weakness to Fire</text:p>
          </table:table-cell>
          <table:table-cell office:value-type="string" table:style-name="ce9">
            <text:p>Fortify Conjuratio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rkbulb Root</text:p>
          </table:table-cell>
          <table:table-cell office:value-type="string" office:string-value="" table:formula="of:=COM.MICROSOFT.IFS($$SearchEffect=&quot;&quot;;&quot;&quot;;OR([.$C87]=$$SearchEffect;[.$D87]=$$SearchEffect;[.$E87]=$$SearchEffect;[.$F87]=$$SearchEffect);&quot;Y&quot;;TRUE;&quot;&quot;)" table:number-matrix-columns-spanned="1" table:number-matrix-rows-spanned="1" table:style-name="ce7"/>
          <table:table-cell office:value-type="string" table:style-name="ce9">
            <text:p>Paralysis</text:p>
          </table:table-cell>
          <table:table-cell office:value-type="string" table:style-name="ce9">
            <text:p>Restore Health</text:p>
          </table:table-cell>
          <table:table-cell office:value-type="string" table:style-name="ce9">
            <text:p>Resist Shock</text:p>
          </table:table-cell>
          <table:table-cell office:value-type="string" table:style-name="ce9">
            <text:p>Fortify Marksma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rrupted Human Heart</text:p>
          </table:table-cell>
          <table:table-cell office:value-type="string" office:string-value="" table:formula="of:=COM.MICROSOFT.IFS($$SearchEffect=&quot;&quot;;&quot;&quot;;OR([.$C88]=$$SearchEffect;[.$D88]=$$SearchEffect;[.$E88]=$$SearchEffect;[.$F88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renzy</text:p>
          </table:table-cell>
          <table:table-cell office:value-type="string" table:style-name="ce1">
            <text:p>ccedhsse002-splkntset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reep Cluster</text:p>
          </table:table-cell>
          <table:table-cell office:value-type="string" office:string-value="" table:formula="of:=COM.MICROSOFT.IFS($$SearchEffect=&quot;&quot;;&quot;&quot;;OR([.$C89]=$$SearchEffect;[.$D89]=$$SearchEffect;[.$E89]=$$SearchEffect;[.$F89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Damage Stamina Regen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Weakness to Magic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rimson Nirnroot</text:p>
          </table:table-cell>
          <table:table-cell office:value-type="string" office:string-value="" table:formula="of:=COM.MICROSOFT.IFS($$SearchEffect=&quot;&quot;;&quot;&quot;;OR([.$C90]=$$SearchEffect;[.$D90]=$$SearchEffect;[.$E90]=$$SearchEffect;[.$F90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Invisibility</text:p>
          </table:table-cell>
          <table:table-cell office:value-type="string" table:style-name="ce9">
            <text:p>Resist Magic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row Feathers</text:p>
          </table:table-cell>
          <table:table-cell office:value-type="string" office:string-value="" table:formula="of:=COM.MICROSOFT.IFS($$SearchEffect=&quot;&quot;;&quot;&quot;;OR([.$C91]=$$SearchEffect;[.$D91]=$$SearchEffect;[.$E91]=$$SearchEffect;[.$F91]=$$SearchEffect);&quot;Y&quot;;TRUE;&quot;&quot;)" table:number-matrix-columns-spanned="1" table:number-matrix-rows-spanned="1" table:style-name="ce7"/>
          <table:table-cell office:value-type="string" table:style-name="ce9">
            <text:p>Night Eye</text:p>
          </table:table-cell>
          <table:table-cell office:value-type="string" table:style-name="ce9">
            <text:p>Fortify Marksman</text:p>
          </table:table-cell>
          <table:table-cell office:value-type="string" table:style-name="ce9">
            <text:p>Fortify Pickpocket</text:p>
          </table:table-cell>
          <table:table-cell office:value-type="string" table:style-name="ce9">
            <text:p>Fortify Sneak</text:p>
          </table:table-cell>
          <table:table-cell office:value-type="string" table:style-name="ce1">
            <text:p>mihailcrowsandraven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rystalline Moss</text:p>
          </table:table-cell>
          <table:table-cell office:value-type="string" office:string-value="" table:formula="of:=COM.MICROSOFT.IFS($$SearchEffect=&quot;&quot;;&quot;&quot;;OR([.$C92]=$$SearchEffect;[.$D92]=$$SearchEffect;[.$E92]=$$SearchEffect;[.$F92]=$$SearchEffect);&quot;Y&quot;;TRUE;&quot;&quot;)" table:number-matrix-columns-spanned="1" table:number-matrix-rows-spanned="1" table:style-name="ce7"/>
          <table:table-cell office:value-type="string" table:style-name="ce9">
            <text:p>Fortify Destruction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Fortify Block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yrodilic Minotaur Horns</text:p>
          </table:table-cell>
          <table:table-cell office:value-type="string" office:string-value="" table:formula="of:=COM.MICROSOFT.IFS($$SearchEffect=&quot;&quot;;&quot;&quot;;OR([.$C93]=$$SearchEffect;[.$D93]=$$SearchEffect;[.$E93]=$$SearchEffect;[.$F93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Heavy Armor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Fortify Two-handed</text:p>
          </table:table-cell>
          <table:table-cell office:value-type="string" table:style-name="ce1">
            <text:p>mihailminotaur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yrodilic Spadetail</text:p>
          </table:table-cell>
          <table:table-cell office:value-type="string" office:string-value="" table:formula="of:=COM.MICROSOFT.IFS($$SearchEffect=&quot;&quot;;&quot;&quot;;OR([.$C94]=$$SearchEffect;[.$D94]=$$SearchEffect;[.$E94]=$$SearchEffect;[.$F94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Fear</text:p>
          </table:table-cell>
          <table:table-cell office:value-type="string" table:style-name="ce9">
            <text:p>Ravage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aedra Heart</text:p>
          </table:table-cell>
          <table:table-cell office:value-type="string" office:string-value="" table:formula="of:=COM.MICROSOFT.IFS($$SearchEffect=&quot;&quot;;&quot;&quot;;OR([.$C95]=$$SearchEffect;[.$D95]=$$SearchEffect;[.$E95]=$$SearchEffect;[.$F95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Damage Stamina Regen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Fear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aedra Silk</text:p>
          </table:table-cell>
          <table:table-cell office:value-type="string" office:string-value="" table:formula="of:=COM.MICROSOFT.IFS($$SearchEffect=&quot;&quot;;&quot;&quot;;OR([.$C96]=$$SearchEffect;[.$D96]=$$SearchEffect;[.$E96]=$$SearchEffect;[.$F96]=$$SearchEffect);&quot;Y&quot;;TRUE;&quot;&quot;)" table:number-matrix-columns-spanned="1" table:number-matrix-rows-spanned="1" table:style-name="ce7"/>
          <table:table-cell office:value-type="string" table:style-name="ce9">
            <text:p>Lingering Damage Stamina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Night Eye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aedra Venin</text:p>
          </table:table-cell>
          <table:table-cell office:value-type="string" office:string-value="" table:formula="of:=COM.MICROSOFT.IFS($$SearchEffect=&quot;&quot;;&quot;&quot;;OR([.$C97]=$$SearchEffect;[.$D97]=$$SearchEffect;[.$E97]=$$SearchEffect;[.$F97]=$$SearchEffect);&quot;Y&quot;;TRUE;&quot;&quot;)" table:number-matrix-columns-spanned="1" table:number-matrix-rows-spanned="1" table:style-name="ce7"/>
          <table:table-cell office:value-type="string" table:style-name="ce9">
            <text:p>Ravage Health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Fortify Destruction</text:p>
          </table:table-cell>
          <table:table-cell office:value-type="string" table:style-name="ce9">
            <text:p>Spell Absorptio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aedroth Teeth</text:p>
          </table:table-cell>
          <table:table-cell office:value-type="string" office:string-value="" table:formula="of:=COM.MICROSOFT.IFS($$SearchEffect=&quot;&quot;;&quot;&quot;;OR([.$C98]=$$SearchEffect;[.$D98]=$$SearchEffect;[.$E98]=$$SearchEffect;[.$F98]=$$SearchEffect);&quot;Y&quot;;TRUE;&quot;&quot;)" table:number-matrix-columns-spanned="1" table:number-matrix-rows-spanned="1" table:style-name="ce7"/>
          <table:table-cell office:value-type="string" table:style-name="ce9">
            <text:p>Resist Frost</text:p>
          </table:table-cell>
          <table:table-cell office:value-type="string" table:style-name="ce9">
            <text:p>Light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Regenerate Stamina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aggermouth Fin</text:p>
          </table:table-cell>
          <table:table-cell office:value-type="string" office:string-value="Y" table:formula="of:=COM.MICROSOFT.IFS($$SearchEffect=&quot;&quot;;&quot;&quot;;OR([.$C99]=$$SearchEffect;[.$D99]=$$SearchEffect;[.$E99]=$$SearchEffect;[.$F99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Night Eye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Cure Poison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eadstool</text:p>
          </table:table-cell>
          <table:table-cell office:value-type="string" office:string-value="" table:formula="of:=COM.MICROSOFT.IFS($$SearchEffect=&quot;&quot;;&quot;&quot;;OR([.$C100]=$$SearchEffect;[.$D100]=$$SearchEffect;[.$E100]=$$SearchEffect;[.$F100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Decrease Weapon Speed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arnima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eathbell</text:p>
          </table:table-cell>
          <table:table-cell office:value-type="string" office:string-value="" table:formula="of:=COM.MICROSOFT.IFS($$SearchEffect=&quot;&quot;;&quot;&quot;;OR([.$C101]=$$SearchEffect;[.$D101]=$$SearchEffect;[.$E101]=$$SearchEffect;[.$F101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Ravage Stamina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Weakness to Poiso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eep Moth Wing</text:p>
          </table:table-cell>
          <table:table-cell office:value-type="string" office:string-value="" table:formula="of:=COM.MICROSOFT.IFS($$SearchEffect=&quot;&quot;;&quot;&quot;;OR([.$C102]=$$SearchEffect;[.$D102]=$$SearchEffect;[.$E102]=$$SearchEffect;[.$F102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ortify Light Armor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Wyrmstoot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emented Lobsterfish</text:p>
          </table:table-cell>
          <table:table-cell office:value-type="string" office:string-value="" table:formula="of:=COM.MICROSOFT.IFS($$SearchEffect=&quot;&quot;;&quot;&quot;;OR([.$C103]=$$SearchEffect;[.$D103]=$$SearchEffect;[.$E103]=$$SearchEffect;[.$F103]=$$SearchEffect);&quot;Y&quot;;TRUE;&quot;&quot;)" table:number-matrix-columns-spanned="1" table:number-matrix-rows-spanned="1" table:style-name="ce7"/>
          <table:table-cell office:value-type="string" table:style-name="ce9">
            <text:p>Regenerate Stamina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Resist Shock</text:p>
          </table:table-cell>
          <table:table-cell office:value-type="string" table:style-name="ce9">
            <text:p>Waterbreathing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im Glow Dust</text:p>
          </table:table-cell>
          <table:table-cell office:value-type="string" office:string-value="" table:formula="of:=COM.MICROSOFT.IFS($$SearchEffect=&quot;&quot;;&quot;&quot;;OR([.$C104]=$$SearchEffect;[.$D104]=$$SearchEffect;[.$E104]=$$SearchEffect;[.$F104]=$$SearchEffect);&quot;Y&quot;;TRUE;&quot;&quot;)" table:number-matrix-columns-spanned="1" table:number-matrix-rows-spanned="1" table:style-name="ce7"/>
          <table:table-cell office:value-type="string" table:style-name="ce9">
            <text:p>Fortify Destruction</text:p>
          </table:table-cell>
          <table:table-cell office:value-type="string" table:style-name="ce9">
            <text:p>Resist Shock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ragon Priest Ashes</text:p>
          </table:table-cell>
          <table:table-cell office:value-type="string" office:string-value="" table:formula="of:=COM.MICROSOFT.IFS($$SearchEffect=&quot;&quot;;&quot;&quot;;OR([.$C105]=$$SearchEffect;[.$D105]=$$SearchEffect;[.$E105]=$$SearchEffect;[.$F105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Resist Magic</text:p>
          </table:table-cell>
          <table:table-cell office:value-type="string" table:style-name="ce9">
            <text:p>Fortify Destruction</text:p>
          </table:table-cell>
          <table:table-cell office:value-type="string" table:style-name="ce9">
            <text:p>Fortify Enchanting</text:p>
          </table:table-cell>
          <table:table-cell office:value-type="string" table:style-name="ce1">
            <text:p>konahrik_accoutrement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ragon's Tongue</text:p>
          </table:table-cell>
          <table:table-cell office:value-type="string" office:string-value="" table:formula="of:=COM.MICROSOFT.IFS($$SearchEffect=&quot;&quot;;&quot;&quot;;OR([.$C106]=$$SearchEffect;[.$D106]=$$SearchEffect;[.$E106]=$$SearchEffect;[.$F106]=$$SearchEffect);&quot;Y&quot;;TRUE;&quot;&quot;)" table:number-matrix-columns-spanned="1" table:number-matrix-rows-spanned="1" table:style-name="ce7"/>
          <table:table-cell office:value-type="string" table:style-name="ce9">
            <text:p>Resist Fire</text:p>
          </table:table-cell>
          <table:table-cell office:value-type="string" table:style-name="ce9">
            <text:p>Fortify Barter</text:p>
          </table:table-cell>
          <table:table-cell office:value-type="string" table:style-name="ce9">
            <text:p>Fortify Illusion</text:p>
          </table:table-cell>
          <table:table-cell office:value-type="string" table:style-name="ce9">
            <text:p>Fortify Two-handed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reugh Wax</text:p>
          </table:table-cell>
          <table:table-cell office:value-type="string" office:string-value="" table:formula="of:=COM.MICROSOFT.IFS($$SearchEffect=&quot;&quot;;&quot;&quot;;OR([.$C107]=$$SearchEffect;[.$D107]=$$SearchEffect;[.$E107]=$$SearchEffect;[.$F107]=$$SearchEffect);&quot;Y&quot;;TRUE;&quot;&quot;)" table:number-matrix-columns-spanned="1" table:number-matrix-rows-spanned="1" table:style-name="ce7"/>
          <table:table-cell office:value-type="string" table:style-name="ce9">
            <text:p>Weakness to Magic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Fortify Enchanting</text:p>
          </table:table-cell>
          <table:table-cell office:value-type="string" table:style-name="ce9">
            <text:p>Fortify Smithing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reugh Wax</text:p>
          </table:table-cell>
          <table:table-cell office:value-type="string" office:string-value="" table:formula="of:=COM.MICROSOFT.IFS($$SearchEffect=&quot;&quot;;&quot;&quot;;OR([.$C108]=$$SearchEffect;[.$D108]=$$SearchEffect;[.$E108]=$$SearchEffect;[.$F108]=$$SearchEffect);&quot;Y&quot;;TRUE;&quot;&quot;)" table:number-matrix-columns-spanned="1" table:number-matrix-rows-spanned="1" table:style-name="ce7"/>
          <table:table-cell office:value-type="string" table:style-name="ce9">
            <text:p>Weakness to Magic</text:p>
          </table:table-cell>
          <table:table-cell office:value-type="string" table:style-name="ce9">
            <text:p>Fortify Alteration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Unslaad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ried Bloodgrass</text:p>
          </table:table-cell>
          <table:table-cell office:value-type="string" office:string-value="" table:formula="of:=COM.MICROSOFT.IFS($$SearchEffect=&quot;&quot;;&quot;&quot;;OR([.$C109]=$$SearchEffect;[.$D109]=$$SearchEffect;[.$E109]=$$SearchEffect;[.$F109]=$$SearchEffect);&quot;Y&quot;;TRUE;&quot;&quot;)" table:number-matrix-columns-spanned="1" table:number-matrix-rows-spanned="1" table:style-name="ce7"/>
          <table:table-cell office:value-type="string" table:style-name="ce9">
            <text:p>Paralysis</text:p>
          </table:table-cell>
          <table:table-cell office:value-type="string" table:style-name="ce9">
            <text:p>Ravage Stamina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3DNPC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ried Bloodgrass (replica)</text:p>
          </table:table-cell>
          <table:table-cell office:value-type="string" office:string-value="" table:formula="of:=COM.MICROSOFT.IFS($$SearchEffect=&quot;&quot;;&quot;&quot;;OR([.$C110]=$$SearchEffect;[.$D110]=$$SearchEffect;[.$E110]=$$SearchEffect;[.$F110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table:style-name="ce9"/>
          <table:table-cell table:style-name="ce9"/>
          <table:table-cell table:style-name="ce9"/>
          <table:table-cell office:value-type="string" table:style-name="ce1">
            <text:p>DBM_3DNPC_Patc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ried Spider Silk</text:p>
          </table:table-cell>
          <table:table-cell office:value-type="string" office:string-value="" table:formula="of:=COM.MICROSOFT.IFS($$SearchEffect=&quot;&quot;;&quot;&quot;;OR([.$C111]=$$SearchEffect;[.$D111]=$$SearchEffect;[.$E111]=$$SearchEffect;[.$F111]=$$SearchEffect);&quot;Y&quot;;TRUE;&quot;&quot;)" table:number-matrix-columns-spanned="1" table:number-matrix-rows-spanned="1" table:style-name="ce7"/>
          <table:table-cell office:value-type="string" table:style-name="ce9">
            <text:p>Weakness to Shock</text:p>
          </table:table-cell>
          <table:table-cell office:value-type="string" table:style-name="ce9">
            <text:p>Resist Magic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Fortify Magick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uneripper Eggs</text:p>
          </table:table-cell>
          <table:table-cell office:value-type="string" office:string-value="" table:formula="of:=COM.MICROSOFT.IFS($$SearchEffect=&quot;&quot;;&quot;&quot;;OR([.$C112]=$$SearchEffect;[.$D112]=$$SearchEffect;[.$E112]=$$SearchEffect;[.$F112]=$$SearchEffect);&quot;Y&quot;;TRUE;&quot;&quot;)" table:number-matrix-columns-spanned="1" table:number-matrix-rows-spanned="1" table:style-name="ce7"/>
          <table:table-cell office:value-type="string" table:style-name="ce9">
            <text:p>Weakness to Poison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Gray Fox Cowl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unmer Heart</text:p>
          </table:table-cell>
          <table:table-cell office:value-type="string" office:string-value="" table:formula="of:=COM.MICROSOFT.IFS($$SearchEffect=&quot;&quot;;&quot;&quot;;OR([.$C113]=$$SearchEffect;[.$D113]=$$SearchEffect;[.$E113]=$$SearchEffect;[.$F113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renzy</text:p>
          </table:table-cell>
          <table:table-cell office:value-type="string" table:style-name="ce1">
            <text:p>KhajiitWillFollow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warven Oil</text:p>
          </table:table-cell>
          <table:table-cell office:value-type="string" office:string-value="" table:formula="of:=COM.MICROSOFT.IFS($$SearchEffect=&quot;&quot;;&quot;&quot;;OR([.$C114]=$$SearchEffect;[.$D114]=$$SearchEffect;[.$E114]=$$SearchEffect;[.$F114]=$$SearchEffect);&quot;Y&quot;;TRUE;&quot;&quot;)" table:number-matrix-columns-spanned="1" table:number-matrix-rows-spanned="1" table:style-name="ce7"/>
          <table:table-cell office:value-type="string" table:style-name="ce9">
            <text:p>Weakness to Magic</text:p>
          </table:table-cell>
          <table:table-cell office:value-type="string" table:style-name="ce9">
            <text:p>Fortify Illusion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Restore Magicka</text:p>
          </table:table-cell>
          <table:table-cell office:value-type="string" table:style-name="ce1">
            <text:p>JS Dwarven Oil S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warven Oil</text:p>
          </table:table-cell>
          <table:table-cell office:value-type="string" office:string-value="" table:formula="of:=COM.MICROSOFT.IFS($$SearchEffect=&quot;&quot;;&quot;&quot;;OR([.$C115]=$$SearchEffect;[.$D115]=$$SearchEffect;[.$E115]=$$SearchEffect;[.$F115]=$$SearchEffect);&quot;Y&quot;;TRUE;&quot;&quot;)" table:number-matrix-columns-spanned="1" table:number-matrix-rows-spanned="1" table:style-name="ce7"/>
          <table:table-cell office:value-type="string" table:style-name="ce9">
            <text:p>Weakness to Magic</text:p>
          </table:table-cell>
          <table:table-cell office:value-type="string" table:style-name="ce9">
            <text:p>Fortify Illusion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Restore Magicka</text:p>
          </table:table-cell>
          <table:table-cell office:value-type="string" table:style-name="ce1">
            <text:p>JS Dwarven Oil S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warven Oil</text:p>
          </table:table-cell>
          <table:table-cell office:value-type="string" office:string-value="" table:formula="of:=COM.MICROSOFT.IFS($$SearchEffect=&quot;&quot;;&quot;&quot;;OR([.$C116]=$$SearchEffect;[.$D116]=$$SearchEffect;[.$E116]=$$SearchEffect;[.$F116]=$$SearchEffect);&quot;Y&quot;;TRUE;&quot;&quot;)" table:number-matrix-columns-spanned="1" table:number-matrix-rows-spanned="1" table:style-name="ce7"/>
          <table:table-cell office:value-type="string" table:style-name="ce9">
            <text:p>Weakness to Magic</text:p>
          </table:table-cell>
          <table:table-cell office:value-type="string" table:style-name="ce9">
            <text:p>Fortify Illusion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Restore Magick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wemer Egg</text:p>
          </table:table-cell>
          <table:table-cell office:value-type="string" office:string-value="" table:formula="of:=COM.MICROSOFT.IFS($$SearchEffect=&quot;&quot;;&quot;&quot;;OR([.$C117]=$$SearchEffect;[.$D117]=$$SearchEffect;[.$E117]=$$SearchEffect;[.$F117]=$$SearchEffect);&quot;Y&quot;;TRUE;&quot;&quot;)" table:number-matrix-columns-spanned="1" table:number-matrix-rows-spanned="1" table:style-name="ce7"/>
          <table:table-cell office:value-type="string" table:style-name="ce9">
            <text:p>Resist Shock</text:p>
          </table:table-cell>
          <table:table-cell office:value-type="string" table:style-name="ce9">
            <text:p>Fortify Lockpicking</text:p>
          </table:table-cell>
          <table:table-cell office:value-type="string" table:style-name="ce9">
            <text:p>Weakness to Shock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Ordinator - Perks of Skyrim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gle Beak</text:p>
          </table:table-cell>
          <table:table-cell office:value-type="string" office:string-value="" table:formula="of:=COM.MICROSOFT.IFS($$SearchEffect=&quot;&quot;;&quot;&quot;;OR([.$C118]=$$SearchEffect;[.$D118]=$$SearchEffect;[.$E118]=$$SearchEffect;[.$F118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Resist Shock</text:p>
          </table:table-cell>
          <table:table-cell office:value-type="string" table:style-name="ce1">
            <text:p>mihailhawkandtern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gle Feathers</text:p>
          </table:table-cell>
          <table:table-cell office:value-type="string" office:string-value="" table:formula="of:=COM.MICROSOFT.IFS($$SearchEffect=&quot;&quot;;&quot;&quot;;OR([.$C119]=$$SearchEffect;[.$D119]=$$SearchEffect;[.$E119]=$$SearchEffect;[.$F119]=$$SearchEffect);&quot;Y&quot;;TRUE;&quot;&quot;)" table:number-matrix-columns-spanned="1" table:number-matrix-rows-spanned="1" table:style-name="ce7"/>
          <table:table-cell office:value-type="string" table:style-name="ce9">
            <text:p>Cure Disease</text:p>
          </table:table-cell>
          <table:table-cell office:value-type="string" table:style-name="ce9">
            <text:p>Fortify Light Armor</text:p>
          </table:table-cell>
          <table:table-cell office:value-type="string" table:style-name="ce9">
            <text:p>Fortify One-handed</text:p>
          </table:table-cell>
          <table:table-cell office:value-type="string" table:style-name="ce9">
            <text:p>Fortify Sneak</text:p>
          </table:table-cell>
          <table:table-cell office:value-type="string" table:style-name="ce1">
            <text:p>mihailhawkandtern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rth Moss</text:p>
          </table:table-cell>
          <table:table-cell office:value-type="string" office:string-value="" table:formula="of:=COM.MICROSOFT.IFS($$SearchEffect=&quot;&quot;;&quot;&quot;;OR([.$C120]=$$SearchEffect;[.$D120]=$$SearchEffect;[.$E120]=$$SearchEffect;[.$F120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One-handed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ctoplasm</text:p>
          </table:table-cell>
          <table:table-cell office:value-type="string" office:string-value="" table:formula="of:=COM.MICROSOFT.IFS($$SearchEffect=&quot;&quot;;&quot;&quot;;OR([.$C121]=$$SearchEffect;[.$D121]=$$SearchEffect;[.$E121]=$$SearchEffect;[.$F121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Fortify Destruction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lf Cup Cap</text:p>
          </table:table-cell>
          <table:table-cell office:value-type="string" office:string-value="" table:formula="of:=COM.MICROSOFT.IFS($$SearchEffect=&quot;&quot;;&quot;&quot;;OR([.$C122]=$$SearchEffect;[.$D122]=$$SearchEffect;[.$E122]=$$SearchEffect;[.$F122]=$$SearchEffect);&quot;Y&quot;;TRUE;&quot;&quot;)" table:number-matrix-columns-spanned="1" table:number-matrix-rows-spanned="1" table:style-name="ce7"/>
          <table:table-cell office:value-type="string" table:style-name="ce9">
            <text:p>Damage Stamina Regen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Ravage Stamin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lf Cup Cap</text:p>
          </table:table-cell>
          <table:table-cell office:value-type="string" office:string-value="" table:formula="of:=COM.MICROSOFT.IFS($$SearchEffect=&quot;&quot;;&quot;&quot;;OR([.$C123]=$$SearchEffect;[.$D123]=$$SearchEffect;[.$E123]=$$SearchEffect;[.$F123]=$$SearchEffect);&quot;Y&quot;;TRUE;&quot;&quot;)" table:number-matrix-columns-spanned="1" table:number-matrix-rows-spanned="1" table:style-name="ce7"/>
          <table:table-cell office:value-type="string" table:style-name="ce9">
            <text:p>Damage Stamina Regen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Damage Magicka Regen</text:p>
          </table:table-cell>
          <table:table-cell office:value-type="string" table:style-name="ce1">
            <text:p>Wyrmstoot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lven Flesh</text:p>
          </table:table-cell>
          <table:table-cell office:value-type="string" office:string-value="" table:formula="of:=COM.MICROSOFT.IFS($$SearchEffect=&quot;&quot;;&quot;&quot;;OR([.$C124]=$$SearchEffect;[.$D124]=$$SearchEffect;[.$E124]=$$SearchEffect;[.$F124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Fortify Sneak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lven Heart</text:p>
          </table:table-cell>
          <table:table-cell office:value-type="string" office:string-value="" table:formula="of:=COM.MICROSOFT.IFS($$SearchEffect=&quot;&quot;;&quot;&quot;;OR([.$C125]=$$SearchEffect;[.$D125]=$$SearchEffect;[.$E125]=$$SearchEffect;[.$F125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renzy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lves Ear</text:p>
          </table:table-cell>
          <table:table-cell office:value-type="string" office:string-value="" table:formula="of:=COM.MICROSOFT.IFS($$SearchEffect=&quot;&quot;;&quot;&quot;;OR([.$C126]=$$SearchEffect;[.$D126]=$$SearchEffect;[.$E126]=$$SearchEffect;[.$F126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Fortify Marksman</text:p>
          </table:table-cell>
          <table:table-cell office:value-type="string" table:style-name="ce9">
            <text:p>Weakness to Frost</text:p>
          </table:table-cell>
          <table:table-cell office:value-type="string" table:style-name="ce9">
            <text:p>Resist Fire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lytra Ichor</text:p>
          </table:table-cell>
          <table:table-cell office:value-type="string" office:string-value="" table:formula="of:=COM.MICROSOFT.IFS($$SearchEffect=&quot;&quot;;&quot;&quot;;OR([.$C127]=$$SearchEffect;[.$D127]=$$SearchEffect;[.$E127]=$$SearchEffect;[.$F127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Invisibility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Fear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mperor Parasol Moss</text:p>
          </table:table-cell>
          <table:table-cell office:value-type="string" office:string-value="" table:formula="of:=COM.MICROSOFT.IFS($$SearchEffect=&quot;&quot;;&quot;&quot;;OR([.$C128]=$$SearchEffect;[.$D128]=$$SearchEffect;[.$E128]=$$SearchEffect;[.$F128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Fortify Two-handed</text:p>
          </table:table-cell>
          <table:table-cell office:value-type="string" table:style-name="ce1">
            <text:p>Dragonborn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nchanted Ash</text:p>
          </table:table-cell>
          <table:table-cell office:value-type="string" office:string-value="" table:formula="of:=COM.MICROSOFT.IFS($$SearchEffect=&quot;&quot;;&quot;&quot;;OR([.$C129]=$$SearchEffect;[.$D129]=$$SearchEffect;[.$E129]=$$SearchEffect;[.$F129]=$$SearchEffect);&quot;Y&quot;;TRUE;&quot;&quot;)" table:number-matrix-columns-spanned="1" table:number-matrix-rows-spanned="1" table:style-name="ce7"/>
          <table:table-cell office:value-type="string" table:style-name="ce9">
            <text:p>Invisibility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Cure Disease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ye of Altmer</text:p>
          </table:table-cell>
          <table:table-cell office:value-type="string" office:string-value="" table:formula="of:=COM.MICROSOFT.IFS($$SearchEffect=&quot;&quot;;&quot;&quot;;OR([.$C130]=$$SearchEffect;[.$D130]=$$SearchEffect;[.$E130]=$$SearchEffect;[.$F130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ye of Ancestral Cheetah</text:p>
          </table:table-cell>
          <table:table-cell office:value-type="string" office:string-value="" table:formula="of:=COM.MICROSOFT.IFS($$SearchEffect=&quot;&quot;;&quot;&quot;;OR([.$C131]=$$SearchEffect;[.$D131]=$$SearchEffect;[.$E131]=$$SearchEffect;[.$F131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Gray Fox Cowl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ye of Human</text:p>
          </table:table-cell>
          <table:table-cell office:value-type="string" office:string-value="" table:formula="of:=COM.MICROSOFT.IFS($$SearchEffect=&quot;&quot;;&quot;&quot;;OR([.$C132]=$$SearchEffect;[.$D132]=$$SearchEffect;[.$E132]=$$SearchEffect;[.$F132]=$$SearchEffect);&quot;Y&quot;;TRUE;&quot;&quot;)" table:number-matrix-columns-spanned="1" table:number-matrix-rows-spanned="1" table:style-name="ce7"/>
          <table:table-cell office:value-type="string" table:style-name="ce9">
            <text:p>Weakness to Shock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ye of Sabre Cat</text:p>
          </table:table-cell>
          <table:table-cell office:value-type="string" office:string-value="" table:formula="of:=COM.MICROSOFT.IFS($$SearchEffect=&quot;&quot;;&quot;&quot;;OR([.$C133]=$$SearchEffect;[.$D133]=$$SearchEffect;[.$E133]=$$SearchEffect;[.$F133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ye of the Arcana</text:p>
          </table:table-cell>
          <table:table-cell office:value-type="string" office:string-value="" table:formula="of:=COM.MICROSOFT.IFS($$SearchEffect=&quot;&quot;;&quot;&quot;;OR([.$C134]=$$SearchEffect;[.$D134]=$$SearchEffect;[.$E134]=$$SearchEffect;[.$F134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Glenmoril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ye of Tiger</text:p>
          </table:table-cell>
          <table:table-cell office:value-type="string" office:string-value="" table:formula="of:=COM.MICROSOFT.IFS($$SearchEffect=&quot;&quot;;&quot;&quot;;OR([.$C135]=$$SearchEffect;[.$D135]=$$SearchEffect;[.$E135]=$$SearchEffect;[.$F135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TheBawbsWardenOfTheCoast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almer Ear</text:p>
          </table:table-cell>
          <table:table-cell office:value-type="string" office:string-value="" table:formula="of:=COM.MICROSOFT.IFS($$SearchEffect=&quot;&quot;;&quot;&quot;;OR([.$C136]=$$SearchEffect;[.$D136]=$$SearchEffect;[.$E136]=$$SearchEffect;[.$F136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Fortify Lockpicking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elsaad Tern Feathers</text:p>
          </table:table-cell>
          <table:table-cell office:value-type="string" office:string-value="" table:formula="of:=COM.MICROSOFT.IFS($$SearchEffect=&quot;&quot;;&quot;&quot;;OR([.$C137]=$$SearchEffect;[.$D137]=$$SearchEffect;[.$E137]=$$SearchEffect;[.$F137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Light Armor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Resist Magic</text:p>
          </table:table-cell>
          <table:table-cell office:value-type="string" table:style-name="ce1">
            <text:p>Dragonborn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ire Petal</text:p>
          </table:table-cell>
          <table:table-cell office:value-type="string" office:string-value="" table:formula="of:=COM.MICROSOFT.IFS($$SearchEffect=&quot;&quot;;&quot;&quot;;OR([.$C138]=$$SearchEffect;[.$D138]=$$SearchEffect;[.$E138]=$$SearchEffect;[.$F138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Spell Absorption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ire Petals</text:p>
          </table:table-cell>
          <table:table-cell office:value-type="string" office:string-value="" table:formula="of:=COM.MICROSOFT.IFS($$SearchEffect=&quot;&quot;;&quot;&quot;;OR([.$C139]=$$SearchEffect;[.$D139]=$$SearchEffect;[.$E139]=$$SearchEffect;[.$F139]=$$SearchEffect);&quot;Y&quot;;TRUE;&quot;&quot;)" table:number-matrix-columns-spanned="1" table:number-matrix-rows-spanned="1" table:style-name="ce7"/>
          <table:table-cell office:value-type="string" table:style-name="ce9">
            <text:p>Weakness to Frost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Regenerate Magick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ire Salts</text:p>
          </table:table-cell>
          <table:table-cell office:value-type="string" office:string-value="" table:formula="of:=COM.MICROSOFT.IFS($$SearchEffect=&quot;&quot;;&quot;&quot;;OR([.$C140]=$$SearchEffect;[.$D140]=$$SearchEffect;[.$E140]=$$SearchEffect;[.$F140]=$$SearchEffect);&quot;Y&quot;;TRUE;&quot;&quot;)" table:number-matrix-columns-spanned="1" table:number-matrix-rows-spanned="1" table:style-name="ce7"/>
          <table:table-cell office:value-type="string" table:style-name="ce9">
            <text:p>Weakness to Frost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Regenerate Magick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issure Mass</text:p>
          </table:table-cell>
          <table:table-cell office:value-type="string" office:string-value="" table:formula="of:=COM.MICROSOFT.IFS($$SearchEffect=&quot;&quot;;&quot;&quot;;OR([.$C141]=$$SearchEffect;[.$D141]=$$SearchEffect;[.$E141]=$$SearchEffect;[.$F141]=$$SearchEffect);&quot;Y&quot;;TRUE;&quot;&quot;)" table:number-matrix-columns-spanned="1" table:number-matrix-rows-spanned="1" table:style-name="ce7"/>
          <table:table-cell office:value-type="string" table:style-name="ce9">
            <text:p>Weakness to Poison</text:p>
          </table:table-cell>
          <table:table-cell office:value-type="string" table:style-name="ce9">
            <text:p>Weakness to Fire</text:p>
          </table:table-cell>
          <table:table-cell office:value-type="string" table:style-name="ce9">
            <text:p>Weakness to Magic</text:p>
          </table:table-cell>
          <table:table-cell office:value-type="string" table:style-name="ce9">
            <text:p>Weakness to Shock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lame Stalk</text:p>
          </table:table-cell>
          <table:table-cell office:value-type="string" office:string-value="" table:formula="of:=COM.MICROSOFT.IFS($$SearchEffect=&quot;&quot;;&quot;&quot;;OR([.$C142]=$$SearchEffect;[.$D142]=$$SearchEffect;[.$E142]=$$SearchEffect;[.$F142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Weakness to Fire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ccbgssse025-advdsgs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lame Stalk</text:p>
          </table:table-cell>
          <table:table-cell office:value-type="string" office:string-value="" table:formula="of:=COM.MICROSOFT.IFS($$SearchEffect=&quot;&quot;;&quot;&quot;;OR([.$C143]=$$SearchEffect;[.$D143]=$$SearchEffect;[.$E143]=$$SearchEffect;[.$F143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Weakness to Fire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lesh</text:p>
          </table:table-cell>
          <table:table-cell office:value-type="string" office:string-value="" table:formula="of:=COM.MICROSOFT.IFS($$SearchEffect=&quot;&quot;;&quot;&quot;;OR([.$C144]=$$SearchEffect;[.$D144]=$$SearchEffect;[.$E144]=$$SearchEffect;[.$F144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Fortify Sneak</text:p>
          </table:table-cell>
          <table:table-cell office:value-type="string" table:style-name="ce1">
            <text:p>arnima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ly Amanita</text:p>
          </table:table-cell>
          <table:table-cell office:value-type="string" office:string-value="" table:formula="of:=COM.MICROSOFT.IFS($$SearchEffect=&quot;&quot;;&quot;&quot;;OR([.$C145]=$$SearchEffect;[.$D145]=$$SearchEffect;[.$E145]=$$SearchEffect;[.$F145]=$$SearchEffect);&quot;Y&quot;;TRUE;&quot;&quot;)" table:number-matrix-columns-spanned="1" table:number-matrix-rows-spanned="1" table:style-name="ce7"/>
          <table:table-cell office:value-type="string" table:style-name="ce9">
            <text:p>Resist Fire</text:p>
          </table:table-cell>
          <table:table-cell office:value-type="string" table:style-name="ce9">
            <text:p>Fortify Two-handed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Regenerate Stamin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rodmar's Liver</text:p>
          </table:table-cell>
          <table:table-cell office:value-type="string" office:string-value="" table:formula="of:=COM.MICROSOFT.IFS($$SearchEffect=&quot;&quot;;&quot;&quot;;OR([.$C146]=$$SearchEffect;[.$D146]=$$SearchEffect;[.$E146]=$$SearchEffect;[.$F146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3DNPC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rost Lily</text:p>
          </table:table-cell>
          <table:table-cell office:value-type="string" office:string-value="" table:formula="of:=COM.MICROSOFT.IFS($$SearchEffect=&quot;&quot;;&quot;&quot;;OR([.$C147]=$$SearchEffect;[.$D147]=$$SearchEffect;[.$E147]=$$SearchEffect;[.$F147]=$$SearchEffect);&quot;Y&quot;;TRUE;&quot;&quot;)" table:number-matrix-columns-spanned="1" table:number-matrix-rows-spanned="1" table:style-name="ce7"/>
          <table:table-cell office:value-type="string" table:style-name="ce9">
            <text:p>Weakness to Frost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BPUFXelzazFollowe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rost Mirriam</text:p>
          </table:table-cell>
          <table:table-cell office:value-type="string" office:string-value="" table:formula="of:=COM.MICROSOFT.IFS($$SearchEffect=&quot;&quot;;&quot;&quot;;OR([.$C148]=$$SearchEffect;[.$D148]=$$SearchEffect;[.$E148]=$$SearchEffect;[.$F148]=$$SearchEffect);&quot;Y&quot;;TRUE;&quot;&quot;)" table:number-matrix-columns-spanned="1" table:number-matrix-rows-spanned="1" table:style-name="ce7"/>
          <table:table-cell office:value-type="string" table:style-name="ce9">
            <text:p>Resist Frost</text:p>
          </table:table-cell>
          <table:table-cell office:value-type="string" table:style-name="ce9">
            <text:p>Fortify Sneak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Damage Stamina Rege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rost Salts</text:p>
          </table:table-cell>
          <table:table-cell office:value-type="string" office:string-value="" table:formula="of:=COM.MICROSOFT.IFS($$SearchEffect=&quot;&quot;;&quot;&quot;;OR([.$C149]=$$SearchEffect;[.$D149]=$$SearchEffect;[.$E149]=$$SearchEffect;[.$F149]=$$SearchEffect);&quot;Y&quot;;TRUE;&quot;&quot;)" table:number-matrix-columns-spanned="1" table:number-matrix-rows-spanned="1" table:style-name="ce7"/>
          <table:table-cell office:value-type="string" table:style-name="ce9">
            <text:p>Weakness to Fire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Fortify Conjuratio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ungus Stalk</text:p>
          </table:table-cell>
          <table:table-cell office:value-type="string" office:string-value="" table:formula="of:=COM.MICROSOFT.IFS($$SearchEffect=&quot;&quot;;&quot;&quot;;OR([.$C150]=$$SearchEffect;[.$D150]=$$SearchEffect;[.$E150]=$$SearchEffect;[.$F150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Waterbreathing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ungus Stalk</text:p>
          </table:table-cell>
          <table:table-cell office:value-type="string" office:string-value="" table:formula="of:=COM.MICROSOFT.IFS($$SearchEffect=&quot;&quot;;&quot;&quot;;OR([.$C151]=$$SearchEffect;[.$D151]=$$SearchEffect;[.$E151]=$$SearchEffect;[.$F151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Waterbreathing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Restore Magicka</text:p>
          </table:table-cell>
          <table:table-cell office:value-type="string" table:style-name="ce1">
            <text:p>Wyrmstoot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arlic</text:p>
          </table:table-cell>
          <table:table-cell office:value-type="string" office:string-value="" table:formula="of:=COM.MICROSOFT.IFS($$SearchEffect=&quot;&quot;;&quot;&quot;;OR([.$C152]=$$SearchEffect;[.$D152]=$$SearchEffect;[.$E152]=$$SearchEffect;[.$F152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Regenerate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houl Heart</text:p>
          </table:table-cell>
          <table:table-cell office:value-type="string" office:string-value="" table:formula="of:=COM.MICROSOFT.IFS($$SearchEffect=&quot;&quot;;&quot;&quot;;OR([.$C153]=$$SearchEffect;[.$D153]=$$SearchEffect;[.$E153]=$$SearchEffect;[.$F153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houl Heart</text:p>
          </table:table-cell>
          <table:table-cell office:value-type="string" office:string-value="" table:formula="of:=COM.MICROSOFT.IFS($$SearchEffect=&quot;&quot;;&quot;&quot;;OR([.$C154]=$$SearchEffect;[.$D154]=$$SearchEffect;[.$E154]=$$SearchEffect;[.$F154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iant Lichen</text:p>
          </table:table-cell>
          <table:table-cell office:value-type="string" office:string-value="" table:formula="of:=COM.MICROSOFT.IFS($$SearchEffect=&quot;&quot;;&quot;&quot;;OR([.$C155]=$$SearchEffect;[.$D155]=$$SearchEffect;[.$E155]=$$SearchEffect;[.$F155]=$$SearchEffect);&quot;Y&quot;;TRUE;&quot;&quot;)" table:number-matrix-columns-spanned="1" table:number-matrix-rows-spanned="1" table:style-name="ce7"/>
          <table:table-cell office:value-type="string" table:style-name="ce9">
            <text:p>Weakness to Shock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Weakness to Poison</text:p>
          </table:table-cell>
          <table:table-cell office:value-type="string" table:style-name="ce9">
            <text:p>Restore Magick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iant's Toe</text:p>
          </table:table-cell>
          <table:table-cell office:value-type="string" office:string-value="" table:formula="of:=COM.MICROSOFT.IFS($$SearchEffect=&quot;&quot;;&quot;&quot;;OR([.$C156]=$$SearchEffect;[.$D156]=$$SearchEffect;[.$E156]=$$SearchEffect;[.$F156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Damage Stamina Rege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lassfish</text:p>
          </table:table-cell>
          <table:table-cell office:value-type="string" office:string-value="" table:formula="of:=COM.MICROSOFT.IFS($$SearchEffect=&quot;&quot;;&quot;&quot;;OR([.$C157]=$$SearchEffect;[.$D157]=$$SearchEffect;[.$E157]=$$SearchEffect;[.$F157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Invisibility</text:p>
          </table:table-cell>
          <table:table-cell office:value-type="string" table:style-name="ce9">
            <text:p>Fortify Illusion</text:p>
          </table:table-cell>
          <table:table-cell office:value-type="string" table:style-name="ce9">
            <text:p>Fortify Persuasion</text:p>
          </table:table-cell>
          <table:table-cell office:value-type="string" table:style-name="ce1">
            <text:p>ccbgssse001-fish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leamblossom</text:p>
          </table:table-cell>
          <table:table-cell office:value-type="string" office:string-value="" table:formula="of:=COM.MICROSOFT.IFS($$SearchEffect=&quot;&quot;;&quot;&quot;;OR([.$C158]=$$SearchEffect;[.$D158]=$$SearchEffect;[.$E158]=$$SearchEffect;[.$F158]=$$SearchEffect);&quot;Y&quot;;TRUE;&quot;&quot;)" table:number-matrix-columns-spanned="1" table:number-matrix-rows-spanned="1" table:style-name="ce7"/>
          <table:table-cell office:value-type="string" table:style-name="ce9">
            <text:p>Resist Magic</text:p>
          </table:table-cell>
          <table:table-cell office:value-type="string" table:style-name="ce9">
            <text:p>Fear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Dawnguard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low Dust</text:p>
          </table:table-cell>
          <table:table-cell office:value-type="string" office:string-value="" table:formula="of:=COM.MICROSOFT.IFS($$SearchEffect=&quot;&quot;;&quot;&quot;;OR([.$C159]=$$SearchEffect;[.$D159]=$$SearchEffect;[.$E159]=$$SearchEffect;[.$F159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Destruction</text:p>
          </table:table-cell>
          <table:table-cell office:value-type="string" table:style-name="ce9">
            <text:p>Resist Shock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lowing Mushroom</text:p>
          </table:table-cell>
          <table:table-cell office:value-type="string" office:string-value="" table:formula="of:=COM.MICROSOFT.IFS($$SearchEffect=&quot;&quot;;&quot;&quot;;OR([.$C160]=$$SearchEffect;[.$D160]=$$SearchEffect;[.$E160]=$$SearchEffect;[.$F160]=$$SearchEffect);&quot;Y&quot;;TRUE;&quot;&quot;)" table:number-matrix-columns-spanned="1" table:number-matrix-rows-spanned="1" table:style-name="ce7"/>
          <table:table-cell office:value-type="string" table:style-name="ce9">
            <text:p>Resist Shock</text:p>
          </table:table-cell>
          <table:table-cell office:value-type="string" table:style-name="ce9">
            <text:p>Fortify Destruction</text:p>
          </table:table-cell>
          <table:table-cell office:value-type="string" table:style-name="ce9">
            <text:p>Fortify Smithing</text:p>
          </table:table-cell>
          <table:table-cell office:value-type="string" table:style-name="ce9">
            <text:p>Fortify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narl Bark</text:p>
          </table:table-cell>
          <table:table-cell office:value-type="string" office:string-value="" table:formula="of:=COM.MICROSOFT.IFS($$SearchEffect=&quot;&quot;;&quot;&quot;;OR([.$C161]=$$SearchEffect;[.$D161]=$$SearchEffect;[.$E161]=$$SearchEffect;[.$F161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Fortify Heavy Armor</text:p>
          </table:table-cell>
          <table:table-cell office:value-type="string" table:style-name="ce9">
            <text:p>Resist Fire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narl Bark</text:p>
          </table:table-cell>
          <table:table-cell office:value-type="string" office:string-value="" table:formula="of:=COM.MICROSOFT.IFS($$SearchEffect=&quot;&quot;;&quot;&quot;;OR([.$C162]=$$SearchEffect;[.$D162]=$$SearchEffect;[.$E162]=$$SearchEffect;[.$F162]=$$SearchEffect);&quot;Y&quot;;TRUE;&quot;&quot;)" table:number-matrix-columns-spanned="1" table:number-matrix-rows-spanned="1" table:style-name="ce7"/>
          <table:table-cell office:value-type="string" table:style-name="ce9">
            <text:p>Weakness to Poison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Lingering Damage Stamina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old Kanet</text:p>
          </table:table-cell>
          <table:table-cell office:value-type="string" office:string-value="" table:formula="of:=COM.MICROSOFT.IFS($$SearchEffect=&quot;&quot;;&quot;&quot;;OR([.$C163]=$$SearchEffect;[.$D163]=$$SearchEffect;[.$E163]=$$SearchEffect;[.$F163]=$$SearchEffect);&quot;Y&quot;;TRUE;&quot;&quot;)" table:number-matrix-columns-spanned="1" table:number-matrix-rows-spanned="1" table:style-name="ce7"/>
          <table:table-cell office:value-type="string" table:style-name="ce9">
            <text:p>Paralysis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Weakness to Frost</text:p>
          </table:table-cell>
          <table:table-cell office:value-type="string" table:style-name="ce9">
            <text:p>Fortify Smithing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oldfish</text:p>
          </table:table-cell>
          <table:table-cell office:value-type="string" office:string-value="" table:formula="of:=COM.MICROSOFT.IFS($$SearchEffect=&quot;&quot;;&quot;&quot;;OR([.$C164]=$$SearchEffect;[.$D164]=$$SearchEffect;[.$E164]=$$SearchEffect;[.$F164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Heavy Armor</text:p>
          </table:table-cell>
          <table:table-cell office:value-type="string" table:style-name="ce9">
            <text:p>Waterbreathing</text:p>
          </table:table-cell>
          <table:table-cell office:value-type="string" table:style-name="ce9">
            <text:p>Resist Frost</text:p>
          </table:table-cell>
          <table:table-cell office:value-type="string" table:style-name="ce1">
            <text:p>ccbgssse001-fish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oron Piece</text:p>
          </table:table-cell>
          <table:table-cell office:value-type="string" office:string-value="" table:formula="of:=COM.MICROSOFT.IFS($$SearchEffect=&quot;&quot;;&quot;&quot;;OR([.$C165]=$$SearchEffect;[.$D165]=$$SearchEffect;[.$E165]=$$SearchEffect;[.$F165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Damage Stamina Regen</text:p>
          </table:table-cell>
          <table:table-cell office:value-type="string" table:style-name="ce9">
            <text:p>Fortify Smithing</text:p>
          </table:table-cell>
          <table:table-cell office:value-type="string" table:style-name="ce9">
            <text:p>Fortify Block</text:p>
          </table:table-cell>
          <table:table-cell office:value-type="string" table:style-name="ce1">
            <text:p>Gray Fox Cowl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rass Pod</text:p>
          </table:table-cell>
          <table:table-cell office:value-type="string" office:string-value="" table:formula="of:=COM.MICROSOFT.IFS($$SearchEffect=&quot;&quot;;&quot;&quot;;OR([.$C166]=$$SearchEffect;[.$D166]=$$SearchEffect;[.$E166]=$$SearchEffect;[.$F166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Fortify Alteration</text:p>
          </table:table-cell>
          <table:table-cell office:value-type="string" table:style-name="ce9">
            <text:p>Restore Magick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reen Butterfly Wing</text:p>
          </table:table-cell>
          <table:table-cell office:value-type="string" office:string-value="" table:formula="of:=COM.MICROSOFT.IFS($$SearchEffect=&quot;&quot;;&quot;&quot;;OR([.$C167]=$$SearchEffect;[.$D167]=$$SearchEffect;[.$E167]=$$SearchEffect;[.$F167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Fear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ccbgssse025-advdsgs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reen Hairstreak Wing</text:p>
          </table:table-cell>
          <table:table-cell office:value-type="string" office:string-value="" table:formula="of:=COM.MICROSOFT.IFS($$SearchEffect=&quot;&quot;;&quot;&quot;;OR([.$C168]=$$SearchEffect;[.$D168]=$$SearchEffect;[.$E168]=$$SearchEffect;[.$F168]=$$SearchEffect);&quot;Y&quot;;TRUE;&quot;&quot;)" table:number-matrix-columns-spanned="1" table:number-matrix-rows-spanned="1" table:style-name="ce7"/>
          <table:table-cell office:value-type="string" table:style-name="ce9">
            <text:p>Fortify Block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Enchanting</text:p>
          </table:table-cell>
          <table:table-cell office:value-type="string" table:style-name="ce9">
            <text:p>Regenerate Magicka</text:p>
          </table:table-cell>
          <table:table-cell office:value-type="string" table:style-name="ce1">
            <text:p>Lepidopter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rey Moth Wing</text:p>
          </table:table-cell>
          <table:table-cell office:value-type="string" office:string-value="" table:formula="of:=COM.MICROSOFT.IFS($$SearchEffect=&quot;&quot;;&quot;&quot;;OR([.$C169]=$$SearchEffect;[.$D169]=$$SearchEffect;[.$E169]=$$SearchEffect;[.$F169]=$$SearchEffect);&quot;Y&quot;;TRUE;&quot;&quot;)" table:number-matrix-columns-spanned="1" table:number-matrix-rows-spanned="1" table:style-name="ce7"/>
          <table:table-cell office:value-type="string" table:style-name="ce9">
            <text:p>Fortify Block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Weakness to Poison</text:p>
          </table:table-cell>
          <table:table-cell office:value-type="string" table:style-name="ce9">
            <text:p>Cure Disease</text:p>
          </table:table-cell>
          <table:table-cell office:value-type="string" table:style-name="ce1">
            <text:p>Lepidopter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rummite Egg</text:p>
          </table:table-cell>
          <table:table-cell office:value-type="string" office:string-value="" table:formula="of:=COM.MICROSOFT.IFS($$SearchEffect=&quot;&quot;;&quot;&quot;;OR([.$C170]=$$SearchEffect;[.$D170]=$$SearchEffect;[.$E170]=$$SearchEffect;[.$F170]=$$SearchEffect);&quot;Y&quot;;TRUE;&quot;&quot;)" table:number-matrix-columns-spanned="1" table:number-matrix-rows-spanned="1" table:style-name="ce7"/>
          <table:table-cell office:value-type="string" table:style-name="ce9">
            <text:p>Weakness to Poison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ackle-Lo Leaf</text:p>
          </table:table-cell>
          <table:table-cell office:value-type="string" office:string-value="" table:formula="of:=COM.MICROSOFT.IFS($$SearchEffect=&quot;&quot;;&quot;&quot;;OR([.$C171]=$$SearchEffect;[.$D171]=$$SearchEffect;[.$E171]=$$SearchEffect;[.$F171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Waterbreathing</text:p>
          </table:table-cell>
          <table:table-cell office:value-type="string" table:style-name="ce9">
            <text:p>Fortify Restoratio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agraven Claw</text:p>
          </table:table-cell>
          <table:table-cell office:value-type="string" office:string-value="" table:formula="of:=COM.MICROSOFT.IFS($$SearchEffect=&quot;&quot;;&quot;&quot;;OR([.$C172]=$$SearchEffect;[.$D172]=$$SearchEffect;[.$E172]=$$SearchEffect;[.$F172]=$$SearchEffect);&quot;Y&quot;;TRUE;&quot;&quot;)" table:number-matrix-columns-spanned="1" table:number-matrix-rows-spanned="1" table:style-name="ce7"/>
          <table:table-cell office:value-type="string" table:style-name="ce9">
            <text:p>Resist Magic</text:p>
          </table:table-cell>
          <table:table-cell office:value-type="string" table:style-name="ce9">
            <text:p>Lingering Damage Magicka</text:p>
          </table:table-cell>
          <table:table-cell office:value-type="string" table:style-name="ce9">
            <text:p>Fortify Enchanting</text:p>
          </table:table-cell>
          <table:table-cell office:value-type="string" table:style-name="ce9">
            <text:p>Fortify Barter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agraven Feathers</text:p>
          </table:table-cell>
          <table:table-cell office:value-type="string" office:string-value="" table:formula="of:=COM.MICROSOFT.IFS($$SearchEffect=&quot;&quot;;&quot;&quot;;OR([.$C173]=$$SearchEffect;[.$D173]=$$SearchEffect;[.$E173]=$$SearchEffect;[.$F173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Weakness to Shock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anging Moss</text:p>
          </table:table-cell>
          <table:table-cell office:value-type="string" office:string-value="" table:formula="of:=COM.MICROSOFT.IFS($$SearchEffect=&quot;&quot;;&quot;&quot;;OR([.$C174]=$$SearchEffect;[.$D174]=$$SearchEffect;[.$E174]=$$SearchEffect;[.$F174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One-handed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arrada</text:p>
          </table:table-cell>
          <table:table-cell office:value-type="string" office:string-value="" table:formula="of:=COM.MICROSOFT.IFS($$SearchEffect=&quot;&quot;;&quot;&quot;;OR([.$C175]=$$SearchEffect;[.$D175]=$$SearchEffect;[.$E175]=$$SearchEffect;[.$F175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Damage Magicka Regen</text:p>
          </table:table-cell>
          <table:table-cell office:value-type="string" table:style-name="ce1">
            <text:p>ccbgssse067-daedinv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awk Beak</text:p>
          </table:table-cell>
          <table:table-cell office:value-type="string" office:string-value="" table:formula="of:=COM.MICROSOFT.IFS($$SearchEffect=&quot;&quot;;&quot;&quot;;OR([.$C176]=$$SearchEffect;[.$D176]=$$SearchEffect;[.$E176]=$$SearchEffect;[.$F176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Resist Shock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awk Feathers</text:p>
          </table:table-cell>
          <table:table-cell office:value-type="string" office:string-value="" table:formula="of:=COM.MICROSOFT.IFS($$SearchEffect=&quot;&quot;;&quot;&quot;;OR([.$C177]=$$SearchEffect;[.$D177]=$$SearchEffect;[.$E177]=$$SearchEffect;[.$F177]=$$SearchEffect);&quot;Y&quot;;TRUE;&quot;&quot;)" table:number-matrix-columns-spanned="1" table:number-matrix-rows-spanned="1" table:style-name="ce7"/>
          <table:table-cell office:value-type="string" table:style-name="ce9">
            <text:p>Cure Disease</text:p>
          </table:table-cell>
          <table:table-cell office:value-type="string" table:style-name="ce9">
            <text:p>Fortify Light Armor</text:p>
          </table:table-cell>
          <table:table-cell office:value-type="string" table:style-name="ce9">
            <text:p>Fortify One-handed</text:p>
          </table:table-cell>
          <table:table-cell office:value-type="string" table:style-name="ce9">
            <text:p>Fortify Sneak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awk's Egg</text:p>
          </table:table-cell>
          <table:table-cell office:value-type="string" office:string-value="" table:formula="of:=COM.MICROSOFT.IFS($$SearchEffect=&quot;&quot;;&quot;&quot;;OR([.$C178]=$$SearchEffect;[.$D178]=$$SearchEffect;[.$E178]=$$SearchEffect;[.$F178]=$$SearchEffect);&quot;Y&quot;;TRUE;&quot;&quot;)" table:number-matrix-columns-spanned="1" table:number-matrix-rows-spanned="1" table:style-name="ce7"/>
          <table:table-cell office:value-type="string" table:style-name="ce9">
            <text:p>Resist Magic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Waterbreathing</text:p>
          </table:table-cell>
          <table:table-cell office:value-type="string" table:style-name="ce9">
            <text:p>Lingering Damage Stamina</text:p>
          </table:table-cell>
          <table:table-cell office:value-type="string" table:style-name="ce1">
            <text:p>HearthFires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azeseed</text:p>
          </table:table-cell>
          <table:table-cell office:value-type="string" office:string-value="" table:formula="of:=COM.MICROSOFT.IFS($$SearchEffect=&quot;&quot;;&quot;&quot;;OR([.$C179]=$$SearchEffect;[.$D179]=$$SearchEffect;[.$E179]=$$SearchEffect;[.$F179]=$$SearchEffect);&quot;Y&quot;;TRUE;&quot;&quot;)" table:number-matrix-columns-spanned="1" table:number-matrix-rows-spanned="1" table:style-name="ce7"/>
          <table:table-cell office:value-type="string" table:style-name="ce9">
            <text:p>Increase Melee Speed</text:p>
          </table:table-cell>
          <table:table-cell office:value-type="string" table:style-name="ce9">
            <text:p>Fortify Block</text:p>
          </table:table-cell>
          <table:table-cell office:value-type="string" table:style-name="ce9">
            <text:p>Fortify Illusion</text:p>
          </table:table-cell>
          <table:table-cell office:value-type="string" table:style-name="ce9">
            <text:p>Resist Magic</text:p>
          </table:table-cell>
          <table:table-cell office:value-type="string" table:style-name="ce1">
            <text:p>arnima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ealing Salts</text:p>
          </table:table-cell>
          <table:table-cell office:value-type="string" office:string-value="" table:formula="of:=COM.MICROSOFT.IFS($$SearchEffect=&quot;&quot;;&quot;&quot;;OR([.$C180]=$$SearchEffect;[.$D180]=$$SearchEffect;[.$E180]=$$SearchEffect;[.$F180]=$$SearchEffect);&quot;Y&quot;;TRUE;&quot;&quot;)" table:number-matrix-columns-spanned="1" table:number-matrix-rows-spanned="1" table:style-name="ce7"/>
          <table:table-cell office:value-type="string" table:style-name="ce9">
            <text:p>Weakness to Magic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Regenerate Magicka</text:p>
          </table:table-cell>
          <table:table-cell office:value-type="string" table:style-name="ce1">
            <text:p>cckrtsse001_altar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eart</text:p>
          </table:table-cell>
          <table:table-cell office:value-type="string" office:string-value="" table:formula="of:=COM.MICROSOFT.IFS($$SearchEffect=&quot;&quot;;&quot;&quot;;OR([.$C181]=$$SearchEffect;[.$D181]=$$SearchEffect;[.$E181]=$$SearchEffect;[.$F181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renzy</text:p>
          </table:table-cell>
          <table:table-cell office:value-type="string" table:style-name="ce1">
            <text:p>arnima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eart of Order</text:p>
          </table:table-cell>
          <table:table-cell office:value-type="string" office:string-value="" table:formula="of:=COM.MICROSOFT.IFS($$SearchEffect=&quot;&quot;;&quot;&quot;;OR([.$C182]=$$SearchEffect;[.$D182]=$$SearchEffect;[.$E182]=$$SearchEffect;[.$F182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Fortify One-handed</text:p>
          </table:table-cell>
          <table:table-cell office:value-type="string" table:style-name="ce9">
            <text:p>Fortify Two-handed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eart of Order</text:p>
          </table:table-cell>
          <table:table-cell office:value-type="string" office:string-value="" table:formula="of:=COM.MICROSOFT.IFS($$SearchEffect=&quot;&quot;;&quot;&quot;;OR([.$C183]=$$SearchEffect;[.$D183]=$$SearchEffect;[.$E183]=$$SearchEffect;[.$F183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Damage Stamina Regen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Fear</text:p>
          </table:table-cell>
          <table:table-cell office:value-type="string" table:style-name="ce1">
            <text:p>Vigilant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istcarp</text:p>
          </table:table-cell>
          <table:table-cell office:value-type="string" office:string-value="" table:formula="of:=COM.MICROSOFT.IFS($$SearchEffect=&quot;&quot;;&quot;&quot;;OR([.$C184]=$$SearchEffect;[.$D184]=$$SearchEffect;[.$E184]=$$SearchEffect;[.$F184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Damage Stamina Regen</text:p>
          </table:table-cell>
          <table:table-cell office:value-type="string" table:style-name="ce9">
            <text:p>Waterbreathing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oneycomb</text:p>
          </table:table-cell>
          <table:table-cell office:value-type="string" office:string-value="" table:formula="of:=COM.MICROSOFT.IFS($$SearchEffect=&quot;&quot;;&quot;&quot;;OR([.$C185]=$$SearchEffect;[.$D185]=$$SearchEffect;[.$E185]=$$SearchEffect;[.$F185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Block</text:p>
          </table:table-cell>
          <table:table-cell office:value-type="string" table:style-name="ce9">
            <text:p>Fortify Light Armor</text:p>
          </table:table-cell>
          <table:table-cell office:value-type="string" table:style-name="ce9">
            <text:p>Ravage Stamin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uman Flesh</text:p>
          </table:table-cell>
          <table:table-cell office:value-type="string" office:string-value="" table:formula="of:=COM.MICROSOFT.IFS($$SearchEffect=&quot;&quot;;&quot;&quot;;OR([.$C186]=$$SearchEffect;[.$D186]=$$SearchEffect;[.$E186]=$$SearchEffect;[.$F186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Fortify Sneak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uman Heart</text:p>
          </table:table-cell>
          <table:table-cell office:value-type="string" office:string-value="" table:formula="of:=COM.MICROSOFT.IFS($$SearchEffect=&quot;&quot;;&quot;&quot;;OR([.$C187]=$$SearchEffect;[.$D187]=$$SearchEffect;[.$E187]=$$SearchEffect;[.$F187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renzy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unger Tongue</text:p>
          </table:table-cell>
          <table:table-cell office:value-type="string" office:string-value="Y" table:formula="of:=COM.MICROSOFT.IFS($$SearchEffect=&quot;&quot;;&quot;&quot;;OR([.$C188]=$$SearchEffect;[.$D188]=$$SearchEffect;[.$E188]=$$SearchEffect;[.$F188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Weakness to Fire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Cure Poison</text:p>
          </table:table-cell>
          <table:table-cell office:value-type="string" table:style-name="ce9">
            <text:p>Fortify Magicka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unger Tongue</text:p>
          </table:table-cell>
          <table:table-cell office:value-type="string" office:string-value="Y" table:formula="of:=COM.MICROSOFT.IFS($$SearchEffect=&quot;&quot;;&quot;&quot;;OR([.$C189]=$$SearchEffect;[.$D189]=$$SearchEffect;[.$E189]=$$SearchEffect;[.$F189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Cure Poison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Weakness to Fire</text:p>
          </table:table-cell>
          <table:table-cell office:value-type="string" table:style-name="ce9">
            <text:p>Fortify Magick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ydnum Azure Giant Spore</text:p>
          </table:table-cell>
          <table:table-cell office:value-type="string" office:string-value="" table:formula="of:=COM.MICROSOFT.IFS($$SearchEffect=&quot;&quot;;&quot;&quot;;OR([.$C190]=$$SearchEffect;[.$D190]=$$SearchEffect;[.$E190]=$$SearchEffect;[.$F190]=$$SearchEffect);&quot;Y&quot;;TRUE;&quot;&quot;)" table:number-matrix-columns-spanned="1" table:number-matrix-rows-spanned="1" table:style-name="ce7"/>
          <table:table-cell office:value-type="string" table:style-name="ce9">
            <text:p>Resist Frost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Light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ypha Facia</text:p>
          </table:table-cell>
          <table:table-cell office:value-type="string" office:string-value="" table:formula="of:=COM.MICROSOFT.IFS($$SearchEffect=&quot;&quot;;&quot;&quot;;OR([.$C191]=$$SearchEffect;[.$D191]=$$SearchEffect;[.$E191]=$$SearchEffect;[.$F191]=$$SearchEffect);&quot;Y&quot;;TRUE;&quot;&quot;)" table:number-matrix-columns-spanned="1" table:number-matrix-rows-spanned="1" table:style-name="ce7"/>
          <table:table-cell office:value-type="string" table:style-name="ce9">
            <text:p>Weakness to Poison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Ravage Stamina</text:p>
          </table:table-cell>
          <table:table-cell office:value-type="string" table:style-name="ce9">
            <text:p>Resist Magic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ce Wraith Teeth</text:p>
          </table:table-cell>
          <table:table-cell office:value-type="string" office:string-value="" table:formula="of:=COM.MICROSOFT.IFS($$SearchEffect=&quot;&quot;;&quot;&quot;;OR([.$C192]=$$SearchEffect;[.$D192]=$$SearchEffect;[.$E192]=$$SearchEffect;[.$F192]=$$SearchEffect);&quot;Y&quot;;TRUE;&quot;&quot;)" table:number-matrix-columns-spanned="1" table:number-matrix-rows-spanned="1" table:style-name="ce7"/>
          <table:table-cell office:value-type="string" table:style-name="ce9">
            <text:p>Weakness to Frost</text:p>
          </table:table-cell>
          <table:table-cell office:value-type="string" table:style-name="ce9">
            <text:p>Fortify Heavy Armor</text:p>
          </table:table-cell>
          <table:table-cell office:value-type="string" table:style-name="ce9">
            <text:p>Invisibility</text:p>
          </table:table-cell>
          <table:table-cell office:value-type="string" table:style-name="ce9">
            <text:p>Weakness to Fire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mp Gall</text:p>
          </table:table-cell>
          <table:table-cell office:value-type="string" office:string-value="Y" table:formula="of:=COM.MICROSOFT.IFS($$SearchEffect=&quot;&quot;;&quot;&quot;;OR([.$C193]=$$SearchEffect;[.$D193]=$$SearchEffect;[.$E193]=$$SearchEffect;[.$F193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Weakness to Fire</text:p>
          </table:table-cell>
          <table:table-cell office:value-type="string" table:style-name="ce9">
            <text:p>Fortify Barter</text:p>
          </table:table-cell>
          <table:table-cell office:value-type="string" table:style-name="ce9">
            <text:p>Cure Poiso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mp Gall</text:p>
          </table:table-cell>
          <table:table-cell office:value-type="string" office:string-value="Y" table:formula="of:=COM.MICROSOFT.IFS($$SearchEffect=&quot;&quot;;&quot;&quot;;OR([.$C194]=$$SearchEffect;[.$D194]=$$SearchEffect;[.$E194]=$$SearchEffect;[.$F194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Cure Poison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Fortify Barter</text:p>
          </table:table-cell>
          <table:table-cell office:value-type="string" table:style-name="ce1">
            <text:p>mihailimpsandhomonculu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mp Stool</text:p>
          </table:table-cell>
          <table:table-cell office:value-type="string" office:string-value="" table:formula="of:=COM.MICROSOFT.IFS($$SearchEffect=&quot;&quot;;&quot;&quot;;OR([.$C195]=$$SearchEffect;[.$D195]=$$SearchEffect;[.$E195]=$$SearchEffect;[.$F195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ron Spider Egg</text:p>
          </table:table-cell>
          <table:table-cell office:value-type="string" office:string-value="" table:formula="of:=COM.MICROSOFT.IFS($$SearchEffect=&quot;&quot;;&quot;&quot;;OR([.$C196]=$$SearchEffect;[.$D196]=$$SearchEffect;[.$E196]=$$SearchEffect;[.$F196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Lockpicking</text:p>
          </table:table-cell>
          <table:table-cell office:value-type="string" table:style-name="ce9">
            <text:p>Fortify Marksman</text:p>
          </table:table-cell>
          <table:table-cell office:value-type="string" table:style-name="ce1">
            <text:p>Vigilant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ronwood Fruit</text:p>
          </table:table-cell>
          <table:table-cell office:value-type="string" office:string-value="" table:formula="of:=COM.MICROSOFT.IFS($$SearchEffect=&quot;&quot;;&quot;&quot;;OR([.$C197]=$$SearchEffect;[.$D197]=$$SearchEffect;[.$E197]=$$SearchEffect;[.$F197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Restore Magicka</text:p>
          </table:table-cell>
          <table:table-cell office:value-type="string" table:style-name="ce1">
            <text:p>cckrtsse001_altar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Jarrin Root</text:p>
          </table:table-cell>
          <table:table-cell office:value-type="string" office:string-value="" table:formula="of:=COM.MICROSOFT.IFS($$SearchEffect=&quot;&quot;;&quot;&quot;;OR([.$C198]=$$SearchEffect;[.$D198]=$$SearchEffect;[.$E198]=$$SearchEffect;[.$F198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Damage Magicka Rege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Jarrin Root</text:p>
          </table:table-cell>
          <table:table-cell office:value-type="string" office:string-value="" table:formula="of:=COM.MICROSOFT.IFS($$SearchEffect=&quot;&quot;;&quot;&quot;;OR([.$C199]=$$SearchEffect;[.$D199]=$$SearchEffect;[.$E199]=$$SearchEffect;[.$F199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Damage Magicka Regen</text:p>
          </table:table-cell>
          <table:table-cell office:value-type="string" table:style-name="ce1">
            <text:p>Vokrii - Minimalistic Perks of Skyrim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Jazbay Grapes</text:p>
          </table:table-cell>
          <table:table-cell office:value-type="string" office:string-value="" table:formula="of:=COM.MICROSOFT.IFS($$SearchEffect=&quot;&quot;;&quot;&quot;;OR([.$C200]=$$SearchEffect;[.$D200]=$$SearchEffect;[.$E200]=$$SearchEffect;[.$F200]=$$SearchEffect);&quot;Y&quot;;TRUE;&quot;&quot;)" table:number-matrix-columns-spanned="1" table:number-matrix-rows-spanned="1" table:style-name="ce7"/>
          <table:table-cell office:value-type="string" table:style-name="ce9">
            <text:p>Weakness to Magic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Ravage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Juniper Berries</text:p>
          </table:table-cell>
          <table:table-cell office:value-type="string" office:string-value="" table:formula="of:=COM.MICROSOFT.IFS($$SearchEffect=&quot;&quot;;&quot;&quot;;OR([.$C201]=$$SearchEffect;[.$D201]=$$SearchEffect;[.$E201]=$$SearchEffect;[.$F201]=$$SearchEffect);&quot;Y&quot;;TRUE;&quot;&quot;)" table:number-matrix-columns-spanned="1" table:number-matrix-rows-spanned="1" table:style-name="ce7"/>
          <table:table-cell office:value-type="string" table:style-name="ce9">
            <text:p>Weakness to Fire</text:p>
          </table:table-cell>
          <table:table-cell office:value-type="string" table:style-name="ce9">
            <text:p>Fortify Marksman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Damage Stamina Rege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Juvenile Mudcrab</text:p>
          </table:table-cell>
          <table:table-cell office:value-type="string" office:string-value="" table:formula="of:=COM.MICROSOFT.IFS($$SearchEffect=&quot;&quot;;&quot;&quot;;OR([.$C202]=$$SearchEffect;[.$D202]=$$SearchEffect;[.$E202]=$$SearchEffect;[.$F202]=$$SearchEffect);&quot;Y&quot;;TRUE;&quot;&quot;)" table:number-matrix-columns-spanned="1" table:number-matrix-rows-spanned="1" table:style-name="ce7"/>
          <table:table-cell office:value-type="string" table:style-name="ce9">
            <text:p>Regenerate Stamina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Fortify Two-handed</text:p>
          </table:table-cell>
          <table:table-cell office:value-type="string" table:style-name="ce1">
            <text:p>ccbgssse001-fish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Kagouti Hide</text:p>
          </table:table-cell>
          <table:table-cell office:value-type="string" office:string-value="" table:formula="of:=COM.MICROSOFT.IFS($$SearchEffect=&quot;&quot;;&quot;&quot;;OR([.$C203]=$$SearchEffect;[.$D203]=$$SearchEffect;[.$E203]=$$SearchEffect;[.$F203]=$$SearchEffect);&quot;Y&quot;;TRUE;&quot;&quot;)" table:number-matrix-columns-spanned="1" table:number-matrix-rows-spanned="1" table:style-name="ce7"/>
          <table:table-cell office:value-type="string" table:style-name="ce9">
            <text:p>Lingering Damage Stamina</text:p>
          </table:table-cell>
          <table:table-cell office:value-type="string" table:style-name="ce9">
            <text:p>Night Eye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Resist Shock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Kinisroot</text:p>
          </table:table-cell>
          <table:table-cell office:value-type="string" office:string-value="" table:formula="of:=COM.MICROSOFT.IFS($$SearchEffect=&quot;&quot;;&quot;&quot;;OR([.$C204]=$$SearchEffect;[.$D204]=$$SearchEffect;[.$E204]=$$SearchEffect;[.$F204]=$$SearchEffect);&quot;Y&quot;;TRUE;&quot;&quot;)" table:number-matrix-columns-spanned="1" table:number-matrix-rows-spanned="1" table:style-name="ce7"/>
          <table:table-cell office:value-type="string" table:style-name="ce9">
            <text:p>Fortify Stamina</text:p>
          </table:table-cell>
          <table:table-cell office:value-type="string" table:style-name="ce9">
            <text:p>Increase Movement Speed</text:p>
          </table:table-cell>
          <table:table-cell office:value-type="string" table:style-name="ce9">
            <text:p>Increase Melee Speed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arnima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Kresh Fiber</text:p>
          </table:table-cell>
          <table:table-cell office:value-type="string" office:string-value="" table:formula="of:=COM.MICROSOFT.IFS($$SearchEffect=&quot;&quot;;&quot;&quot;;OR([.$C205]=$$SearchEffect;[.$D205]=$$SearchEffect;[.$E205]=$$SearchEffect;[.$F205]=$$SearchEffect);&quot;Y&quot;;TRUE;&quot;&quot;)" table:number-matrix-columns-spanned="1" table:number-matrix-rows-spanned="1" table:style-name="ce7"/>
          <table:table-cell office:value-type="string" table:style-name="ce9">
            <text:p>Weakness to Magic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Fortify Sneak</text:p>
          </table:table-cell>
          <table:table-cell office:value-type="string" table:style-name="ce9">
            <text:p>Fortify Pickpocket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arge Antlers</text:p>
          </table:table-cell>
          <table:table-cell office:value-type="string" office:string-value="" table:formula="of:=COM.MICROSOFT.IFS($$SearchEffect=&quot;&quot;;&quot;&quot;;OR([.$C206]=$$SearchEffect;[.$D206]=$$SearchEffect;[.$E206]=$$SearchEffect;[.$F206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Damage Stamina Regen</text:p>
          </table:table-cell>
          <table:table-cell office:value-type="string" table:style-name="ce1">
            <text:p>Dynamic Things Alternativ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arge Antlers</text:p>
          </table:table-cell>
          <table:table-cell office:value-type="string" office:string-value="" table:formula="of:=COM.MICROSOFT.IFS($$SearchEffect=&quot;&quot;;&quot;&quot;;OR([.$C207]=$$SearchEffect;[.$D207]=$$SearchEffect;[.$E207]=$$SearchEffect;[.$F207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Damage Stamina Regen</text:p>
          </table:table-cell>
          <table:table-cell office:value-type="string" table:style-name="ce1">
            <text:p>Dynamic Things Alternativ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arge Antlers</text:p>
          </table:table-cell>
          <table:table-cell office:value-type="string" office:string-value="" table:formula="of:=COM.MICROSOFT.IFS($$SearchEffect=&quot;&quot;;&quot;&quot;;OR([.$C208]=$$SearchEffect;[.$D208]=$$SearchEffect;[.$E208]=$$SearchEffect;[.$F208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Damage Stamina Rege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avender</text:p>
          </table:table-cell>
          <table:table-cell office:value-type="string" office:string-value="" table:formula="of:=COM.MICROSOFT.IFS($$SearchEffect=&quot;&quot;;&quot;&quot;;OR([.$C209]=$$SearchEffect;[.$D209]=$$SearchEffect;[.$E209]=$$SearchEffect;[.$F209]=$$SearchEffect);&quot;Y&quot;;TRUE;&quot;&quot;)" table:number-matrix-columns-spanned="1" table:number-matrix-rows-spanned="1" table:style-name="ce7"/>
          <table:table-cell office:value-type="string" table:style-name="ce9">
            <text:p>Resist Magic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Fortify Conjuratio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esser Spriggan Sap</text:p>
          </table:table-cell>
          <table:table-cell office:value-type="string" office:string-value="" table:formula="of:=COM.MICROSOFT.IFS($$SearchEffect=&quot;&quot;;&quot;&quot;;OR([.$C210]=$$SearchEffect;[.$D210]=$$SearchEffect;[.$E210]=$$SearchEffect;[.$F210]=$$SearchEffect);&quot;Y&quot;;TRUE;&quot;&quot;)" table:number-matrix-columns-spanned="1" table:number-matrix-rows-spanned="1" table:style-name="ce7"/>
          <table:table-cell office:value-type="string" table:style-name="ce9">
            <text:p>Damage Magicka Regen</text:p>
          </table:table-cell>
          <table:table-cell office:value-type="string" table:style-name="ce9">
            <text:p>Fortify Enchanting</text:p>
          </table:table-cell>
          <table:table-cell office:value-type="string" table:style-name="ce9">
            <text:p>Fortify Smithing</text:p>
          </table:table-cell>
          <table:table-cell office:value-type="string" table:style-name="ce9">
            <text:p>Fortify Alteration</text:p>
          </table:table-cell>
          <table:table-cell office:value-type="string" table:style-name="ce1">
            <text:p>arnima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ichor</text:p>
          </table:table-cell>
          <table:table-cell office:value-type="string" office:string-value="" table:formula="of:=COM.MICROSOFT.IFS($$SearchEffect=&quot;&quot;;&quot;&quot;;OR([.$C211]=$$SearchEffect;[.$D211]=$$SearchEffect;[.$E211]=$$SearchEffect;[.$F211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Spell Absorptio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uminous Russula</text:p>
          </table:table-cell>
          <table:table-cell office:value-type="string" office:string-value="" table:formula="of:=COM.MICROSOFT.IFS($$SearchEffect=&quot;&quot;;&quot;&quot;;OR([.$C212]=$$SearchEffect;[.$D212]=$$SearchEffect;[.$E212]=$$SearchEffect;[.$F212]=$$SearchEffect);&quot;Y&quot;;TRUE;&quot;&quot;)" table:number-matrix-columns-spanned="1" table:number-matrix-rows-spanned="1" table:style-name="ce7"/>
          <table:table-cell office:value-type="string" table:style-name="ce9">
            <text:p>Lingering Damage Stamina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Waterbreathing</text:p>
          </table:table-cell>
          <table:table-cell office:value-type="string" table:style-name="ce9">
            <text:p>Fear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una Moth Wing</text:p>
          </table:table-cell>
          <table:table-cell office:value-type="string" office:string-value="" table:formula="of:=COM.MICROSOFT.IFS($$SearchEffect=&quot;&quot;;&quot;&quot;;OR([.$C213]=$$SearchEffect;[.$D213]=$$SearchEffect;[.$E213]=$$SearchEffect;[.$F213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Fortify Light Armor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yretail Anthias</text:p>
          </table:table-cell>
          <table:table-cell office:value-type="string" office:string-value="" table:formula="of:=COM.MICROSOFT.IFS($$SearchEffect=&quot;&quot;;&quot;&quot;;OR([.$C214]=$$SearchEffect;[.$D214]=$$SearchEffect;[.$E214]=$$SearchEffect;[.$F214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Fortify Alteration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Fortify Carry Weight</text:p>
          </table:table-cell>
          <table:table-cell office:value-type="string" table:style-name="ce1">
            <text:p>ccbgssse001-fish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aggot Egg</text:p>
          </table:table-cell>
          <table:table-cell office:value-type="string" office:string-value="" table:formula="of:=COM.MICROSOFT.IFS($$SearchEffect=&quot;&quot;;&quot;&quot;;OR([.$C215]=$$SearchEffect;[.$D215]=$$SearchEffect;[.$E215]=$$SearchEffect;[.$F215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Fortify Pickpocket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Fortify Stamina</text:p>
          </table:table-cell>
          <table:table-cell office:value-type="string" table:style-name="ce1">
            <text:p>Glenmoril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agnus Butterfly Wing</text:p>
          </table:table-cell>
          <table:table-cell office:value-type="string" office:string-value="" table:formula="of:=COM.MICROSOFT.IFS($$SearchEffect=&quot;&quot;;&quot;&quot;;OR([.$C216]=$$SearchEffect;[.$D216]=$$SearchEffect;[.$E216]=$$SearchEffect;[.$F216]=$$SearchEffect);&quot;Y&quot;;TRUE;&quot;&quot;)" table:number-matrix-columns-spanned="1" table:number-matrix-rows-spanned="1" table:style-name="ce7"/>
          <table:table-cell office:value-type="string" table:style-name="ce9">
            <text:p>Resist Fire</text:p>
          </table:table-cell>
          <table:table-cell office:value-type="string" table:style-name="ce9">
            <text:p>Resist Magic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Lepidopter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andrake</text:p>
          </table:table-cell>
          <table:table-cell office:value-type="string" office:string-value="" table:formula="of:=COM.MICROSOFT.IFS($$SearchEffect=&quot;&quot;;&quot;&quot;;OR([.$C217]=$$SearchEffect;[.$D217]=$$SearchEffect;[.$E217]=$$SearchEffect;[.$F217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Enchanting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anic Lobsterfish</text:p>
          </table:table-cell>
          <table:table-cell office:value-type="string" office:string-value="" table:formula="of:=COM.MICROSOFT.IFS($$SearchEffect=&quot;&quot;;&quot;&quot;;OR([.$C218]=$$SearchEffect;[.$D218]=$$SearchEffect;[.$E218]=$$SearchEffect;[.$F218]=$$SearchEffect);&quot;Y&quot;;TRUE;&quot;&quot;)" table:number-matrix-columns-spanned="1" table:number-matrix-rows-spanned="1" table:style-name="ce7"/>
          <table:table-cell office:value-type="string" table:style-name="ce9">
            <text:p>Waterbreathing</text:p>
          </table:table-cell>
          <table:table-cell office:value-type="string" table:style-name="ce9">
            <text:p>Weakness to Shock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Damage Stamina Regen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anic Wing Dust</text:p>
          </table:table-cell>
          <table:table-cell office:value-type="string" office:string-value="" table:formula="of:=COM.MICROSOFT.IFS($$SearchEffect=&quot;&quot;;&quot;&quot;;OR([.$C219]=$$SearchEffect;[.$D219]=$$SearchEffect;[.$E219]=$$SearchEffect;[.$F219]=$$SearchEffect);&quot;Y&quot;;TRUE;&quot;&quot;)" table:number-matrix-columns-spanned="1" table:number-matrix-rows-spanned="1" table:style-name="ce7"/>
          <table:table-cell office:value-type="string" table:style-name="ce9">
            <text:p>Waterwalking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Slow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anure</text:p>
          </table:table-cell>
          <table:table-cell office:value-type="string" office:string-value="" table:formula="of:=COM.MICROSOFT.IFS($$SearchEffect=&quot;&quot;;&quot;&quot;;OR([.$C220]=$$SearchEffect;[.$D220]=$$SearchEffect;[.$E220]=$$SearchEffect;[.$F220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1">
            <text:p>Wyrmstoot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arshmerrow</text:p>
          </table:table-cell>
          <table:table-cell office:value-type="string" office:string-value="" table:formula="of:=COM.MICROSOFT.IFS($$SearchEffect=&quot;&quot;;&quot;&quot;;OR([.$C221]=$$SearchEffect;[.$D221]=$$SearchEffect;[.$E221]=$$SearchEffect;[.$F221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Weakness to Magic</text:p>
          </table:table-cell>
          <table:table-cell office:value-type="string" table:style-name="ce9">
            <text:p>Damage Stamina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emory of Lavender</text:p>
          </table:table-cell>
          <table:table-cell office:value-type="string" office:string-value="" table:formula="of:=COM.MICROSOFT.IFS($$SearchEffect=&quot;&quot;;&quot;&quot;;OR([.$C222]=$$SearchEffect;[.$D222]=$$SearchEffect;[.$E222]=$$SearchEffect;[.$F222]=$$SearchEffect);&quot;Y&quot;;TRUE;&quot;&quot;)" table:number-matrix-columns-spanned="1" table:number-matrix-rows-spanned="1" table:style-name="ce7"/>
          <table:table-cell office:value-type="string" table:style-name="ce9">
            <text:p>Resist Magic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Fortify Conjuration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emory of Red Flowers</text:p>
          </table:table-cell>
          <table:table-cell office:value-type="string" office:string-value="" table:formula="of:=COM.MICROSOFT.IFS($$SearchEffect=&quot;&quot;;&quot;&quot;;OR([.$C223]=$$SearchEffect;[.$D223]=$$SearchEffect;[.$E223]=$$SearchEffect;[.$F223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etal Lubricant</text:p>
          </table:table-cell>
          <table:table-cell office:value-type="string" office:string-value="" table:formula="of:=COM.MICROSOFT.IFS($$SearchEffect=&quot;&quot;;&quot;&quot;;OR([.$C224]=$$SearchEffect;[.$D224]=$$SearchEffect;[.$E224]=$$SearchEffect;[.$F224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table:style-name="ce9"/>
          <table:table-cell table:style-name="ce9"/>
          <table:table-cell table:style-name="ce9"/>
          <table:table-cell office:value-type="string" table:style-name="ce1">
            <text:p>HLIORemi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inotaur Horn</text:p>
          </table:table-cell>
          <table:table-cell office:value-type="string" office:string-value="" table:formula="of:=COM.MICROSOFT.IFS($$SearchEffect=&quot;&quot;;&quot;&quot;;OR([.$C225]=$$SearchEffect;[.$D225]=$$SearchEffect;[.$E225]=$$SearchEffect;[.$F225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Regenerate Magicka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inotaur Horns</text:p>
          </table:table-cell>
          <table:table-cell office:value-type="string" office:string-value="" table:formula="of:=COM.MICROSOFT.IFS($$SearchEffect=&quot;&quot;;&quot;&quot;;OR([.$C226]=$$SearchEffect;[.$D226]=$$SearchEffect;[.$E226]=$$SearchEffect;[.$F226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Heavy Armor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Fortify Two-handed</text:p>
          </table:table-cell>
          <table:table-cell office:value-type="string" table:style-name="ce1">
            <text:p>mihailminotaur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irror Gel</text:p>
          </table:table-cell>
          <table:table-cell office:value-type="string" office:string-value="" table:formula="of:=COM.MICROSOFT.IFS($$SearchEffect=&quot;&quot;;&quot;&quot;;OR([.$C227]=$$SearchEffect;[.$D227]=$$SearchEffect;[.$E227]=$$SearchEffect;[.$F227]=$$SearchEffect);&quot;Y&quot;;TRUE;&quot;&quot;)" table:number-matrix-columns-spanned="1" table:number-matrix-rows-spanned="1" table:style-name="ce7"/>
          <table:table-cell office:value-type="string" table:style-name="ce9">
            <text:p>Resist Magic</text:p>
          </table:table-cell>
          <table:table-cell office:value-type="string" table:style-name="ce9">
            <text:p>Fortify Illusion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Damage Stamina Regen</text:p>
          </table:table-cell>
          <table:table-cell office:value-type="string" table:style-name="ce1">
            <text:p>Glenmoril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oldy Troll Fat</text:p>
          </table:table-cell>
          <table:table-cell office:value-type="string" office:string-value="" table:formula="of:=COM.MICROSOFT.IFS($$SearchEffect=&quot;&quot;;&quot;&quot;;OR([.$C228]=$$SearchEffect;[.$D228]=$$SearchEffect;[.$E228]=$$SearchEffect;[.$F228]=$$SearchEffect);&quot;Y&quot;;TRUE;&quot;&quot;)" table:number-matrix-columns-spanned="1" table:number-matrix-rows-spanned="1" table:style-name="ce7"/>
          <table:table-cell office:value-type="string" table:style-name="ce9">
            <text:p>Fear</text:p>
          </table:table-cell>
          <table:table-cell office:value-type="string" table:style-name="ce9">
            <text:p>Fortify Two-handed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oon Sugar</text:p>
          </table:table-cell>
          <table:table-cell office:value-type="string" office:string-value="" table:formula="of:=COM.MICROSOFT.IFS($$SearchEffect=&quot;&quot;;&quot;&quot;;OR([.$C229]=$$SearchEffect;[.$D229]=$$SearchEffect;[.$E229]=$$SearchEffect;[.$F229]=$$SearchEffect);&quot;Y&quot;;TRUE;&quot;&quot;)" table:number-matrix-columns-spanned="1" table:number-matrix-rows-spanned="1" table:style-name="ce7"/>
          <table:table-cell office:value-type="string" table:style-name="ce9">
            <text:p>Weakness to Fire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Regenerate Magick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oon Sugar</text:p>
          </table:table-cell>
          <table:table-cell office:value-type="string" office:string-value="" table:formula="of:=COM.MICROSOFT.IFS($$SearchEffect=&quot;&quot;;&quot;&quot;;OR([.$C230]=$$SearchEffect;[.$D230]=$$SearchEffect;[.$E230]=$$SearchEffect;[.$F230]=$$SearchEffect);&quot;Y&quot;;TRUE;&quot;&quot;)" table:number-matrix-columns-spanned="1" table:number-matrix-rows-spanned="1" table:style-name="ce7"/>
          <table:table-cell office:value-type="string" table:style-name="ce9">
            <text:p>Weakness to Fire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Regenerate Magick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ora Tapinella</text:p>
          </table:table-cell>
          <table:table-cell office:value-type="string" office:string-value="" table:formula="of:=COM.MICROSOFT.IFS($$SearchEffect=&quot;&quot;;&quot;&quot;;OR([.$C231]=$$SearchEffect;[.$D231]=$$SearchEffect;[.$E231]=$$SearchEffect;[.$F231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Regenerate Stamina</text:p>
          </table:table-cell>
          <table:table-cell office:value-type="string" table:style-name="ce9">
            <text:p>Fortify Illusio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orkiblinx</text:p>
          </table:table-cell>
          <table:table-cell office:value-type="string" office:string-value="" table:formula="of:=COM.MICROSOFT.IFS($$SearchEffect=&quot;&quot;;&quot;&quot;;OR([.$C232]=$$SearchEffect;[.$D232]=$$SearchEffect;[.$E232]=$$SearchEffect;[.$F232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Ravage Stamin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ort Flesh</text:p>
          </table:table-cell>
          <table:table-cell office:value-type="string" office:string-value="" table:formula="of:=COM.MICROSOFT.IFS($$SearchEffect=&quot;&quot;;&quot;&quot;;OR([.$C233]=$$SearchEffect;[.$D233]=$$SearchEffect;[.$E233]=$$SearchEffect;[.$F233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renzy</text:p>
          </table:table-cell>
          <table:table-cell office:value-type="string" table:style-name="ce1">
            <text:p>ccbgssse003-zombie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ort Flesh</text:p>
          </table:table-cell>
          <table:table-cell office:value-type="string" office:string-value="" table:formula="of:=COM.MICROSOFT.IFS($$SearchEffect=&quot;&quot;;&quot;&quot;;OR([.$C234]=$$SearchEffect;[.$D234]=$$SearchEffect;[.$E234]=$$SearchEffect;[.$F234]=$$SearchEffect);&quot;Y&quot;;TRUE;&quot;&quot;)" table:number-matrix-columns-spanned="1" table:number-matrix-rows-spanned="1" table:style-name="ce7"/>
          <table:table-cell office:value-type="string" table:style-name="ce9">
            <text:p>Slow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Damage Magicka Regen</text:p>
          </table:table-cell>
          <table:table-cell office:value-type="string" table:style-name="ce1">
            <text:p>mihailcczombi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ort Flesh</text:p>
          </table:table-cell>
          <table:table-cell office:value-type="string" office:string-value="" table:formula="of:=COM.MICROSOFT.IFS($$SearchEffect=&quot;&quot;;&quot;&quot;;OR([.$C235]=$$SearchEffect;[.$D235]=$$SearchEffect;[.$E235]=$$SearchEffect;[.$F235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Ravage Stamin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ortseed Berry</text:p>
          </table:table-cell>
          <table:table-cell office:value-type="string" office:string-value="" table:formula="of:=COM.MICROSOFT.IFS($$SearchEffect=&quot;&quot;;&quot;&quot;;OR([.$C236]=$$SearchEffect;[.$D236]=$$SearchEffect;[.$E236]=$$SearchEffect;[.$F236]=$$SearchEffect);&quot;Y&quot;;TRUE;&quot;&quot;)" table:number-matrix-columns-spanned="1" table:number-matrix-rows-spanned="1" table:style-name="ce7"/>
          <table:table-cell office:value-type="string" table:style-name="ce9">
            <text:p>Fortify Stamina</text:p>
          </table:table-cell>
          <table:table-cell office:value-type="string" table:style-name="ce9">
            <text:p>Increase Movement Speed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Fortify Carry Weight</text:p>
          </table:table-cell>
          <table:table-cell office:value-type="string" table:style-name="ce1">
            <text:p>arnima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udcrab Chitin</text:p>
          </table:table-cell>
          <table:table-cell office:value-type="string" office:string-value="" table:formula="of:=COM.MICROSOFT.IFS($$SearchEffect=&quot;&quot;;&quot;&quot;;OR([.$C237]=$$SearchEffect;[.$D237]=$$SearchEffect;[.$E237]=$$SearchEffect;[.$F237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Resist Fire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ushroom Cluster</text:p>
          </table:table-cell>
          <table:table-cell office:value-type="string" office:string-value="" table:formula="of:=COM.MICROSOFT.IFS($$SearchEffect=&quot;&quot;;&quot;&quot;;OR([.$C238]=$$SearchEffect;[.$D238]=$$SearchEffect;[.$E238]=$$SearchEffect;[.$F238]=$$SearchEffect);&quot;Y&quot;;TRUE;&quot;&quot;)" table:number-matrix-columns-spanned="1" table:number-matrix-rows-spanned="1" table:style-name="ce7"/>
          <table:table-cell office:value-type="string" table:style-name="ce9">
            <text:p>Drugged</text:p>
          </table:table-cell>
          <table:table-cell office:value-type="string" table:style-name="ce9">
            <text:p>Fortify Enchanting</text:p>
          </table:table-cell>
          <table:table-cell office:value-type="string" table:style-name="ce9">
            <text:p>Resist Magic</text:p>
          </table:table-cell>
          <table:table-cell office:value-type="string" table:style-name="ce9">
            <text:p>Fortify Illusion</text:p>
          </table:table-cell>
          <table:table-cell office:value-type="string" table:style-name="ce1">
            <text:p>Shroom Beet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ushroom Cluster</text:p>
          </table:table-cell>
          <table:table-cell office:value-type="string" office:string-value="" table:formula="of:=COM.MICROSOFT.IFS($$SearchEffect=&quot;&quot;;&quot;&quot;;OR([.$C239]=$$SearchEffect;[.$D239]=$$SearchEffect;[.$E239]=$$SearchEffect;[.$F239]=$$SearchEffect);&quot;Y&quot;;TRUE;&quot;&quot;)" table:number-matrix-columns-spanned="1" table:number-matrix-rows-spanned="1" table:style-name="ce7"/>
          <table:table-cell office:value-type="string" table:style-name="ce9">
            <text:p>Drugged</text:p>
          </table:table-cell>
          <table:table-cell office:value-type="string" table:style-name="ce9">
            <text:p>Fortify Enchanting</text:p>
          </table:table-cell>
          <table:table-cell office:value-type="string" table:style-name="ce9">
            <text:p>Resist Shock</text:p>
          </table:table-cell>
          <table:table-cell office:value-type="string" table:style-name="ce9">
            <text:p>Fortify Alteration</text:p>
          </table:table-cell>
          <table:table-cell office:value-type="string" table:style-name="ce1">
            <text:p>Shroom Beet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ushroom Cluster</text:p>
          </table:table-cell>
          <table:table-cell office:value-type="string" office:string-value="" table:formula="of:=COM.MICROSOFT.IFS($$SearchEffect=&quot;&quot;;&quot;&quot;;OR([.$C240]=$$SearchEffect;[.$D240]=$$SearchEffect;[.$E240]=$$SearchEffect;[.$F240]=$$SearchEffect);&quot;Y&quot;;TRUE;&quot;&quot;)" table:number-matrix-columns-spanned="1" table:number-matrix-rows-spanned="1" table:style-name="ce7"/>
          <table:table-cell office:value-type="string" table:style-name="ce9">
            <text:p>Drugged</text:p>
          </table:table-cell>
          <table:table-cell office:value-type="string" table:style-name="ce9">
            <text:p>Fortify Smithing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Fortify Alteration</text:p>
          </table:table-cell>
          <table:table-cell office:value-type="string" table:style-name="ce1">
            <text:p>Shroom Beet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ushroom Cluster</text:p>
          </table:table-cell>
          <table:table-cell office:value-type="string" office:string-value="" table:formula="of:=COM.MICROSOFT.IFS($$SearchEffect=&quot;&quot;;&quot;&quot;;OR([.$C241]=$$SearchEffect;[.$D241]=$$SearchEffect;[.$E241]=$$SearchEffect;[.$F241]=$$SearchEffect);&quot;Y&quot;;TRUE;&quot;&quot;)" table:number-matrix-columns-spanned="1" table:number-matrix-rows-spanned="1" table:style-name="ce7"/>
          <table:table-cell office:value-type="string" table:style-name="ce9">
            <text:p>Drugged</text:p>
          </table:table-cell>
          <table:table-cell office:value-type="string" table:style-name="ce9">
            <text:p>Fortify Alchemy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Alteration</text:p>
          </table:table-cell>
          <table:table-cell office:value-type="string" table:style-name="ce1">
            <text:p>Shroom Beet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amira's Rot</text:p>
          </table:table-cell>
          <table:table-cell office:value-type="string" office:string-value="" table:formula="of:=COM.MICROSOFT.IFS($$SearchEffect=&quot;&quot;;&quot;&quot;;OR([.$C242]=$$SearchEffect;[.$D242]=$$SearchEffect;[.$E242]=$$SearchEffect;[.$F242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Fortify Lockpicking</text:p>
          </table:table-cell>
          <table:table-cell office:value-type="string" table:style-name="ce9">
            <text:p>Fear</text:p>
          </table:table-cell>
          <table:table-cell office:value-type="string" table:style-name="ce9">
            <text:p>Regenerate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etch Jelly</text:p>
          </table:table-cell>
          <table:table-cell office:value-type="string" office:string-value="" table:formula="of:=COM.MICROSOFT.IFS($$SearchEffect=&quot;&quot;;&quot;&quot;;OR([.$C243]=$$SearchEffect;[.$D243]=$$SearchEffect;[.$E243]=$$SearchEffect;[.$F243]=$$SearchEffect);&quot;Y&quot;;TRUE;&quot;&quot;)" table:number-matrix-columns-spanned="1" table:number-matrix-rows-spanned="1" table:style-name="ce7"/>
          <table:table-cell office:value-type="string" table:style-name="ce9">
            <text:p>Paralysis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Restore Stamina</text:p>
          </table:table-cell>
          <table:table-cell office:value-type="string" table:style-name="ce9">
            <text:p>Fear</text:p>
          </table:table-cell>
          <table:table-cell office:value-type="string" table:style-name="ce1">
            <text:p>Dragonborn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ight Mother's Moss</text:p>
          </table:table-cell>
          <table:table-cell office:value-type="string" office:string-value="" table:formula="of:=COM.MICROSOFT.IFS($$SearchEffect=&quot;&quot;;&quot;&quot;;OR([.$C244]=$$SearchEffect;[.$D244]=$$SearchEffect;[.$E244]=$$SearchEffect;[.$F244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One-handed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ightshade</text:p>
          </table:table-cell>
          <table:table-cell office:value-type="string" office:string-value="" table:formula="of:=COM.MICROSOFT.IFS($$SearchEffect=&quot;&quot;;&quot;&quot;;OR([.$C245]=$$SearchEffect;[.$D245]=$$SearchEffect;[.$E245]=$$SearchEffect;[.$F245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Lingering Damage Stamina</text:p>
          </table:table-cell>
          <table:table-cell office:value-type="string" table:style-name="ce9">
            <text:p>Fortify Destruction</text:p>
          </table:table-cell>
          <table:table-cell office:value-type="string" table:style-name="ce1">
            <text:p>cceejsse005-cave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ightshade</text:p>
          </table:table-cell>
          <table:table-cell office:value-type="string" office:string-value="" table:formula="of:=COM.MICROSOFT.IFS($$SearchEffect=&quot;&quot;;&quot;&quot;;OR([.$C246]=$$SearchEffect;[.$D246]=$$SearchEffect;[.$E246]=$$SearchEffect;[.$F246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Lingering Damage Stamina</text:p>
          </table:table-cell>
          <table:table-cell office:value-type="string" table:style-name="ce9">
            <text:p>Fortify Destructio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irnroot</text:p>
          </table:table-cell>
          <table:table-cell office:value-type="string" office:string-value="" table:formula="of:=COM.MICROSOFT.IFS($$SearchEffect=&quot;&quot;;&quot;&quot;;OR([.$C247]=$$SearchEffect;[.$D247]=$$SearchEffect;[.$E247]=$$SearchEffect;[.$F247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Invisibility</text:p>
          </table:table-cell>
          <table:table-cell office:value-type="string" table:style-name="ce9">
            <text:p>Resist Magic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dic Barnacle</text:p>
          </table:table-cell>
          <table:table-cell office:value-type="string" office:string-value="" table:formula="of:=COM.MICROSOFT.IFS($$SearchEffect=&quot;&quot;;&quot;&quot;;OR([.$C248]=$$SearchEffect;[.$D248]=$$SearchEffect;[.$E248]=$$SearchEffect;[.$F248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Waterbreathing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Fortify Pickpocket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Oak Hook-Tip Moth Wing</text:p>
          </table:table-cell>
          <table:table-cell office:value-type="string" office:string-value="" table:formula="of:=COM.MICROSOFT.IFS($$SearchEffect=&quot;&quot;;&quot;&quot;;OR([.$C249]=$$SearchEffect;[.$D249]=$$SearchEffect;[.$E249]=$$SearchEffect;[.$F249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Marksman</text:p>
          </table:table-cell>
          <table:table-cell office:value-type="string" table:style-name="ce9">
            <text:p>Restore Health</text:p>
          </table:table-cell>
          <table:table-cell office:value-type="string" table:style-name="ce9">
            <text:p>Cure Disease</text:p>
          </table:table-cell>
          <table:table-cell office:value-type="string" table:style-name="ce1">
            <text:p>Lepidopter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Ogre's Teeth</text:p>
          </table:table-cell>
          <table:table-cell office:value-type="string" office:string-value="" table:formula="of:=COM.MICROSOFT.IFS($$SearchEffect=&quot;&quot;;&quot;&quot;;OR([.$C250]=$$SearchEffect;[.$D250]=$$SearchEffect;[.$E250]=$$SearchEffect;[.$F250]=$$SearchEffect);&quot;Y&quot;;TRUE;&quot;&quot;)" table:number-matrix-columns-spanned="1" table:number-matrix-rows-spanned="1" table:style-name="ce7"/>
          <table:table-cell office:value-type="string" table:style-name="ce9">
            <text:p>Weakness to Shock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Lingering Damage Magicka</text:p>
          </table:table-cell>
          <table:table-cell office:value-type="string" table:style-name="ce1">
            <text:p>1Ogr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Ogre's Teeth</text:p>
          </table:table-cell>
          <table:table-cell office:value-type="string" office:string-value="" table:formula="of:=COM.MICROSOFT.IFS($$SearchEffect=&quot;&quot;;&quot;&quot;;OR([.$C251]=$$SearchEffect;[.$D251]=$$SearchEffect;[.$E251]=$$SearchEffect;[.$F251]=$$SearchEffect);&quot;Y&quot;;TRUE;&quot;&quot;)" table:number-matrix-columns-spanned="1" table:number-matrix-rows-spanned="1" table:style-name="ce7"/>
          <table:table-cell office:value-type="string" table:style-name="ce9">
            <text:p>Weakness to Shock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Lingering Damage Magicka</text:p>
          </table:table-cell>
          <table:table-cell office:value-type="string" table:style-name="ce9">
            <text:p>Regenerate Health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Ogrim Fat</text:p>
          </table:table-cell>
          <table:table-cell office:value-type="string" office:string-value="" table:formula="of:=COM.MICROSOFT.IFS($$SearchEffect=&quot;&quot;;&quot;&quot;;OR([.$C252]=$$SearchEffect;[.$D252]=$$SearchEffect;[.$E252]=$$SearchEffect;[.$F252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Damage Magicka</text:p>
          </table:table-cell>
          <table:table-cell office:value-type="string" table:style-name="ce1">
            <text:p>Vigilant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Orange Dartwing</text:p>
          </table:table-cell>
          <table:table-cell office:value-type="string" office:string-value="" table:formula="of:=COM.MICROSOFT.IFS($$SearchEffect=&quot;&quot;;&quot;&quot;;OR([.$C253]=$$SearchEffect;[.$D253]=$$SearchEffect;[.$E253]=$$SearchEffect;[.$F253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Fortify Pickpocket</text:p>
          </table:table-cell>
          <table:table-cell office:value-type="string" table:style-name="ce9">
            <text:p>Lingering Damage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ahmar-raht Tooth</text:p>
          </table:table-cell>
          <table:table-cell office:value-type="string" office:string-value="" table:formula="of:=COM.MICROSOFT.IFS($$SearchEffect=&quot;&quot;;&quot;&quot;;OR([.$C254]=$$SearchEffect;[.$D254]=$$SearchEffect;[.$E254]=$$SearchEffect;[.$F254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Heavy Armor</text:p>
          </table:table-cell>
          <table:table-cell office:value-type="string" table:style-name="ce9">
            <text:p>Fortify Smithing</text:p>
          </table:table-cell>
          <table:table-cell office:value-type="string" table:style-name="ce9">
            <text:p>Weakness to Poison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earl</text:p>
          </table:table-cell>
          <table:table-cell office:value-type="string" office:string-value="" table:formula="of:=COM.MICROSOFT.IFS($$SearchEffect=&quot;&quot;;&quot;&quot;;OR([.$C255]=$$SearchEffect;[.$D255]=$$SearchEffect;[.$E255]=$$SearchEffect;[.$F255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Block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Resist Shock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earlfish</text:p>
          </table:table-cell>
          <table:table-cell office:value-type="string" office:string-value="" table:formula="of:=COM.MICROSOFT.IFS($$SearchEffect=&quot;&quot;;&quot;&quot;;OR([.$C256]=$$SearchEffect;[.$D256]=$$SearchEffect;[.$E256]=$$SearchEffect;[.$F256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Fortify Smithing</text:p>
          </table:table-cell>
          <table:table-cell office:value-type="string" table:style-name="ce9">
            <text:p>Fortify One-handed</text:p>
          </table:table-cell>
          <table:table-cell office:value-type="string" table:style-name="ce1">
            <text:p>ccbgssse001-fish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erfect Roe</text:p>
          </table:table-cell>
          <table:table-cell office:value-type="string" office:string-value="" table:formula="of:=COM.MICROSOFT.IFS($$SearchEffect=&quot;&quot;;&quot;&quot;;OR([.$C257]=$$SearchEffect;[.$D257]=$$SearchEffect;[.$E257]=$$SearchEffect;[.$F257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Waterbreathing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Regenerate Magicka</text:p>
          </table:table-cell>
          <table:table-cell office:value-type="string" table:style-name="ce1">
            <text:p>DBM_CC_FishingHOWPatc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etrous Chaurus Eggs</text:p>
          </table:table-cell>
          <table:table-cell office:value-type="string" office:string-value="" table:formula="of:=COM.MICROSOFT.IFS($$SearchEffect=&quot;&quot;;&quot;&quot;;OR([.$C258]=$$SearchEffect;[.$D258]=$$SearchEffect;[.$E258]=$$SearchEffect;[.$F258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Invisibility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etrous Nordic Barnacle</text:p>
          </table:table-cell>
          <table:table-cell office:value-type="string" office:string-value="" table:formula="of:=COM.MICROSOFT.IFS($$SearchEffect=&quot;&quot;;&quot;&quot;;OR([.$C259]=$$SearchEffect;[.$D259]=$$SearchEffect;[.$E259]=$$SearchEffect;[.$F259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Ravage Stamina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etrous Spider Egg</text:p>
          </table:table-cell>
          <table:table-cell office:value-type="string" office:string-value="" table:formula="of:=COM.MICROSOFT.IFS($$SearchEffect=&quot;&quot;;&quot;&quot;;OR([.$C260]=$$SearchEffect;[.$D260]=$$SearchEffect;[.$E260]=$$SearchEffect;[.$F260]=$$SearchEffect);&quot;Y&quot;;TRUE;&quot;&quot;)" table:number-matrix-columns-spanned="1" table:number-matrix-rows-spanned="1" table:style-name="ce7"/>
          <table:table-cell office:value-type="string" table:style-name="ce9">
            <text:p>Fortify Marksman</text:p>
          </table:table-cell>
          <table:table-cell office:value-type="string" table:style-name="ce9">
            <text:p>Damage Magicka Regen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ine Thrush Egg</text:p>
          </table:table-cell>
          <table:table-cell office:value-type="string" office:string-value="" table:formula="of:=COM.MICROSOFT.IFS($$SearchEffect=&quot;&quot;;&quot;&quot;;OR([.$C261]=$$SearchEffect;[.$D261]=$$SearchEffect;[.$E261]=$$SearchEffect;[.$F261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Lockpicking</text:p>
          </table:table-cell>
          <table:table-cell office:value-type="string" table:style-name="ce9">
            <text:p>Weakness to Poison</text:p>
          </table:table-cell>
          <table:table-cell office:value-type="string" table:style-name="ce9">
            <text:p>Resist Shock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lague Raven Claw</text:p>
          </table:table-cell>
          <table:table-cell office:value-type="string" office:string-value="" table:formula="of:=COM.MICROSOFT.IFS($$SearchEffect=&quot;&quot;;&quot;&quot;;OR([.$C262]=$$SearchEffect;[.$D262]=$$SearchEffect;[.$E262]=$$SearchEffect;[.$F262]=$$SearchEffect);&quot;Y&quot;;TRUE;&quot;&quot;)" table:number-matrix-columns-spanned="1" table:number-matrix-rows-spanned="1" table:style-name="ce7"/>
          <table:table-cell office:value-type="string" table:style-name="ce9">
            <text:p>Resist Magic</text:p>
          </table:table-cell>
          <table:table-cell office:value-type="string" table:style-name="ce9">
            <text:p>Lingering Damage Magicka</text:p>
          </table:table-cell>
          <table:table-cell office:value-type="string" table:style-name="ce9">
            <text:p>Fortify Enchanting</text:p>
          </table:table-cell>
          <table:table-cell office:value-type="string" table:style-name="ce9">
            <text:p>Fortify Barter</text:p>
          </table:table-cell>
          <table:table-cell office:value-type="string" table:style-name="ce1">
            <text:p>Vigilant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lague Raven Feathers</text:p>
          </table:table-cell>
          <table:table-cell office:value-type="string" office:string-value="" table:formula="of:=COM.MICROSOFT.IFS($$SearchEffect=&quot;&quot;;&quot;&quot;;OR([.$C263]=$$SearchEffect;[.$D263]=$$SearchEffect;[.$E263]=$$SearchEffect;[.$F263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Weakness to Shock</text:p>
          </table:table-cell>
          <table:table-cell office:value-type="string" table:style-name="ce1">
            <text:p>Vigilant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oison Bloom</text:p>
          </table:table-cell>
          <table:table-cell office:value-type="string" office:string-value="" table:formula="of:=COM.MICROSOFT.IFS($$SearchEffect=&quot;&quot;;&quot;&quot;;OR([.$C264]=$$SearchEffect;[.$D264]=$$SearchEffect;[.$E264]=$$SearchEffect;[.$F264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Fear</text:p>
          </table:table-cell>
          <table:table-cell office:value-type="string" table:style-name="ce1">
            <text:p>Dawnguard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ounded Hagraven Claw<text:tab/></text:p>
          </table:table-cell>
          <table:table-cell office:value-type="string" office:string-value="" table:formula="of:=COM.MICROSOFT.IFS($$SearchEffect=&quot;&quot;;&quot;&quot;;OR([.$C265]=$$SearchEffect;[.$D265]=$$SearchEffect;[.$E265]=$$SearchEffect;[.$F265]=$$SearchEffect);&quot;Y&quot;;TRUE;&quot;&quot;)" table:number-matrix-columns-spanned="1" table:number-matrix-rows-spanned="1" table:style-name="ce7"/>
          <table:table-cell office:value-type="string" table:style-name="ce9">
            <text:p>Fortify Barter</text:p>
          </table:table-cell>
          <table:table-cell office:value-type="string" table:style-name="ce9">
            <text:p>Lingering Damage Magicka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ounded Hawk Beak<text:tab/></text:p>
          </table:table-cell>
          <table:table-cell office:value-type="string" office:string-value="" table:formula="of:=COM.MICROSOFT.IFS($$SearchEffect=&quot;&quot;;&quot;&quot;;OR([.$C266]=$$SearchEffect;[.$D266]=$$SearchEffect;[.$E266]=$$SearchEffect;[.$F266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Carry Weight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ounded Sabre Cat Tooth</text:p>
          </table:table-cell>
          <table:table-cell office:value-type="string" office:string-value="" table:formula="of:=COM.MICROSOFT.IFS($$SearchEffect=&quot;&quot;;&quot;&quot;;OR([.$C267]=$$SearchEffect;[.$D267]=$$SearchEffect;[.$E267]=$$SearchEffect;[.$F267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Weakness to Poison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owdered Mammoth Tusk</text:p>
          </table:table-cell>
          <table:table-cell office:value-type="string" office:string-value="" table:formula="of:=COM.MICROSOFT.IFS($$SearchEffect=&quot;&quot;;&quot;&quot;;OR([.$C268]=$$SearchEffect;[.$D268]=$$SearchEffect;[.$E268]=$$SearchEffect;[.$F268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Sneak</text:p>
          </table:table-cell>
          <table:table-cell office:value-type="string" table:style-name="ce9">
            <text:p>Weakness to Fire</text:p>
          </table:table-cell>
          <table:table-cell office:value-type="string" table:style-name="ce9">
            <text:p>Fear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riest of Arkay's Heart</text:p>
          </table:table-cell>
          <table:table-cell office:value-type="string" office:string-value="" table:formula="of:=COM.MICROSOFT.IFS($$SearchEffect=&quot;&quot;;&quot;&quot;;OR([.$C269]=$$SearchEffect;[.$D269]=$$SearchEffect;[.$E269]=$$SearchEffect;[.$F269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Ravage Stamina</text:p>
          </table:table-cell>
          <table:table-cell office:value-type="string" table:style-name="ce1">
            <text:p>Undeat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urple Butterfly Wing</text:p>
          </table:table-cell>
          <table:table-cell office:value-type="string" office:string-value="" table:formula="of:=COM.MICROSOFT.IFS($$SearchEffect=&quot;&quot;;&quot;&quot;;OR([.$C270]=$$SearchEffect;[.$D270]=$$SearchEffect;[.$E270]=$$SearchEffect;[.$F270]=$$SearchEffect);&quot;Y&quot;;TRUE;&quot;&quot;)" table:number-matrix-columns-spanned="1" table:number-matrix-rows-spanned="1" table:style-name="ce7"/>
          <table:table-cell office:value-type="string" table:style-name="ce9">
            <text:p>Regenerate Health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Regenerate Stamina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ccbgssse025-advdsgs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urple Mountain Flower</text:p>
          </table:table-cell>
          <table:table-cell office:value-type="string" office:string-value="" table:formula="of:=COM.MICROSOFT.IFS($$SearchEffect=&quot;&quot;;&quot;&quot;;OR([.$C271]=$$SearchEffect;[.$D271]=$$SearchEffect;[.$E271]=$$SearchEffect;[.$F271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Sneak</text:p>
          </table:table-cell>
          <table:table-cell office:value-type="string" table:style-name="ce9">
            <text:p>Lingering Damage Magicka</text:p>
          </table:table-cell>
          <table:table-cell office:value-type="string" table:style-name="ce9">
            <text:p>Resist Frost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utrid Sload Fat</text:p>
          </table:table-cell>
          <table:table-cell office:value-type="string" office:string-value="" table:formula="of:=COM.MICROSOFT.IFS($$SearchEffect=&quot;&quot;;&quot;&quot;;OR([.$C272]=$$SearchEffect;[.$D272]=$$SearchEffect;[.$E272]=$$SearchEffect;[.$F272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Weakness to Fire</text:p>
          </table:table-cell>
          <table:table-cell office:value-type="string" table:style-name="ce9">
            <text:p>Damage Stamina Regen</text:p>
          </table:table-cell>
          <table:table-cell office:value-type="string" table:style-name="ce9">
            <text:p>Damage Stamina</text:p>
          </table:table-cell>
          <table:table-cell office:value-type="string" table:style-name="ce1">
            <text:p>DAc0da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ygmy Sunfish</text:p>
          </table:table-cell>
          <table:table-cell office:value-type="string" office:string-value="" table:formula="of:=COM.MICROSOFT.IFS($$SearchEffect=&quot;&quot;;&quot;&quot;;OR([.$C273]=$$SearchEffect;[.$D273]=$$SearchEffect;[.$E273]=$$SearchEffect;[.$F273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Lingering Damage Magicka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Restoration</text:p>
          </table:table-cell>
          <table:table-cell office:value-type="string" table:style-name="ce1">
            <text:p>ccbgssse001-fish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at Tail</text:p>
          </table:table-cell>
          <table:table-cell office:value-type="string" office:string-value="" table:formula="of:=COM.MICROSOFT.IFS($$SearchEffect=&quot;&quot;;&quot;&quot;;OR([.$C274]=$$SearchEffect;[.$D274]=$$SearchEffect;[.$E274]=$$SearchEffect;[.$F274]=$$SearchEffect);&quot;Y&quot;;TRUE;&quot;&quot;)" table:number-matrix-columns-spanned="1" table:number-matrix-rows-spanned="1" table:style-name="ce7"/>
          <table:table-cell office:value-type="string" table:style-name="ce9">
            <text:p>Damage Stamina Regen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Fortify Light Armor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aven Feathers</text:p>
          </table:table-cell>
          <table:table-cell office:value-type="string" office:string-value="" table:formula="of:=COM.MICROSOFT.IFS($$SearchEffect=&quot;&quot;;&quot;&quot;;OR([.$C275]=$$SearchEffect;[.$D275]=$$SearchEffect;[.$E275]=$$SearchEffect;[.$F275]=$$SearchEffect);&quot;Y&quot;;TRUE;&quot;&quot;)" table:number-matrix-columns-spanned="1" table:number-matrix-rows-spanned="1" table:style-name="ce7"/>
          <table:table-cell office:value-type="string" table:style-name="ce9">
            <text:p>Night Eye</text:p>
          </table:table-cell>
          <table:table-cell office:value-type="string" table:style-name="ce9">
            <text:p>Fortify Barter</text:p>
          </table:table-cell>
          <table:table-cell office:value-type="string" table:style-name="ce9">
            <text:p>Fortify Pickpocket</text:p>
          </table:table-cell>
          <table:table-cell office:value-type="string" table:style-name="ce9">
            <text:p>Fortify Sneak</text:p>
          </table:table-cell>
          <table:table-cell office:value-type="string" table:style-name="ce1">
            <text:p>mihailcrowsandraven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aw Coffee Beans</text:p>
          </table:table-cell>
          <table:table-cell office:value-type="string" office:string-value="" table:formula="of:=COM.MICROSOFT.IFS($$SearchEffect=&quot;&quot;;&quot;&quot;;OR([.$C276]=$$SearchEffect;[.$D276]=$$SearchEffect;[.$E276]=$$SearchEffect;[.$F276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egenerate Stamina</text:p>
          </table:table-cell>
          <table:table-cell office:value-type="string" table:style-name="ce9">
            <text:p>Weakness to Poison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AX ValSerano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d Kelp Gas Bladder</text:p>
          </table:table-cell>
          <table:table-cell office:value-type="string" office:string-value="" table:formula="of:=COM.MICROSOFT.IFS($$SearchEffect=&quot;&quot;;&quot;&quot;;OR([.$C277]=$$SearchEffect;[.$D277]=$$SearchEffect;[.$E277]=$$SearchEffect;[.$F277]=$$SearchEffect);&quot;Y&quot;;TRUE;&quot;&quot;)" table:number-matrix-columns-spanned="1" table:number-matrix-rows-spanned="1" table:style-name="ce7"/>
          <table:table-cell office:value-type="string" table:style-name="ce9">
            <text:p>Regenerate Stamina</text:p>
          </table:table-cell>
          <table:table-cell office:value-type="string" table:style-name="ce9">
            <text:p>Waterbreathing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Fortify Magicka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d Mountain Flower</text:p>
          </table:table-cell>
          <table:table-cell office:value-type="string" office:string-value="" table:formula="of:=COM.MICROSOFT.IFS($$SearchEffect=&quot;&quot;;&quot;&quot;;OR([.$C278]=$$SearchEffect;[.$D278]=$$SearchEffect;[.$E278]=$$SearchEffect;[.$F278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dwort Flower</text:p>
          </table:table-cell>
          <table:table-cell office:value-type="string" office:string-value="Y" table:formula="of:=COM.MICROSOFT.IFS($$SearchEffect=&quot;&quot;;&quot;&quot;;OR([.$C279]=$$SearchEffect;[.$D279]=$$SearchEffect;[.$E279]=$$SearchEffect;[.$F279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Cure Poison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Invisibility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ligious Item</text:p>
          </table:table-cell>
          <table:table-cell office:value-type="string" office:string-value="" table:formula="of:=COM.MICROSOFT.IFS($$SearchEffect=&quot;&quot;;&quot;&quot;;OR([.$C280]=$$SearchEffect;[.$D280]=$$SearchEffect;[.$E280]=$$SearchEffect;[.$F280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Heavy Armor</text:p>
          </table:table-cell>
          <table:table-cell office:value-type="string" table:style-name="ce9">
            <text:p>Fortify Smithing</text:p>
          </table:table-cell>
          <table:table-cell office:value-type="string" table:style-name="ce9">
            <text:p>Weakness to Poison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nni's Heart</text:p>
          </table:table-cell>
          <table:table-cell office:value-type="string" office:string-value="" table:formula="of:=COM.MICROSOFT.IFS($$SearchEffect=&quot;&quot;;&quot;&quot;;OR([.$C281]=$$SearchEffect;[.$D281]=$$SearchEffect;[.$E281]=$$SearchEffect;[.$F281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renzy</text:p>
          </table:table-cell>
          <table:table-cell office:value-type="string" table:style-name="ce1">
            <text:p>3DNPC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iver Betty</text:p>
          </table:table-cell>
          <table:table-cell office:value-type="string" office:string-value="" table:formula="of:=COM.MICROSOFT.IFS($$SearchEffect=&quot;&quot;;&quot;&quot;;OR([.$C282]=$$SearchEffect;[.$D282]=$$SearchEffect;[.$E282]=$$SearchEffect;[.$F282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Fortify Alteration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Fortify Carry Weight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ivercrab Chitin</text:p>
          </table:table-cell>
          <table:table-cell office:value-type="string" office:string-value="" table:formula="of:=COM.MICROSOFT.IFS($$SearchEffect=&quot;&quot;;&quot;&quot;;OR([.$C283]=$$SearchEffect;[.$D283]=$$SearchEffect;[.$E283]=$$SearchEffect;[.$F283]=$$SearchEffect);&quot;Y&quot;;TRUE;&quot;&quot;)" table:number-matrix-columns-spanned="1" table:number-matrix-rows-spanned="1" table:style-name="ce7"/>
          <table:table-cell office:value-type="string" table:style-name="ce9">
            <text:p>Resist Fire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moonpat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ivercrab Chitin</text:p>
          </table:table-cell>
          <table:table-cell office:value-type="string" office:string-value="" table:formula="of:=COM.MICROSOFT.IFS($$SearchEffect=&quot;&quot;;&quot;&quot;;OR([.$C284]=$$SearchEffect;[.$D284]=$$SearchEffect;[.$E284]=$$SearchEffect;[.$F284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Resist Fire</text:p>
          </table:table-cell>
          <table:table-cell office:value-type="string" table:style-name="ce1">
            <text:p>TheBawbsWardenOfTheCoast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oasted Coffee Beans</text:p>
          </table:table-cell>
          <table:table-cell office:value-type="string" office:string-value="" table:formula="of:=COM.MICROSOFT.IFS($$SearchEffect=&quot;&quot;;&quot;&quot;;OR([.$C285]=$$SearchEffect;[.$D285]=$$SearchEffect;[.$E285]=$$SearchEffect;[.$F285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egenerate Stamina</text:p>
          </table:table-cell>
          <table:table-cell office:value-type="string" table:style-name="ce9">
            <text:p>Fortify Barter</text:p>
          </table:table-cell>
          <table:table-cell office:value-type="string" table:style-name="ce9">
            <text:p>Fortify Persuasion</text:p>
          </table:table-cell>
          <table:table-cell office:value-type="string" table:style-name="ce1">
            <text:p>AX ValSerano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ock Warbler Egg</text:p>
          </table:table-cell>
          <table:table-cell office:value-type="string" office:string-value="" table:formula="of:=COM.MICROSOFT.IFS($$SearchEffect=&quot;&quot;;&quot;&quot;;OR([.$C286]=$$SearchEffect;[.$D286]=$$SearchEffect;[.$E286]=$$SearchEffect;[.$F286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One-handed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Weakness to Magic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oobrush</text:p>
          </table:table-cell>
          <table:table-cell office:value-type="string" office:string-value="Y" table:formula="of:=COM.MICROSOFT.IFS($$SearchEffect=&quot;&quot;;&quot;&quot;;OR([.$C287]=$$SearchEffect;[.$D287]=$$SearchEffect;[.$E287]=$$SearchEffect;[.$F287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Weakness to Magic</text:p>
          </table:table-cell>
          <table:table-cell office:value-type="string" table:style-name="ce9">
            <text:p>Fortify Sneak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Cure Poiso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oots of the Blue Star</text:p>
          </table:table-cell>
          <table:table-cell office:value-type="string" office:string-value="" table:formula="of:=COM.MICROSOFT.IFS($$SearchEffect=&quot;&quot;;&quot;&quot;;OR([.$C288]=$$SearchEffect;[.$D288]=$$SearchEffect;[.$E288]=$$SearchEffect;[.$F288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Damage Stamina Regen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Weakness to Magic</text:p>
          </table:table-cell>
          <table:table-cell office:value-type="string" table:style-name="ce1">
            <text:p>Glenmoril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ose</text:p>
          </table:table-cell>
          <table:table-cell office:value-type="string" office:string-value="" table:formula="of:=COM.MICROSOFT.IFS($$SearchEffect=&quot;&quot;;&quot;&quot;;OR([.$C289]=$$SearchEffect;[.$D289]=$$SearchEffect;[.$E289]=$$SearchEffect;[.$F289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Ravage Stamina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Weakness to Poison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oses</text:p>
          </table:table-cell>
          <table:table-cell office:value-type="string" office:string-value="" table:formula="of:=COM.MICROSOFT.IFS($$SearchEffect=&quot;&quot;;&quot;&quot;;OR([.$C290]=$$SearchEffect;[.$D290]=$$SearchEffect;[.$E290]=$$SearchEffect;[.$F290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Ravage Stamina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Weakness to Poison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ot Scale</text:p>
          </table:table-cell>
          <table:table-cell office:value-type="string" office:string-value="" table:formula="of:=COM.MICROSOFT.IFS($$SearchEffect=&quot;&quot;;&quot;&quot;;OR([.$C291]=$$SearchEffect;[.$D291]=$$SearchEffect;[.$E291]=$$SearchEffect;[.$F291]=$$SearchEffect);&quot;Y&quot;;TRUE;&quot;&quot;)" table:number-matrix-columns-spanned="1" table:number-matrix-rows-spanned="1" table:style-name="ce7"/>
          <table:table-cell office:value-type="string" table:style-name="ce9">
            <text:p>Slow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Fear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Identity Crisi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ot Scale</text:p>
          </table:table-cell>
          <table:table-cell office:value-type="string" office:string-value="" table:formula="of:=COM.MICROSOFT.IFS($$SearchEffect=&quot;&quot;;&quot;&quot;;OR([.$C292]=$$SearchEffect;[.$D292]=$$SearchEffect;[.$E292]=$$SearchEffect;[.$F292]=$$SearchEffect);&quot;Y&quot;;TRUE;&quot;&quot;)" table:number-matrix-columns-spanned="1" table:number-matrix-rows-spanned="1" table:style-name="ce7"/>
          <table:table-cell office:value-type="string" table:style-name="ce9">
            <text:p>Slow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Fear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Update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abre Cat Tooth</text:p>
          </table:table-cell>
          <table:table-cell office:value-type="string" office:string-value="" table:formula="of:=COM.MICROSOFT.IFS($$SearchEffect=&quot;&quot;;&quot;&quot;;OR([.$C293]=$$SearchEffect;[.$D293]=$$SearchEffect;[.$E293]=$$SearchEffect;[.$F293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Heavy Armor</text:p>
          </table:table-cell>
          <table:table-cell office:value-type="string" table:style-name="ce9">
            <text:p>Fortify Smithing</text:p>
          </table:table-cell>
          <table:table-cell office:value-type="string" table:style-name="ce9">
            <text:p>Weakness to Poiso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almon Roe</text:p>
          </table:table-cell>
          <table:table-cell office:value-type="string" office:string-value="" table:formula="of:=COM.MICROSOFT.IFS($$SearchEffect=&quot;&quot;;&quot;&quot;;OR([.$C294]=$$SearchEffect;[.$D294]=$$SearchEffect;[.$E294]=$$SearchEffect;[.$F294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Waterbreathing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Regenerate Magicka</text:p>
          </table:table-cell>
          <table:table-cell office:value-type="string" table:style-name="ce1">
            <text:p>HearthFires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alt Pile</text:p>
          </table:table-cell>
          <table:table-cell office:value-type="string" office:string-value="" table:formula="of:=COM.MICROSOFT.IFS($$SearchEffect=&quot;&quot;;&quot;&quot;;OR([.$C295]=$$SearchEffect;[.$D295]=$$SearchEffect;[.$E295]=$$SearchEffect;[.$F295]=$$SearchEffect);&quot;Y&quot;;TRUE;&quot;&quot;)" table:number-matrix-columns-spanned="1" table:number-matrix-rows-spanned="1" table:style-name="ce7"/>
          <table:table-cell office:value-type="string" table:style-name="ce9">
            <text:p>Weakness to Magic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Regenerate Magick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alt Pile</text:p>
          </table:table-cell>
          <table:table-cell office:value-type="string" office:string-value="" table:formula="of:=COM.MICROSOFT.IFS($$SearchEffect=&quot;&quot;;&quot;&quot;;OR([.$C296]=$$SearchEffect;[.$D296]=$$SearchEffect;[.$E296]=$$SearchEffect;[.$F296]=$$SearchEffect);&quot;Y&quot;;TRUE;&quot;&quot;)" table:number-matrix-columns-spanned="1" table:number-matrix-rows-spanned="1" table:style-name="ce7"/>
          <table:table-cell office:value-type="string" table:style-name="ce9">
            <text:p>Weakness to Magic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Regenerate Magick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altrice</text:p>
          </table:table-cell>
          <table:table-cell office:value-type="string" office:string-value="" table:formula="of:=COM.MICROSOFT.IFS($$SearchEffect=&quot;&quot;;&quot;&quot;;OR([.$C297]=$$SearchEffect;[.$D297]=$$SearchEffect;[.$E297]=$$SearchEffect;[.$F297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Damage Stamina Regen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altrice</text:p>
          </table:table-cell>
          <table:table-cell office:value-type="string" office:string-value="" table:formula="of:=COM.MICROSOFT.IFS($$SearchEffect=&quot;&quot;;&quot;&quot;;OR([.$C298]=$$SearchEffect;[.$D298]=$$SearchEffect;[.$E298]=$$SearchEffect;[.$F298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more plants all extr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alts of the Void</text:p>
          </table:table-cell>
          <table:table-cell office:value-type="string" office:string-value="" table:formula="of:=COM.MICROSOFT.IFS($$SearchEffect=&quot;&quot;;&quot;&quot;;OR([.$C299]=$$SearchEffect;[.$D299]=$$SearchEffect;[.$E299]=$$SearchEffect;[.$F299]=$$SearchEffect);&quot;Y&quot;;TRUE;&quot;&quot;)" table:number-matrix-columns-spanned="1" table:number-matrix-rows-spanned="1" table:style-name="ce7"/>
          <table:table-cell office:value-type="string" table:style-name="ce9">
            <text:p>Weakness to Shock</text:p>
          </table:table-cell>
          <table:table-cell office:value-type="string" table:style-name="ce9">
            <text:p>Resist Magic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Fortify Magick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alty Troll Fat</text:p>
          </table:table-cell>
          <table:table-cell office:value-type="string" office:string-value="" table:formula="of:=COM.MICROSOFT.IFS($$SearchEffect=&quot;&quot;;&quot;&quot;;OR([.$C300]=$$SearchEffect;[.$D300]=$$SearchEffect;[.$E300]=$$SearchEffect;[.$F300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Fortify Two-handed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and Runner Egg</text:p>
          </table:table-cell>
          <table:table-cell office:value-type="string" office:string-value="Y" table:formula="of:=COM.MICROSOFT.IFS($$SearchEffect=&quot;&quot;;&quot;&quot;;OR([.$C301]=$$SearchEffect;[.$D301]=$$SearchEffect;[.$E301]=$$SearchEffect;[.$F301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Invisibility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Cure Poison</text:p>
          </table:table-cell>
          <table:table-cell office:value-type="string" table:style-name="ce1">
            <text:p>Vigilant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calon Fin</text:p>
          </table:table-cell>
          <table:table-cell office:value-type="string" office:string-value="" table:formula="of:=COM.MICROSOFT.IFS($$SearchEffect=&quot;&quot;;&quot;&quot;;OR([.$C302]=$$SearchEffect;[.$D302]=$$SearchEffect;[.$E302]=$$SearchEffect;[.$F302]=$$SearchEffect);&quot;Y&quot;;TRUE;&quot;&quot;)" table:number-matrix-columns-spanned="1" table:number-matrix-rows-spanned="1" table:style-name="ce7"/>
          <table:table-cell office:value-type="string" table:style-name="ce9">
            <text:p>Waterbreathing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Lingering Damage Magicka</text:p>
          </table:table-cell>
          <table:table-cell office:value-type="string" table:style-name="ce9">
            <text:p>Damage Magicka Rege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caly Pholiota</text:p>
          </table:table-cell>
          <table:table-cell office:value-type="string" office:string-value="" table:formula="of:=COM.MICROSOFT.IFS($$SearchEffect=&quot;&quot;;&quot;&quot;;OR([.$C303]=$$SearchEffect;[.$D303]=$$SearchEffect;[.$E303]=$$SearchEffect;[.$F303]=$$SearchEffect);&quot;Y&quot;;TRUE;&quot;&quot;)" table:number-matrix-columns-spanned="1" table:number-matrix-rows-spanned="1" table:style-name="ce7"/>
          <table:table-cell office:value-type="string" table:style-name="ce9">
            <text:p>Weakness to Magic</text:p>
          </table:table-cell>
          <table:table-cell office:value-type="string" table:style-name="ce9">
            <text:p>Fortify Illusion</text:p>
          </table:table-cell>
          <table:table-cell office:value-type="string" table:style-name="ce9">
            <text:p>Regenerate Stamina</text:p>
          </table:table-cell>
          <table:table-cell office:value-type="string" table:style-name="ce9">
            <text:p>Fortify Carry Weight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camp Ear</text:p>
          </table:table-cell>
          <table:table-cell office:value-type="string" office:string-value="" table:formula="of:=COM.MICROSOFT.IFS($$SearchEffect=&quot;&quot;;&quot;&quot;;OR([.$C304]=$$SearchEffect;[.$D304]=$$SearchEffect;[.$E304]=$$SearchEffect;[.$F304]=$$SearchEffect);&quot;Y&quot;;TRUE;&quot;&quot;)" table:number-matrix-columns-spanned="1" table:number-matrix-rows-spanned="1" table:style-name="ce7"/>
          <table:table-cell office:value-type="string" table:style-name="ce9">
            <text:p>Damage Stamina Regen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Fortify Light Armor</text:p>
          </table:table-cell>
          <table:table-cell office:value-type="string" table:style-name="ce1">
            <text:p>Vigilant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camp Ear (Dark)</text:p>
          </table:table-cell>
          <table:table-cell office:value-type="string" office:string-value="" table:formula="of:=COM.MICROSOFT.IFS($$SearchEffect=&quot;&quot;;&quot;&quot;;OR([.$C305]=$$SearchEffect;[.$D305]=$$SearchEffect;[.$E305]=$$SearchEffect;[.$F305]=$$SearchEffect);&quot;Y&quot;;TRUE;&quot;&quot;)" table:number-matrix-columns-spanned="1" table:number-matrix-rows-spanned="1" table:style-name="ce7"/>
          <table:table-cell office:value-type="string" table:style-name="ce9">
            <text:p>Damage Magicka Regen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Fortify Heavy Armor</text:p>
          </table:table-cell>
          <table:table-cell office:value-type="string" table:style-name="ce1">
            <text:p>Vigilant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cathecraw</text:p>
          </table:table-cell>
          <table:table-cell office:value-type="string" office:string-value="" table:formula="of:=COM.MICROSOFT.IFS($$SearchEffect=&quot;&quot;;&quot;&quot;;OR([.$C306]=$$SearchEffect;[.$D306]=$$SearchEffect;[.$E306]=$$SearchEffect;[.$F306]=$$SearchEffect);&quot;Y&quot;;TRUE;&quot;&quot;)" table:number-matrix-columns-spanned="1" table:number-matrix-rows-spanned="1" table:style-name="ce7"/>
          <table:table-cell office:value-type="string" table:style-name="ce9">
            <text:p>Ravage Health</text:p>
          </table:table-cell>
          <table:table-cell office:value-type="string" table:style-name="ce9">
            <text:p>Ravage Stamina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Lingering Damage Health</text:p>
          </table:table-cell>
          <table:table-cell office:value-type="string" table:style-name="ce1">
            <text:p>Dragonborn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creaming Maw</text:p>
          </table:table-cell>
          <table:table-cell office:value-type="string" office:string-value="" table:formula="of:=COM.MICROSOFT.IFS($$SearchEffect=&quot;&quot;;&quot;&quot;;OR([.$C307]=$$SearchEffect;[.$D307]=$$SearchEffect;[.$E307]=$$SearchEffect;[.$F307]=$$SearchEffect);&quot;Y&quot;;TRUE;&quot;&quot;)" table:number-matrix-columns-spanned="1" table:number-matrix-rows-spanned="1" table:style-name="ce7"/>
          <table:table-cell office:value-type="string" table:style-name="ce9">
            <text:p>Regenerate Magicka</text:p>
          </table:table-cell>
          <table:table-cell office:value-type="string" table:style-name="ce9">
            <text:p>Fortify Alteration</text:p>
          </table:table-cell>
          <table:table-cell office:value-type="string" table:style-name="ce9">
            <text:p>Invisibility</text:p>
          </table:table-cell>
          <table:table-cell office:value-type="string" table:style-name="ce9">
            <text:p>Regenerate Health</text:p>
          </table:table-cell>
          <table:table-cell office:value-type="string" table:style-name="ce1">
            <text:p>Identity Crisi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creaming Maw</text:p>
          </table:table-cell>
          <table:table-cell office:value-type="string" office:string-value="" table:formula="of:=COM.MICROSOFT.IFS($$SearchEffect=&quot;&quot;;&quot;&quot;;OR([.$C308]=$$SearchEffect;[.$D308]=$$SearchEffect;[.$E308]=$$SearchEffect;[.$F308]=$$SearchEffect);&quot;Y&quot;;TRUE;&quot;&quot;)" table:number-matrix-columns-spanned="1" table:number-matrix-rows-spanned="1" table:style-name="ce7"/>
          <table:table-cell office:value-type="string" table:style-name="ce9">
            <text:p>Regenerate Magicka</text:p>
          </table:table-cell>
          <table:table-cell office:value-type="string" table:style-name="ce9">
            <text:p>Fortify Alteration</text:p>
          </table:table-cell>
          <table:table-cell office:value-type="string" table:style-name="ce9">
            <text:p>Invisibility</text:p>
          </table:table-cell>
          <table:table-cell office:value-type="string" table:style-name="ce9">
            <text:p>Regenerate Health</text:p>
          </table:table-cell>
          <table:table-cell office:value-type="string" table:style-name="ce1">
            <text:p>Update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crib Jelly</text:p>
          </table:table-cell>
          <table:table-cell office:value-type="string" office:string-value="Y" table:formula="of:=COM.MICROSOFT.IFS($$SearchEffect=&quot;&quot;;&quot;&quot;;OR([.$C309]=$$SearchEffect;[.$D309]=$$SearchEffect;[.$E309]=$$SearchEffect;[.$F309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Cure Poison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Regenerate Stamina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crib Jerky</text:p>
          </table:table-cell>
          <table:table-cell office:value-type="string" office:string-value="" table:formula="of:=COM.MICROSOFT.IFS($$SearchEffect=&quot;&quot;;&quot;&quot;;OR([.$C310]=$$SearchEffect;[.$D310]=$$SearchEffect;[.$E310]=$$SearchEffect;[.$F310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Waterbreathing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eagull Feathers</text:p>
          </table:table-cell>
          <table:table-cell office:value-type="string" office:string-value="Y" table:formula="of:=COM.MICROSOFT.IFS($$SearchEffect=&quot;&quot;;&quot;&quot;;OR([.$C311]=$$SearchEffect;[.$D311]=$$SearchEffect;[.$E311]=$$SearchEffect;[.$F311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Restore Stamina</text:p>
          </table:table-cell>
          <table:table-cell office:value-type="string" table:style-name="ce9">
            <text:p>Fortify Lockpicking</text:p>
          </table:table-cell>
          <table:table-cell office:value-type="string" table:style-name="ce9">
            <text:p>Cure Poison</text:p>
          </table:table-cell>
          <table:table-cell office:value-type="string" table:style-name="ce9">
            <text:p>Resist Magic</text:p>
          </table:table-cell>
          <table:table-cell office:value-type="string" table:style-name="ce1">
            <text:p>mihailseagull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erpent Fang</text:p>
          </table:table-cell>
          <table:table-cell office:value-type="string" office:string-value="" table:formula="of:=COM.MICROSOFT.IFS($$SearchEffect=&quot;&quot;;&quot;&quot;;OR([.$C312]=$$SearchEffect;[.$D312]=$$SearchEffect;[.$E312]=$$SearchEffect;[.$F312]=$$SearchEffect);&quot;Y&quot;;TRUE;&quot;&quot;)" table:number-matrix-columns-spanned="1" table:number-matrix-rows-spanned="1" table:style-name="ce7"/>
          <table:table-cell office:value-type="string" table:style-name="ce9">
            <text:p>Resist Frost</text:p>
          </table:table-cell>
          <table:table-cell office:value-type="string" table:style-name="ce9">
            <text:p>Fortify Sneak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Weakness to Poison</text:p>
          </table:table-cell>
          <table:table-cell office:value-type="string" table:style-name="ce1">
            <text:p>DAc0da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haman's Heart</text:p>
          </table:table-cell>
          <table:table-cell office:value-type="string" office:string-value="" table:formula="of:=COM.MICROSOFT.IFS($$SearchEffect=&quot;&quot;;&quot;&quot;;OR([.$C313]=$$SearchEffect;[.$D313]=$$SearchEffect;[.$E313]=$$SearchEffect;[.$F313]=$$SearchEffect);&quot;Y&quot;;TRUE;&quot;&quot;)" table:number-matrix-columns-spanned="1" table:number-matrix-rows-spanned="1" table:style-name="ce7"/>
          <table:table-cell office:value-type="string" table:style-name="ce9">
            <text:p>Shaman's Heart</text:p>
          </table:table-cell>
          <table:table-cell table:style-name="ce9"/>
          <table:table-cell table:style-name="ce9"/>
          <table:table-cell table:style-name="ce9"/>
          <table:table-cell office:value-type="string" table:style-name="ce1">
            <text:p>Tales of Skyrim - Berserkyr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hroom Beetle Legs</text:p>
          </table:table-cell>
          <table:table-cell office:value-type="string" office:string-value="Y" table:formula="of:=COM.MICROSOFT.IFS($$SearchEffect=&quot;&quot;;&quot;&quot;;OR([.$C314]=$$SearchEffect;[.$D314]=$$SearchEffect;[.$E314]=$$SearchEffect;[.$F314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Spell Absorption</text:p>
          </table:table-cell>
          <table:table-cell office:value-type="string" table:style-name="ce9">
            <text:p>Cure Poison</text:p>
          </table:table-cell>
          <table:table-cell office:value-type="string" table:style-name="ce9">
            <text:p>Light</text:p>
          </table:table-cell>
          <table:table-cell office:value-type="string" table:style-name="ce9">
            <text:p>Night Eye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hynettle Lily</text:p>
          </table:table-cell>
          <table:table-cell office:value-type="string" office:string-value="" table:formula="of:=COM.MICROSOFT.IFS($$SearchEffect=&quot;&quot;;&quot;&quot;;OR([.$C315]=$$SearchEffect;[.$D315]=$$SearchEffect;[.$E315]=$$SearchEffect;[.$F315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Ravage Stamina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Weakness to Poison</text:p>
          </table:table-cell>
          <table:table-cell office:value-type="string" table:style-name="ce1">
            <text:p>arnima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iligonder Egg</text:p>
          </table:table-cell>
          <table:table-cell office:value-type="string" office:string-value="" table:formula="of:=COM.MICROSOFT.IFS($$SearchEffect=&quot;&quot;;&quot;&quot;;OR([.$C316]=$$SearchEffect;[.$D316]=$$SearchEffect;[.$E316]=$$SearchEffect;[.$F316]=$$SearchEffect);&quot;Y&quot;;TRUE;&quot;&quot;)" table:number-matrix-columns-spanned="1" table:number-matrix-rows-spanned="1" table:style-name="ce7"/>
          <table:table-cell office:value-type="string" table:style-name="ce9">
            <text:p>Weakness to Poison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moonpat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ilverside Perch</text:p>
          </table:table-cell>
          <table:table-cell office:value-type="string" office:string-value="" table:formula="of:=COM.MICROSOFT.IFS($$SearchEffect=&quot;&quot;;&quot;&quot;;OR([.$C317]=$$SearchEffect;[.$D317]=$$SearchEffect;[.$E317]=$$SearchEffect;[.$F317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Damage Stamina Regen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Resist Frost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imon Rodayne's Heart</text:p>
          </table:table-cell>
          <table:table-cell office:value-type="string" office:string-value="" table:formula="of:=COM.MICROSOFT.IFS($$SearchEffect=&quot;&quot;;&quot;&quot;;OR([.$C318]=$$SearchEffect;[.$D318]=$$SearchEffect;[.$E318]=$$SearchEffect;[.$F318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renzy</text:p>
          </table:table-cell>
          <table:table-cell office:value-type="string" table:style-name="ce1">
            <text:p>ccedhsse002-splkntset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inister Salt Pile</text:p>
          </table:table-cell>
          <table:table-cell office:value-type="string" office:string-value="" table:formula="of:=COM.MICROSOFT.IFS($$SearchEffect=&quot;&quot;;&quot;&quot;;OR([.$C319]=$$SearchEffect;[.$D319]=$$SearchEffect;[.$E319]=$$SearchEffect;[.$F319]=$$SearchEffect);&quot;Y&quot;;TRUE;&quot;&quot;)" table:number-matrix-columns-spanned="1" table:number-matrix-rows-spanned="1" table:style-name="ce7"/>
          <table:table-cell office:value-type="string" table:style-name="ce9">
            <text:p>Weakness to Magic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Regenerate Magick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keever Tail</text:p>
          </table:table-cell>
          <table:table-cell office:value-type="string" office:string-value="" table:formula="of:=COM.MICROSOFT.IFS($$SearchEffect=&quot;&quot;;&quot;&quot;;OR([.$C320]=$$SearchEffect;[.$D320]=$$SearchEffect;[.$E320]=$$SearchEffect;[.$F320]=$$SearchEffect);&quot;Y&quot;;TRUE;&quot;&quot;)" table:number-matrix-columns-spanned="1" table:number-matrix-rows-spanned="1" table:style-name="ce7"/>
          <table:table-cell office:value-type="string" table:style-name="ce9">
            <text:p>Damage Stamina Regen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Fortify Light Armor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laughterfish Egg</text:p>
          </table:table-cell>
          <table:table-cell office:value-type="string" office:string-value="" table:formula="of:=COM.MICROSOFT.IFS($$SearchEffect=&quot;&quot;;&quot;&quot;;OR([.$C321]=$$SearchEffect;[.$D321]=$$SearchEffect;[.$E321]=$$SearchEffect;[.$F321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Fortify Pickpocket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Fortify Stamin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laughterfish Scales</text:p>
          </table:table-cell>
          <table:table-cell office:value-type="string" office:string-value="" table:formula="of:=COM.MICROSOFT.IFS($$SearchEffect=&quot;&quot;;&quot;&quot;;OR([.$C322]=$$SearchEffect;[.$D322]=$$SearchEffect;[.$E322]=$$SearchEffect;[.$F322]=$$SearchEffect);&quot;Y&quot;;TRUE;&quot;&quot;)" table:number-matrix-columns-spanned="1" table:number-matrix-rows-spanned="1" table:style-name="ce7"/>
          <table:table-cell office:value-type="string" table:style-name="ce9">
            <text:p>Resist Frost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Fortify Heavy Armor</text:p>
          </table:table-cell>
          <table:table-cell office:value-type="string" table:style-name="ce9">
            <text:p>Fortify Block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leeping Moth Wing</text:p>
          </table:table-cell>
          <table:table-cell office:value-type="string" office:string-value="" table:formula="of:=COM.MICROSOFT.IFS($$SearchEffect=&quot;&quot;;&quot;&quot;;OR([.$C323]=$$SearchEffect;[.$D323]=$$SearchEffect;[.$E323]=$$SearchEffect;[.$F323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Enchanting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load Fat</text:p>
          </table:table-cell>
          <table:table-cell office:value-type="string" office:string-value="" table:formula="of:=COM.MICROSOFT.IFS($$SearchEffect=&quot;&quot;;&quot;&quot;;OR([.$C324]=$$SearchEffect;[.$D324]=$$SearchEffect;[.$E324]=$$SearchEffect;[.$F324]=$$SearchEffect);&quot;Y&quot;;TRUE;&quot;&quot;)" table:number-matrix-columns-spanned="1" table:number-matrix-rows-spanned="1" table:style-name="ce7"/>
          <table:table-cell office:value-type="string" table:style-name="ce9">
            <text:p>Resist Magic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Damage Stamina</text:p>
          </table:table-cell>
          <table:table-cell office:value-type="string" table:style-name="ce1">
            <text:p>DAc0da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load Soap</text:p>
          </table:table-cell>
          <table:table-cell office:value-type="string" office:string-value="" table:formula="of:=COM.MICROSOFT.IFS($$SearchEffect=&quot;&quot;;&quot;&quot;;OR([.$C325]=$$SearchEffect;[.$D325]=$$SearchEffect;[.$E325]=$$SearchEffect;[.$F325]=$$SearchEffect);&quot;Y&quot;;TRUE;&quot;&quot;)" table:number-matrix-columns-spanned="1" table:number-matrix-rows-spanned="1" table:style-name="ce7"/>
          <table:table-cell office:value-type="string" table:style-name="ce9">
            <text:p>Resist Fire</text:p>
          </table:table-cell>
          <table:table-cell office:value-type="string" table:style-name="ce9">
            <text:p>Fear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Fortify Alteratio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load Soap</text:p>
          </table:table-cell>
          <table:table-cell office:value-type="string" office:string-value="" table:formula="of:=COM.MICROSOFT.IFS($$SearchEffect=&quot;&quot;;&quot;&quot;;OR([.$C326]=$$SearchEffect;[.$D326]=$$SearchEffect;[.$E326]=$$SearchEffect;[.$F326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Enchanting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lug Drippings</text:p>
          </table:table-cell>
          <table:table-cell office:value-type="string" office:string-value="" table:formula="of:=COM.MICROSOFT.IFS($$SearchEffect=&quot;&quot;;&quot;&quot;;OR([.$C327]=$$SearchEffect;[.$D327]=$$SearchEffect;[.$E327]=$$SearchEffect;[.$F327]=$$SearchEffect);&quot;Y&quot;;TRUE;&quot;&quot;)" table:number-matrix-columns-spanned="1" table:number-matrix-rows-spanned="1" table:style-name="ce7"/>
          <table:table-cell office:value-type="string" table:style-name="ce9">
            <text:p>Damage Magicka Regen</text:p>
          </table:table-cell>
          <table:table-cell office:value-type="string" table:style-name="ce9">
            <text:p>Fortify Enchanting</text:p>
          </table:table-cell>
          <table:table-cell office:value-type="string" table:style-name="ce9">
            <text:p>Fortify Smithing</text:p>
          </table:table-cell>
          <table:table-cell office:value-type="string" table:style-name="ce9">
            <text:p>Fortify Alteration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mall Antlers</text:p>
          </table:table-cell>
          <table:table-cell office:value-type="string" office:string-value="" table:formula="of:=COM.MICROSOFT.IFS($$SearchEffect=&quot;&quot;;&quot;&quot;;OR([.$C328]=$$SearchEffect;[.$D328]=$$SearchEffect;[.$E328]=$$SearchEffect;[.$F328]=$$SearchEffect);&quot;Y&quot;;TRUE;&quot;&quot;)" table:number-matrix-columns-spanned="1" table:number-matrix-rows-spanned="1" table:style-name="ce7"/>
          <table:table-cell office:value-type="string" table:style-name="ce9">
            <text:p>Weakness to Poison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Lingering Damage Stamina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mall Pearl</text:p>
          </table:table-cell>
          <table:table-cell office:value-type="string" office:string-value="" table:formula="of:=COM.MICROSOFT.IFS($$SearchEffect=&quot;&quot;;&quot;&quot;;OR([.$C329]=$$SearchEffect;[.$D329]=$$SearchEffect;[.$E329]=$$SearchEffect;[.$F329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One-handed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Resist Frost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now Thrush Egg</text:p>
          </table:table-cell>
          <table:table-cell office:value-type="string" office:string-value="" table:formula="of:=COM.MICROSOFT.IFS($$SearchEffect=&quot;&quot;;&quot;&quot;;OR([.$C330]=$$SearchEffect;[.$D330]=$$SearchEffect;[.$E330]=$$SearchEffect;[.$F330]=$$SearchEffect);&quot;Y&quot;;TRUE;&quot;&quot;)" table:number-matrix-columns-spanned="1" table:number-matrix-rows-spanned="1" table:style-name="ce7"/>
          <table:table-cell office:value-type="string" table:style-name="ce9">
            <text:p>Resist Frost</text:p>
          </table:table-cell>
          <table:table-cell office:value-type="string" table:style-name="ce9">
            <text:p>Fortify Lockpicking</text:p>
          </table:table-cell>
          <table:table-cell office:value-type="string" table:style-name="ce9">
            <text:p>Resist Shock</text:p>
          </table:table-cell>
          <table:table-cell office:value-type="string" table:style-name="ce9">
            <text:p>Cure Disease</text:p>
          </table:table-cell>
          <table:table-cell office:value-type="string" table:style-name="ce1">
            <text:p>Inigo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nowberries</text:p>
          </table:table-cell>
          <table:table-cell office:value-type="string" office:string-value="" table:formula="of:=COM.MICROSOFT.IFS($$SearchEffect=&quot;&quot;;&quot;&quot;;OR([.$C331]=$$SearchEffect;[.$D331]=$$SearchEffect;[.$E331]=$$SearchEffect;[.$F331]=$$SearchEffect);&quot;Y&quot;;TRUE;&quot;&quot;)" table:number-matrix-columns-spanned="1" table:number-matrix-rows-spanned="1" table:style-name="ce7"/>
          <table:table-cell office:value-type="string" table:style-name="ce9">
            <text:p>Resist Fire</text:p>
          </table:table-cell>
          <table:table-cell office:value-type="string" table:style-name="ce9">
            <text:p>Fortify Enchanting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Resist Shock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padefish</text:p>
          </table:table-cell>
          <table:table-cell office:value-type="string" office:string-value="" table:formula="of:=COM.MICROSOFT.IFS($$SearchEffect=&quot;&quot;;&quot;&quot;;OR([.$C332]=$$SearchEffect;[.$D332]=$$SearchEffect;[.$E332]=$$SearchEffect;[.$F332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Lockpicking</text:p>
          </table:table-cell>
          <table:table-cell office:value-type="string" table:style-name="ce9">
            <text:p>Fortify Pickpocket</text:p>
          </table:table-cell>
          <table:table-cell office:value-type="string" table:style-name="ce9">
            <text:p>Cure Disease</text:p>
          </table:table-cell>
          <table:table-cell office:value-type="string" table:style-name="ce1">
            <text:p>ccbgssse001-fish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pawn Ash</text:p>
          </table:table-cell>
          <table:table-cell office:value-type="string" office:string-value="" table:formula="of:=COM.MICROSOFT.IFS($$SearchEffect=&quot;&quot;;&quot;&quot;;OR([.$C333]=$$SearchEffect;[.$D333]=$$SearchEffect;[.$E333]=$$SearchEffect;[.$F333]=$$SearchEffect);&quot;Y&quot;;TRUE;&quot;&quot;)" table:number-matrix-columns-spanned="1" table:number-matrix-rows-spanned="1" table:style-name="ce7"/>
          <table:table-cell office:value-type="string" table:style-name="ce9">
            <text:p>Ravage Stamina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Enchanting</text:p>
          </table:table-cell>
          <table:table-cell office:value-type="string" table:style-name="ce9">
            <text:p>Ravage Magicka</text:p>
          </table:table-cell>
          <table:table-cell office:value-type="string" table:style-name="ce1">
            <text:p>Dragonborn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pecial Ectoplasm</text:p>
          </table:table-cell>
          <table:table-cell office:value-type="string" office:string-value="" table:formula="of:=COM.MICROSOFT.IFS($$SearchEffect=&quot;&quot;;&quot;&quot;;OR([.$C334]=$$SearchEffect;[.$D334]=$$SearchEffect;[.$E334]=$$SearchEffect;[.$F334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Fortify Destruction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picy Hunger Tongue</text:p>
          </table:table-cell>
          <table:table-cell office:value-type="string" office:string-value="Y" table:formula="of:=COM.MICROSOFT.IFS($$SearchEffect=&quot;&quot;;&quot;&quot;;OR([.$C335]=$$SearchEffect;[.$D335]=$$SearchEffect;[.$E335]=$$SearchEffect;[.$F335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Cure Poison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Weakness to Fire</text:p>
          </table:table-cell>
          <table:table-cell office:value-type="string" table:style-name="ce9">
            <text:p>Fortify Magick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piddal Stick</text:p>
          </table:table-cell>
          <table:table-cell office:value-type="string" office:string-value="" table:formula="of:=COM.MICROSOFT.IFS($$SearchEffect=&quot;&quot;;&quot;&quot;;OR([.$C336]=$$SearchEffect;[.$D336]=$$SearchEffect;[.$E336]=$$SearchEffect;[.$F336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Weakness to Fire</text:p>
          </table:table-cell>
          <table:table-cell office:value-type="string" table:style-name="ce9">
            <text:p>Restore Stamina</text:p>
          </table:table-cell>
          <table:table-cell office:value-type="string" table:style-name="ce1">
            <text:p>ccbgssse067-daedinv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piddal Stick</text:p>
          </table:table-cell>
          <table:table-cell office:value-type="string" office:string-value="" table:formula="of:=COM.MICROSOFT.IFS($$SearchEffect=&quot;&quot;;&quot;&quot;;OR([.$C337]=$$SearchEffect;[.$D337]=$$SearchEffect;[.$E337]=$$SearchEffect;[.$F337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Restore Stamina</text:p>
          </table:table-cell>
          <table:table-cell office:value-type="string" table:style-name="ce1">
            <text:p>Wyrmstoot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pider Egg</text:p>
          </table:table-cell>
          <table:table-cell office:value-type="string" office:string-value="" table:formula="of:=COM.MICROSOFT.IFS($$SearchEffect=&quot;&quot;;&quot;&quot;;OR([.$C338]=$$SearchEffect;[.$D338]=$$SearchEffect;[.$E338]=$$SearchEffect;[.$F338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Lockpicking</text:p>
          </table:table-cell>
          <table:table-cell office:value-type="string" table:style-name="ce9">
            <text:p>Fortify Marksma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priggan Matron Sap</text:p>
          </table:table-cell>
          <table:table-cell office:value-type="string" office:string-value="" table:formula="of:=COM.MICROSOFT.IFS($$SearchEffect=&quot;&quot;;&quot;&quot;;OR([.$C339]=$$SearchEffect;[.$D339]=$$SearchEffect;[.$E339]=$$SearchEffect;[.$F339]=$$SearchEffect);&quot;Y&quot;;TRUE;&quot;&quot;)" table:number-matrix-columns-spanned="1" table:number-matrix-rows-spanned="1" table:style-name="ce7"/>
          <table:table-cell office:value-type="string" table:style-name="ce9">
            <text:p>Damage Magicka Regen</text:p>
          </table:table-cell>
          <table:table-cell office:value-type="string" table:style-name="ce9">
            <text:p>Fortify Enchanting</text:p>
          </table:table-cell>
          <table:table-cell office:value-type="string" table:style-name="ce9">
            <text:p>Fortify Smithing</text:p>
          </table:table-cell>
          <table:table-cell office:value-type="string" table:style-name="ce9">
            <text:p>Fortify Alteration</text:p>
          </table:table-cell>
          <table:table-cell office:value-type="string" table:style-name="ce1">
            <text:p>arnima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priggan Sap</text:p>
          </table:table-cell>
          <table:table-cell office:value-type="string" office:string-value="" table:formula="of:=COM.MICROSOFT.IFS($$SearchEffect=&quot;&quot;;&quot;&quot;;OR([.$C340]=$$SearchEffect;[.$D340]=$$SearchEffect;[.$E340]=$$SearchEffect;[.$F340]=$$SearchEffect);&quot;Y&quot;;TRUE;&quot;&quot;)" table:number-matrix-columns-spanned="1" table:number-matrix-rows-spanned="1" table:style-name="ce7"/>
          <table:table-cell office:value-type="string" table:style-name="ce9">
            <text:p>Damage Magicka Regen</text:p>
          </table:table-cell>
          <table:table-cell office:value-type="string" table:style-name="ce9">
            <text:p>Fortify Enchanting</text:p>
          </table:table-cell>
          <table:table-cell office:value-type="string" table:style-name="ce9">
            <text:p>Fortify Smithing</text:p>
          </table:table-cell>
          <table:table-cell office:value-type="string" table:style-name="ce9">
            <text:p>Fortify Alteration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ale Crimson Nirnroot</text:p>
          </table:table-cell>
          <table:table-cell office:value-type="string" office:string-value="" table:formula="of:=COM.MICROSOFT.IFS($$SearchEffect=&quot;&quot;;&quot;&quot;;OR([.$C341]=$$SearchEffect;[.$D341]=$$SearchEffect;[.$E341]=$$SearchEffect;[.$F341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Slow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ale Ectoplasm</text:p>
          </table:table-cell>
          <table:table-cell office:value-type="string" office:string-value="" table:formula="of:=COM.MICROSOFT.IFS($$SearchEffect=&quot;&quot;;&quot;&quot;;OR([.$C342]=$$SearchEffect;[.$D342]=$$SearchEffect;[.$E342]=$$SearchEffect;[.$F342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Damage Stamina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ale Falmer Ear</text:p>
          </table:table-cell>
          <table:table-cell office:value-type="string" office:string-value="" table:formula="of:=COM.MICROSOFT.IFS($$SearchEffect=&quot;&quot;;&quot;&quot;;OR([.$C343]=$$SearchEffect;[.$D343]=$$SearchEffect;[.$E343]=$$SearchEffect;[.$F343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Fortify Lockpicking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ale Frost Mirriam</text:p>
          </table:table-cell>
          <table:table-cell office:value-type="string" office:string-value="" table:formula="of:=COM.MICROSOFT.IFS($$SearchEffect=&quot;&quot;;&quot;&quot;;OR([.$C344]=$$SearchEffect;[.$D344]=$$SearchEffect;[.$E344]=$$SearchEffect;[.$F344]=$$SearchEffect);&quot;Y&quot;;TRUE;&quot;&quot;)" table:number-matrix-columns-spanned="1" table:number-matrix-rows-spanned="1" table:style-name="ce7"/>
          <table:table-cell office:value-type="string" table:style-name="ce9">
            <text:p>Resist Frost</text:p>
          </table:table-cell>
          <table:table-cell office:value-type="string" table:style-name="ce9">
            <text:p>Ravage Magicka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ale Moon Sugar</text:p>
          </table:table-cell>
          <table:table-cell office:value-type="string" office:string-value="" table:formula="of:=COM.MICROSOFT.IFS($$SearchEffect=&quot;&quot;;&quot;&quot;;OR([.$C345]=$$SearchEffect;[.$D345]=$$SearchEffect;[.$E345]=$$SearchEffect;[.$F345]=$$SearchEffect);&quot;Y&quot;;TRUE;&quot;&quot;)" table:number-matrix-columns-spanned="1" table:number-matrix-rows-spanned="1" table:style-name="ce7"/>
          <table:table-cell office:value-type="string" table:style-name="ce9">
            <text:p>Resist Frost</text:p>
          </table:table-cell>
          <table:table-cell office:value-type="string" table:style-name="ce9">
            <text:p>Lingering Damage Health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ale Spriggan Sap</text:p>
          </table:table-cell>
          <table:table-cell office:value-type="string" office:string-value="" table:formula="of:=COM.MICROSOFT.IFS($$SearchEffect=&quot;&quot;;&quot;&quot;;OR([.$C346]=$$SearchEffect;[.$D346]=$$SearchEffect;[.$E346]=$$SearchEffect;[.$F346]=$$SearchEffect);&quot;Y&quot;;TRUE;&quot;&quot;)" table:number-matrix-columns-spanned="1" table:number-matrix-rows-spanned="1" table:style-name="ce7"/>
          <table:table-cell office:value-type="string" table:style-name="ce9">
            <text:p>Damage Magicka Regen</text:p>
          </table:table-cell>
          <table:table-cell office:value-type="string" table:style-name="ce9">
            <text:p>Fortify Smithing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eel-Blue Entoloma</text:p>
          </table:table-cell>
          <table:table-cell office:value-type="string" office:string-value="" table:formula="of:=COM.MICROSOFT.IFS($$SearchEffect=&quot;&quot;;&quot;&quot;;OR([.$C347]=$$SearchEffect;[.$D347]=$$SearchEffect;[.$E347]=$$SearchEffect;[.$F347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Fortify Destruction</text:p>
          </table:table-cell>
          <table:table-cell office:value-type="string" table:style-name="ce9">
            <text:p>Resist Frost</text:p>
          </table:table-cell>
          <table:table-cell office:value-type="string" table:style-name="ce9">
            <text:p>Fortify Carry Weight</text:p>
          </table:table-cell>
          <table:table-cell office:value-type="string" table:style-name="ce1">
            <text:p>ccbgssse040-advobgob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eel-Blue Entoloma</text:p>
          </table:table-cell>
          <table:table-cell office:value-type="string" office:string-value="" table:formula="of:=COM.MICROSOFT.IFS($$SearchEffect=&quot;&quot;;&quot;&quot;;OR([.$C348]=$$SearchEffect;[.$D348]=$$SearchEffect;[.$E348]=$$SearchEffect;[.$F348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Fortify Lockpicking</text:p>
          </table:table-cell>
          <table:table-cell office:value-type="string" table:style-name="ce9">
            <text:p>Fear</text:p>
          </table:table-cell>
          <table:table-cell office:value-type="string" table:style-name="ce9">
            <text:p>Regenerate Health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inkhorn</text:p>
          </table:table-cell>
          <table:table-cell office:value-type="string" office:string-value="" table:formula="of:=COM.MICROSOFT.IFS($$SearchEffect=&quot;&quot;;&quot;&quot;;OR([.$C349]=$$SearchEffect;[.$D349]=$$SearchEffect;[.$E349]=$$SearchEffect;[.$F349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Fortify Sneak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oneflower Petals</text:p>
          </table:table-cell>
          <table:table-cell office:value-type="string" office:string-value="" table:formula="of:=COM.MICROSOFT.IFS($$SearchEffect=&quot;&quot;;&quot;&quot;;OR([.$C350]=$$SearchEffect;[.$D350]=$$SearchEffect;[.$E350]=$$SearchEffect;[.$F350]=$$SearchEffect);&quot;Y&quot;;TRUE;&quot;&quot;)" table:number-matrix-columns-spanned="1" table:number-matrix-rows-spanned="1" table:style-name="ce7"/>
          <table:table-cell office:value-type="string" table:style-name="ce9">
            <text:p>Weakness to Shock</text:p>
          </table:table-cell>
          <table:table-cell office:value-type="string" table:style-name="ce9">
            <text:p>Fortify One-handed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Fortify Enchanting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oneflower Petals</text:p>
          </table:table-cell>
          <table:table-cell office:value-type="string" office:string-value="" table:formula="of:=COM.MICROSOFT.IFS($$SearchEffect=&quot;&quot;;&quot;&quot;;OR([.$C351]=$$SearchEffect;[.$D351]=$$SearchEffect;[.$E351]=$$SearchEffect;[.$F351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Fortify Persuasion</text:p>
          </table:table-cell>
          <table:table-cell office:value-type="string" table:style-name="ce1">
            <text:p>more plants all extr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range Elf Cup</text:p>
          </table:table-cell>
          <table:table-cell office:value-type="string" office:string-value="" table:formula="of:=COM.MICROSOFT.IFS($$SearchEffect=&quot;&quot;;&quot;&quot;;OR([.$C352]=$$SearchEffect;[.$D352]=$$SearchEffect;[.$E352]=$$SearchEffect;[.$F352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Resist Fire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Ravage Stamin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ugar</text:p>
          </table:table-cell>
          <table:table-cell office:value-type="string" office:string-value="" table:formula="of:=COM.MICROSOFT.IFS($$SearchEffect=&quot;&quot;;&quot;&quot;;OR([.$C353]=$$SearchEffect;[.$D353]=$$SearchEffect;[.$E353]=$$SearchEffect;[.$F353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Persuasion</text:p>
          </table:table-cell>
          <table:table-cell office:value-type="string" table:style-name="ce9">
            <text:p>Cure Disease</text:p>
          </table:table-cell>
          <table:table-cell office:value-type="string" table:style-name="ce9">
            <text:p>Weakness to Poison</text:p>
          </table:table-cell>
          <table:table-cell office:value-type="string" table:style-name="ce1">
            <text:p>more plants all extr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vengarberry Bunch</text:p>
          </table:table-cell>
          <table:table-cell office:value-type="string" office:string-value="" table:formula="of:=COM.MICROSOFT.IFS($$SearchEffect=&quot;&quot;;&quot;&quot;;OR([.$C354]=$$SearchEffect;[.$D354]=$$SearchEffect;[.$E354]=$$SearchEffect;[.$F354]=$$SearchEffect);&quot;Y&quot;;TRUE;&quot;&quot;)" table:number-matrix-columns-spanned="1" table:number-matrix-rows-spanned="1" table:style-name="ce7"/>
          <table:table-cell office:value-type="string" table:style-name="ce9">
            <text:p>Weakness to Fire</text:p>
          </table:table-cell>
          <table:table-cell office:value-type="string" table:style-name="ce9">
            <text:p>Fortify Marksman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Damage Stamina Regen</text:p>
          </table:table-cell>
          <table:table-cell office:value-type="string" table:style-name="ce1">
            <text:p>Falskaar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wallowtail Butterfly Wing</text:p>
          </table:table-cell>
          <table:table-cell office:value-type="string" office:string-value="" table:formula="of:=COM.MICROSOFT.IFS($$SearchEffect=&quot;&quot;;&quot;&quot;;OR([.$C355]=$$SearchEffect;[.$D355]=$$SearchEffect;[.$E355]=$$SearchEffect;[.$F355]=$$SearchEffect);&quot;Y&quot;;TRUE;&quot;&quot;)" table:number-matrix-columns-spanned="1" table:number-matrix-rows-spanned="1" table:style-name="ce7"/>
          <table:table-cell office:value-type="string" table:style-name="ce9">
            <text:p>Fortify Barter</text:p>
          </table:table-cell>
          <table:table-cell office:value-type="string" table:style-name="ce9">
            <text:p>Restore Stamina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Paralysis</text:p>
          </table:table-cell>
          <table:table-cell office:value-type="string" table:style-name="ce1">
            <text:p>Lepidopter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wamp Fungal Pod</text:p>
          </table:table-cell>
          <table:table-cell office:value-type="string" office:string-value="" table:formula="of:=COM.MICROSOFT.IFS($$SearchEffect=&quot;&quot;;&quot;&quot;;OR([.$C356]=$$SearchEffect;[.$D356]=$$SearchEffect;[.$E356]=$$SearchEffect;[.$F356]=$$SearchEffect);&quot;Y&quot;;TRUE;&quot;&quot;)" table:number-matrix-columns-spanned="1" table:number-matrix-rows-spanned="1" table:style-name="ce7"/>
          <table:table-cell office:value-type="string" table:style-name="ce9">
            <text:p>Resist Shock</text:p>
          </table:table-cell>
          <table:table-cell office:value-type="string" table:style-name="ce9">
            <text:p>Lingering Damage Magicka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wamp Hound Scales</text:p>
          </table:table-cell>
          <table:table-cell office:value-type="string" office:string-value="" table:formula="of:=COM.MICROSOFT.IFS($$SearchEffect=&quot;&quot;;&quot;&quot;;OR([.$C357]=$$SearchEffect;[.$D357]=$$SearchEffect;[.$E357]=$$SearchEffect;[.$F357]=$$SearchEffect);&quot;Y&quot;;TRUE;&quot;&quot;)" table:number-matrix-columns-spanned="1" table:number-matrix-rows-spanned="1" table:style-name="ce7"/>
          <table:table-cell office:value-type="string" table:style-name="ce9">
            <text:p>Waterbreathing</text:p>
          </table:table-cell>
          <table:table-cell office:value-type="string" table:style-name="ce9">
            <text:p>Lingering Damage Health</text:p>
          </table:table-cell>
          <table:table-cell office:value-type="string" table:style-name="ce9">
            <text:p>Fortify Light Armor</text:p>
          </table:table-cell>
          <table:table-cell office:value-type="string" table:style-name="ce9">
            <text:p>Fortify Sneak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aproot</text:p>
          </table:table-cell>
          <table:table-cell office:value-type="string" office:string-value="" table:formula="of:=COM.MICROSOFT.IFS($$SearchEffect=&quot;&quot;;&quot;&quot;;OR([.$C358]=$$SearchEffect;[.$D358]=$$SearchEffect;[.$E358]=$$SearchEffect;[.$F358]=$$SearchEffect);&quot;Y&quot;;TRUE;&quot;&quot;)" table:number-matrix-columns-spanned="1" table:number-matrix-rows-spanned="1" table:style-name="ce7"/>
          <table:table-cell office:value-type="string" table:style-name="ce9">
            <text:p>Weakness to Magic</text:p>
          </table:table-cell>
          <table:table-cell office:value-type="string" table:style-name="ce9">
            <text:p>Fortify Illusion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Restore Magick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histle Branch</text:p>
          </table:table-cell>
          <table:table-cell office:value-type="string" office:string-value="" table:formula="of:=COM.MICROSOFT.IFS($$SearchEffect=&quot;&quot;;&quot;&quot;;OR([.$C359]=$$SearchEffect;[.$D359]=$$SearchEffect;[.$E359]=$$SearchEffect;[.$F359]=$$SearchEffect);&quot;Y&quot;;TRUE;&quot;&quot;)" table:number-matrix-columns-spanned="1" table:number-matrix-rows-spanned="1" table:style-name="ce7"/>
          <table:table-cell office:value-type="string" table:style-name="ce9">
            <text:p>Resist Frost</text:p>
          </table:table-cell>
          <table:table-cell office:value-type="string" table:style-name="ce9">
            <text:p>Ravage Stamina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Fortify Heavy Armor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histle of Sithis</text:p>
          </table:table-cell>
          <table:table-cell office:value-type="string" office:string-value="" table:formula="of:=COM.MICROSOFT.IFS($$SearchEffect=&quot;&quot;;&quot;&quot;;OR([.$C360]=$$SearchEffect;[.$D360]=$$SearchEffect;[.$E360]=$$SearchEffect;[.$F360]=$$SearchEffect);&quot;Y&quot;;TRUE;&quot;&quot;)" table:number-matrix-columns-spanned="1" table:number-matrix-rows-spanned="1" table:style-name="ce7"/>
          <table:table-cell office:value-type="string" table:style-name="ce9">
            <text:p>Resist Frost</text:p>
          </table:table-cell>
          <table:table-cell office:value-type="string" table:style-name="ce9">
            <text:p>Ravage Stamina</text:p>
          </table:table-cell>
          <table:table-cell office:value-type="string" table:style-name="ce9">
            <text:p>Resist Poison</text:p>
          </table:table-cell>
          <table:table-cell office:value-type="string" table:style-name="ce9">
            <text:p>Fortify Heavy Armor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horn Hook</text:p>
          </table:table-cell>
          <table:table-cell office:value-type="string" office:string-value="" table:formula="of:=COM.MICROSOFT.IFS($$SearchEffect=&quot;&quot;;&quot;&quot;;OR([.$C361]=$$SearchEffect;[.$D361]=$$SearchEffect;[.$E361]=$$SearchEffect;[.$F361]=$$SearchEffect);&quot;Y&quot;;TRUE;&quot;&quot;)" table:number-matrix-columns-spanned="1" table:number-matrix-rows-spanned="1" table:style-name="ce7"/>
          <table:table-cell office:value-type="string" table:style-name="ce9">
            <text:p>Lingering Damage Health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Regenerate Health</text:p>
          </table:table-cell>
          <table:table-cell office:value-type="string" table:style-name="ce1">
            <text:p>Identity Crisi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horn Hook</text:p>
          </table:table-cell>
          <table:table-cell office:value-type="string" office:string-value="" table:formula="of:=COM.MICROSOFT.IFS($$SearchEffect=&quot;&quot;;&quot;&quot;;OR([.$C362]=$$SearchEffect;[.$D362]=$$SearchEffect;[.$E362]=$$SearchEffect;[.$F362]=$$SearchEffect);&quot;Y&quot;;TRUE;&quot;&quot;)" table:number-matrix-columns-spanned="1" table:number-matrix-rows-spanned="1" table:style-name="ce7"/>
          <table:table-cell office:value-type="string" table:style-name="ce9">
            <text:p>Lingering Damage Health</text:p>
          </table:table-cell>
          <table:table-cell office:value-type="string" table:style-name="ce9">
            <text:p>Paralysis</text:p>
          </table:table-cell>
          <table:table-cell office:value-type="string" table:style-name="ce9">
            <text:p>Regenerate Magicka</text:p>
          </table:table-cell>
          <table:table-cell office:value-type="string" table:style-name="ce9">
            <text:p>Regenerate Health</text:p>
          </table:table-cell>
          <table:table-cell office:value-type="string" table:style-name="ce1">
            <text:p>Update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orchbug Thorax</text:p>
          </table:table-cell>
          <table:table-cell office:value-type="string" office:string-value="" table:formula="of:=COM.MICROSOFT.IFS($$SearchEffect=&quot;&quot;;&quot;&quot;;OR([.$C363]=$$SearchEffect;[.$D363]=$$SearchEffect;[.$E363]=$$SearchEffect;[.$F363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Lingering Damage Magicka</text:p>
          </table:table-cell>
          <table:table-cell office:value-type="string" table:style-name="ce9">
            <text:p>Weakness to Magic</text:p>
          </table:table-cell>
          <table:table-cell office:value-type="string" table:style-name="ce9">
            <text:p>Fortify Stamin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rama Root</text:p>
          </table:table-cell>
          <table:table-cell office:value-type="string" office:string-value="" table:formula="of:=COM.MICROSOFT.IFS($$SearchEffect=&quot;&quot;;&quot;&quot;;OR([.$C364]=$$SearchEffect;[.$D364]=$$SearchEffect;[.$E364]=$$SearchEffect;[.$F364]=$$SearchEffect);&quot;Y&quot;;TRUE;&quot;&quot;)" table:number-matrix-columns-spanned="1" table:number-matrix-rows-spanned="1" table:style-name="ce7"/>
          <table:table-cell office:value-type="string" table:style-name="ce9">
            <text:p>Weakness to Shock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Slow</text:p>
          </table:table-cell>
          <table:table-cell office:value-type="string" table:style-name="ce1">
            <text:p>Dragonborn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roll Fat</text:p>
          </table:table-cell>
          <table:table-cell office:value-type="string" office:string-value="" table:formula="of:=COM.MICROSOFT.IFS($$SearchEffect=&quot;&quot;;&quot;&quot;;OR([.$C365]=$$SearchEffect;[.$D365]=$$SearchEffect;[.$E365]=$$SearchEffect;[.$F365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Fortify Two-handed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Damage Health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undra Cotton</text:p>
          </table:table-cell>
          <table:table-cell office:value-type="string" office:string-value="" table:formula="of:=COM.MICROSOFT.IFS($$SearchEffect=&quot;&quot;;&quot;&quot;;OR([.$C366]=$$SearchEffect;[.$D366]=$$SearchEffect;[.$E366]=$$SearchEffect;[.$F366]=$$SearchEffect);&quot;Y&quot;;TRUE;&quot;&quot;)" table:number-matrix-columns-spanned="1" table:number-matrix-rows-spanned="1" table:style-name="ce7"/>
          <table:table-cell office:value-type="string" table:style-name="ce9">
            <text:p>Resist Magic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Fortify Block</text:p>
          </table:table-cell>
          <table:table-cell office:value-type="string" table:style-name="ce9">
            <text:p>Fortify Barter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Vampire Dust</text:p>
          </table:table-cell>
          <table:table-cell office:value-type="string" office:string-value="" table:formula="of:=COM.MICROSOFT.IFS($$SearchEffect=&quot;&quot;;&quot;&quot;;OR([.$C367]=$$SearchEffect;[.$D367]=$$SearchEffect;[.$E367]=$$SearchEffect;[.$F367]=$$SearchEffect);&quot;Y&quot;;TRUE;&quot;&quot;)" table:number-matrix-columns-spanned="1" table:number-matrix-rows-spanned="1" table:style-name="ce7"/>
          <table:table-cell office:value-type="string" table:style-name="ce9">
            <text:p>Invisibility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Regenerate Health</text:p>
          </table:table-cell>
          <table:table-cell office:value-type="string" table:style-name="ce9">
            <text:p>Cure Disease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Viscous Dwarven Oil</text:p>
          </table:table-cell>
          <table:table-cell office:value-type="string" office:string-value="" table:formula="of:=COM.MICROSOFT.IFS($$SearchEffect=&quot;&quot;;&quot;&quot;;OR([.$C368]=$$SearchEffect;[.$D368]=$$SearchEffect;[.$E368]=$$SearchEffect;[.$F368]=$$SearchEffect);&quot;Y&quot;;TRUE;&quot;&quot;)" table:number-matrix-columns-spanned="1" table:number-matrix-rows-spanned="1" table:style-name="ce7"/>
          <table:table-cell office:value-type="string" table:style-name="ce9">
            <text:p>Weakness to Fire</text:p>
          </table:table-cell>
          <table:table-cell office:value-type="string" table:style-name="ce9">
            <text:p>Fortify Illusion</text:p>
          </table:table-cell>
          <table:table-cell table:style-name="ce9"/>
          <table:table-cell table:style-name="ce9"/>
          <table:table-cell office:value-type="string" table:style-name="ce1">
            <text:p>Dwarfsphere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Void Essence</text:p>
          </table:table-cell>
          <table:table-cell office:value-type="string" office:string-value="" table:formula="of:=COM.MICROSOFT.IFS($$SearchEffect=&quot;&quot;;&quot;&quot;;OR([.$C369]=$$SearchEffect;[.$D369]=$$SearchEffect;[.$E369]=$$SearchEffect;[.$F369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Fortify Stamina</text:p>
          </table:table-cell>
          <table:table-cell office:value-type="string" table:style-name="ce9">
            <text:p>Regenerate Health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Void Salts</text:p>
          </table:table-cell>
          <table:table-cell office:value-type="string" office:string-value="" table:formula="of:=COM.MICROSOFT.IFS($$SearchEffect=&quot;&quot;;&quot;&quot;;OR([.$C370]=$$SearchEffect;[.$D370]=$$SearchEffect;[.$E370]=$$SearchEffect;[.$F370]=$$SearchEffect);&quot;Y&quot;;TRUE;&quot;&quot;)" table:number-matrix-columns-spanned="1" table:number-matrix-rows-spanned="1" table:style-name="ce7"/>
          <table:table-cell office:value-type="string" table:style-name="ce9">
            <text:p>Weakness to Shock</text:p>
          </table:table-cell>
          <table:table-cell office:value-type="string" table:style-name="ce9">
            <text:p>Resist Magic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Fortify Magick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atcher Eye</text:p>
          </table:table-cell>
          <table:table-cell office:value-type="string" office:string-value="" table:formula="of:=COM.MICROSOFT.IFS($$SearchEffect=&quot;&quot;;&quot;&quot;;OR([.$C371]=$$SearchEffect;[.$D371]=$$SearchEffect;[.$E371]=$$SearchEffect;[.$F371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Damage Stamina</text:p>
          </table:table-cell>
          <table:table-cell office:value-type="string" table:style-name="ce9">
            <text:p>Resist Magic</text:p>
          </table:table-cell>
          <table:table-cell office:value-type="string" table:style-name="ce1">
            <text:p>Unslaad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atcher's Eye</text:p>
          </table:table-cell>
          <table:table-cell office:value-type="string" office:string-value="" table:formula="of:=COM.MICROSOFT.IFS($$SearchEffect=&quot;&quot;;&quot;&quot;;OR([.$C372]=$$SearchEffect;[.$D372]=$$SearchEffect;[.$E372]=$$SearchEffect;[.$F372]=$$SearchEffect);&quot;Y&quot;;TRUE;&quot;&quot;)" table:number-matrix-columns-spanned="1" table:number-matrix-rows-spanned="1" table:style-name="ce7"/>
          <table:table-cell office:value-type="string" table:style-name="ce9">
            <text:p>Night Eye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Fortify Illusion</text:p>
          </table:table-cell>
          <table:table-cell office:value-type="string" table:style-name="ce9">
            <text:p>Spell Absorption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rewolf Blood</text:p>
          </table:table-cell>
          <table:table-cell office:value-type="string" office:string-value="" table:formula="of:=COM.MICROSOFT.IFS($$SearchEffect=&quot;&quot;;&quot;&quot;;OR([.$C373]=$$SearchEffect;[.$D373]=$$SearchEffect;[.$E373]=$$SearchEffect;[.$F373]=$$SearchEffect);&quot;Y&quot;;TRUE;&quot;&quot;)" table:number-matrix-columns-spanned="1" table:number-matrix-rows-spanned="1" table:style-name="ce7"/>
          <table:table-cell office:value-type="string" table:style-name="ce9">
            <text:p>Beast Form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Regenerate Health</text:p>
          </table:table-cell>
          <table:table-cell office:value-type="string" table:style-name="ce1">
            <text:p>Growl - Werebeasts of Skyrim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heat</text:p>
          </table:table-cell>
          <table:table-cell office:value-type="string" office:string-value="" table:formula="of:=COM.MICROSOFT.IFS($$SearchEffect=&quot;&quot;;&quot;&quot;;OR([.$C374]=$$SearchEffect;[.$D374]=$$SearchEffect;[.$E374]=$$SearchEffect;[.$F374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Damage Stamina Regen</text:p>
          </table:table-cell>
          <table:table-cell office:value-type="string" table:style-name="ce9">
            <text:p>Lingering Damage Magick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hite Butterfly Wing</text:p>
          </table:table-cell>
          <table:table-cell office:value-type="string" office:string-value="" table:formula="of:=COM.MICROSOFT.IFS($$SearchEffect=&quot;&quot;;&quot;&quot;;OR([.$C375]=$$SearchEffect;[.$D375]=$$SearchEffect;[.$E375]=$$SearchEffect;[.$F375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Fortify Illusion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Restore Magicka</text:p>
          </table:table-cell>
          <table:table-cell office:value-type="string" table:style-name="ce1">
            <text:p>Lepidopter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hite Cap</text:p>
          </table:table-cell>
          <table:table-cell office:value-type="string" office:string-value="" table:formula="of:=COM.MICROSOFT.IFS($$SearchEffect=&quot;&quot;;&quot;&quot;;OR([.$C376]=$$SearchEffect;[.$D376]=$$SearchEffect;[.$E376]=$$SearchEffect;[.$F376]=$$SearchEffect);&quot;Y&quot;;TRUE;&quot;&quot;)" table:number-matrix-columns-spanned="1" table:number-matrix-rows-spanned="1" table:style-name="ce7"/>
          <table:table-cell office:value-type="string" table:style-name="ce9">
            <text:p>Weakness to Frost</text:p>
          </table:table-cell>
          <table:table-cell office:value-type="string" table:style-name="ce9">
            <text:p>Fortify Heavy Armor</text:p>
          </table:table-cell>
          <table:table-cell office:value-type="string" table:style-name="ce9">
            <text:p>Restore Magicka</text:p>
          </table:table-cell>
          <table:table-cell office:value-type="string" table:style-name="ce9">
            <text:p>Ravage Magicka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hite Flower</text:p>
          </table:table-cell>
          <table:table-cell office:value-type="string" office:string-value="" table:formula="of:=COM.MICROSOFT.IFS($$SearchEffect=&quot;&quot;;&quot;&quot;;OR([.$C377]=$$SearchEffect;[.$D377]=$$SearchEffect;[.$E377]=$$SearchEffect;[.$F377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Cure Disease</text:p>
          </table:table-cell>
          <table:table-cell office:value-type="string" table:style-name="ce1">
            <text:p>Glenmoril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hite Flower</text:p>
          </table:table-cell>
          <table:table-cell office:value-type="string" office:string-value="" table:formula="of:=COM.MICROSOFT.IFS($$SearchEffect=&quot;&quot;;&quot;&quot;;OR([.$C378]=$$SearchEffect;[.$D378]=$$SearchEffect;[.$E378]=$$SearchEffect;[.$F378]=$$SearchEffect);&quot;Y&quot;;TRUE;&quot;&quot;)" table:number-matrix-columns-spanned="1" table:number-matrix-rows-spanned="1" table:style-name="ce7"/>
          <table:table-cell office:value-type="string" table:style-name="ce9">
            <text:p>Restore Health</text:p>
          </table:table-cell>
          <table:table-cell office:value-type="string" table:style-name="ce9">
            <text:p>Fortify Conjuration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Damage Magicka Regen</text:p>
          </table:table-cell>
          <table:table-cell office:value-type="string" table:style-name="ce1">
            <text:p>Vigilant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hite Moth Wing</text:p>
          </table:table-cell>
          <table:table-cell office:value-type="string" office:string-value="" table:formula="of:=COM.MICROSOFT.IFS($$SearchEffect=&quot;&quot;;&quot;&quot;;OR([.$C379]=$$SearchEffect;[.$D379]=$$SearchEffect;[.$E379]=$$SearchEffect;[.$F379]=$$SearchEffect);&quot;Y&quot;;TRUE;&quot;&quot;)" table:number-matrix-columns-spanned="1" table:number-matrix-rows-spanned="1" table:style-name="ce7"/>
          <table:table-cell office:value-type="string" table:style-name="ce9">
            <text:p>Damage Stamina</text:p>
          </table:table-cell>
          <table:table-cell office:value-type="string" table:style-name="ce9">
            <text:p>Resist Shock</text:p>
          </table:table-cell>
          <table:table-cell office:value-type="string" table:style-name="ce9">
            <text:p>Fortify Light Armor</text:p>
          </table:table-cell>
          <table:table-cell office:value-type="string" table:style-name="ce9">
            <text:p>Fortify Persuasion</text:p>
          </table:table-cell>
          <table:table-cell office:value-type="string" table:style-name="ce1">
            <text:p>Lepidopter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hite Muck</text:p>
          </table:table-cell>
          <table:table-cell office:value-type="string" office:string-value="" table:formula="of:=COM.MICROSOFT.IFS($$SearchEffect=&quot;&quot;;&quot;&quot;;OR([.$C380]=$$SearchEffect;[.$D380]=$$SearchEffect;[.$E380]=$$SearchEffect;[.$F380]=$$SearchEffect);&quot;Y&quot;;TRUE;&quot;&quot;)" table:number-matrix-columns-spanned="1" table:number-matrix-rows-spanned="1" table:style-name="ce7"/>
          <table:table-cell office:value-type="string" table:style-name="ce9">
            <text:p>Weakness to Magic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Slow</text:p>
          </table:table-cell>
          <table:table-cell office:value-type="string" table:style-name="ce9">
            <text:p>Regenerate Magicka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ild Grass Pod</text:p>
          </table:table-cell>
          <table:table-cell office:value-type="string" office:string-value="" table:formula="of:=COM.MICROSOFT.IFS($$SearchEffect=&quot;&quot;;&quot;&quot;;OR([.$C381]=$$SearchEffect;[.$D381]=$$SearchEffect;[.$E381]=$$SearchEffect;[.$F381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Ravage Magicka</text:p>
          </table:table-cell>
          <table:table-cell office:value-type="string" table:style-name="ce9">
            <text:p>Fortify Alteration</text:p>
          </table:table-cell>
          <table:table-cell office:value-type="string" table:style-name="ce9">
            <text:p>Restore Magicka</text:p>
          </table:table-cell>
          <table:table-cell office:value-type="string" table:style-name="ce1">
            <text:p>cctwbsse001-puzzledungeon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isp Stalk Caps</text:p>
          </table:table-cell>
          <table:table-cell office:value-type="string" office:string-value="" table:formula="of:=COM.MICROSOFT.IFS($$SearchEffect=&quot;&quot;;&quot;&quot;;OR([.$C382]=$$SearchEffect;[.$D382]=$$SearchEffect;[.$E382]=$$SearchEffect;[.$F382]=$$SearchEffect);&quot;Y&quot;;TRUE;&quot;&quot;)" table:number-matrix-columns-spanned="1" table:number-matrix-rows-spanned="1" table:style-name="ce7"/>
          <table:table-cell office:value-type="string" table:style-name="ce9">
            <text:p>Damage Health</text:p>
          </table:table-cell>
          <table:table-cell office:value-type="string" table:style-name="ce9">
            <text:p>Weakness to Poison</text:p>
          </table:table-cell>
          <table:table-cell office:value-type="string" table:style-name="ce9">
            <text:p>Frenzy</text:p>
          </table:table-cell>
          <table:table-cell office:value-type="string" table:style-name="ce9">
            <text:p>Regenerate Stamina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isp Stalks</text:p>
          </table:table-cell>
          <table:table-cell office:value-type="string" office:string-value="" table:formula="of:=COM.MICROSOFT.IFS($$SearchEffect=&quot;&quot;;&quot;&quot;;OR([.$C383]=$$SearchEffect;[.$D383]=$$SearchEffect;[.$E383]=$$SearchEffect;[.$F383]=$$SearchEffect);&quot;Y&quot;;TRUE;&quot;&quot;)" table:number-matrix-columns-spanned="1" table:number-matrix-rows-spanned="1" table:style-name="ce7"/>
          <table:table-cell office:value-type="string" table:style-name="ce9">
            <text:p>Damage Magicka</text:p>
          </table:table-cell>
          <table:table-cell office:value-type="string" table:style-name="ce9">
            <text:p>Damage Magicka Regen</text:p>
          </table:table-cell>
          <table:table-cell office:value-type="string" table:style-name="ce9">
            <text:p>Fortify Destruction</text:p>
          </table:table-cell>
          <table:table-cell office:value-type="string" table:style-name="ce9">
            <text:p>Resist Shock</text:p>
          </table:table-cell>
          <table:table-cell office:value-type="string" table:style-name="ce1">
            <text:p>summersetisles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isp Wrappings</text:p>
          </table:table-cell>
          <table:table-cell office:value-type="string" office:string-value="" table:formula="of:=COM.MICROSOFT.IFS($$SearchEffect=&quot;&quot;;&quot;&quot;;OR([.$C384]=$$SearchEffect;[.$D384]=$$SearchEffect;[.$E384]=$$SearchEffect;[.$F384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Destruction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Resist Magic</text:p>
          </table:table-cell>
          <table:table-cell office:value-type="string" table:style-name="ce1">
            <text:p>Skyrim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ithering Moon</text:p>
          </table:table-cell>
          <table:table-cell office:value-type="string" office:string-value="" table:formula="of:=COM.MICROSOFT.IFS($$SearchEffect=&quot;&quot;;&quot;&quot;;OR([.$C385]=$$SearchEffect;[.$D385]=$$SearchEffect;[.$E385]=$$SearchEffect;[.$F385]=$$SearchEffect);&quot;Y&quot;;TRUE;&quot;&quot;)" table:number-matrix-columns-spanned="1" table:number-matrix-rows-spanned="1" table:style-name="ce7"/>
          <table:table-cell office:value-type="string" table:style-name="ce9">
            <text:p>Restore Magicka</text:p>
          </table:table-cell>
          <table:table-cell office:value-type="string" table:style-name="ce9">
            <text:p>Spell Absorption</text:p>
          </table:table-cell>
          <table:table-cell office:value-type="string" table:style-name="ce9">
            <text:p>Fortify Light Armor</text:p>
          </table:table-cell>
          <table:table-cell office:value-type="string" table:style-name="ce9">
            <text:p>Cure Disease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orm's Head Cap</text:p>
          </table:table-cell>
          <table:table-cell office:value-type="string" office:string-value="" table:formula="of:=COM.MICROSOFT.IFS($$SearchEffect=&quot;&quot;;&quot;&quot;;OR([.$C386]=$$SearchEffect;[.$D386]=$$SearchEffect;[.$E386]=$$SearchEffect;[.$F386]=$$SearchEffect);&quot;Y&quot;;TRUE;&quot;&quot;)" table:number-matrix-columns-spanned="1" table:number-matrix-rows-spanned="1" table:style-name="ce7"/>
          <table:table-cell office:value-type="string" table:style-name="ce9">
            <text:p>Fortify Lockpicking</text:p>
          </table:table-cell>
          <table:table-cell office:value-type="string" table:style-name="ce9">
            <text:p>Night Eye</text:p>
          </table:table-cell>
          <table:table-cell office:value-type="string" table:style-name="ce9">
            <text:p>Fortify Carry Weight</text:p>
          </table:table-cell>
          <table:table-cell office:value-type="string" table:style-name="ce9">
            <text:p>Slow</text:p>
          </table:table-cell>
          <table:table-cell office:value-type="string" table:style-name="ce1">
            <text:p>ccbgssse037-curios.es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ellow Butterfly Wing</text:p>
          </table:table-cell>
          <table:table-cell office:value-type="string" office:string-value="Y" table:formula="of:=COM.MICROSOFT.IFS($$SearchEffect=&quot;&quot;;&quot;&quot;;OR([.$C387]=$$SearchEffect;[.$D387]=$$SearchEffect;[.$E387]=$$SearchEffect;[.$F387]=$$SearchEffect);&quot;Y&quot;;TRUE;&quot;&quot;)" table:number-matrix-columns-spanned="1" table:number-matrix-rows-spanned="1" table:style-name="ce7">
            <text:p>Y</text:p>
          </table:table-cell>
          <table:table-cell office:value-type="string" table:style-name="ce9">
            <text:p>Damage Health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Cure Poison</text:p>
          </table:table-cell>
          <table:table-cell office:value-type="string" table:style-name="ce9">
            <text:p>Ravage Health</text:p>
          </table:table-cell>
          <table:table-cell office:value-type="string" table:style-name="ce1">
            <text:p>Lepidoptera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ellow Mountain Flower</text:p>
          </table:table-cell>
          <table:table-cell office:value-type="string" office:string-value="" table:formula="of:=COM.MICROSOFT.IFS($$SearchEffect=&quot;&quot;;&quot;&quot;;OR([.$C388]=$$SearchEffect;[.$D388]=$$SearchEffect;[.$E388]=$$SearchEffect;[.$F388]=$$SearchEffect);&quot;Y&quot;;TRUE;&quot;&quot;)" table:number-matrix-columns-spanned="1" table:number-matrix-rows-spanned="1" table:style-name="ce7"/>
          <table:table-cell office:value-type="string" table:style-name="ce9">
            <text:p>Resist Poison</text:p>
          </table:table-cell>
          <table:table-cell office:value-type="string" table:style-name="ce9">
            <text:p>Fortify Restoration</text:p>
          </table:table-cell>
          <table:table-cell office:value-type="string" table:style-name="ce9">
            <text:p>Fortify Health</text:p>
          </table:table-cell>
          <table:table-cell office:value-type="string" table:style-name="ce9">
            <text:p>Damage Stamina Regen</text:p>
          </table:table-cell>
          <table:table-cell office:value-type="string" table:style-name="ce1">
            <text:p>Dawnguard.esm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Zahilisk Eyeball</text:p>
          </table:table-cell>
          <table:table-cell office:value-type="string" office:string-value="" table:formula="of:=COM.MICROSOFT.IFS($$SearchEffect=&quot;&quot;;&quot;&quot;;OR([.$C389]=$$SearchEffect;[.$D389]=$$SearchEffect;[.$E389]=$$SearchEffect;[.$F389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Ravage Health</text:p>
          </table:table-cell>
          <table:table-cell office:value-type="string" table:style-name="ce9">
            <text:p>Damage Magicka</text:p>
          </table:table-cell>
          <table:table-cell office:value-type="string" table:style-name="ce9">
            <text:p>Restore Health</text:p>
          </table:table-cell>
          <table:table-cell office:value-type="string" table:style-name="ce1">
            <text:p>moonpat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Zahilisk Tooth</text:p>
          </table:table-cell>
          <table:table-cell office:value-type="string" office:string-value="" table:formula="of:=COM.MICROSOFT.IFS($$SearchEffect=&quot;&quot;;&quot;&quot;;OR([.$C390]=$$SearchEffect;[.$D390]=$$SearchEffect;[.$E390]=$$SearchEffect;[.$F390]=$$SearchEffect);&quot;Y&quot;;TRUE;&quot;&quot;)" table:number-matrix-columns-spanned="1" table:number-matrix-rows-spanned="1" table:style-name="ce7"/>
          <table:table-cell office:value-type="string" table:style-name="ce9">
            <text:p>Restore Stamina</text:p>
          </table:table-cell>
          <table:table-cell office:value-type="string" table:style-name="ce9">
            <text:p>Fortify Light Armor</text:p>
          </table:table-cell>
          <table:table-cell office:value-type="string" table:style-name="ce9">
            <text:p>Fortify Smithing</text:p>
          </table:table-cell>
          <table:table-cell office:value-type="string" table:style-name="ce9">
            <text:p>Weakness to Poison</text:p>
          </table:table-cell>
          <table:table-cell office:value-type="string" table:style-name="ce1">
            <text:p>moonpath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Zora's Cotton</text:p>
          </table:table-cell>
          <table:table-cell office:value-type="string" office:string-value="" table:formula="of:=COM.MICROSOFT.IFS($$SearchEffect=&quot;&quot;;&quot;&quot;;OR([.$C391]=$$SearchEffect;[.$D391]=$$SearchEffect;[.$E391]=$$SearchEffect;[.$F391]=$$SearchEffect);&quot;Y&quot;;TRUE;&quot;&quot;)" table:number-matrix-columns-spanned="1" table:number-matrix-rows-spanned="1" table:style-name="ce7"/>
          <table:table-cell office:value-type="string" table:style-name="ce9">
            <text:p>Resist Magic</text:p>
          </table:table-cell>
          <table:table-cell office:value-type="string" table:style-name="ce9">
            <text:p>Fortify Magicka</text:p>
          </table:table-cell>
          <table:table-cell office:value-type="string" table:style-name="ce9">
            <text:p>Fortify Block</text:p>
          </table:table-cell>
          <table:table-cell office:value-type="string" table:style-name="ce9">
            <text:p>Fortify Barter</text:p>
          </table:table-cell>
          <table:table-cell office:value-type="string" table:style-name="ce1">
            <text:p>3DNPC.es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Zora's Cotton (replica)</text:p>
          </table:table-cell>
          <table:table-cell office:value-type="string" office:string-value="" table:formula="of:=COM.MICROSOFT.IFS($$SearchEffect=&quot;&quot;;&quot;&quot;;OR([.$C392]=$$SearchEffect;[.$D392]=$$SearchEffect;[.$E392]=$$SearchEffect;[.$F392]=$$SearchEffect);&quot;Y&quot;;TRUE;&quot;&quot;)" table:number-matrix-columns-spanned="1" table:number-matrix-rows-spanned="1" table:style-name="ce7"/>
          <table:table-cell office:value-type="string" table:style-name="ce9">
            <text:p>Resist Magic</text:p>
          </table:table-cell>
          <table:table-cell table:style-name="ce9"/>
          <table:table-cell table:style-name="ce9"/>
          <table:table-cell table:style-name="ce9"/>
          <table:table-cell office:value-type="string" table:style-name="ce1">
            <text:p>DBM_3DNPC_Patch.esp</text:p>
          </table:table-cell>
          <table:table-cell table:number-columns-repeated="16377"/>
        </table:table-row>
        <table:table-row table:number-rows-repeated="1048184" table:style-name="ro2">
          <table:table-cell/>
          <table:table-cell table:style-name="ce7"/>
          <table:table-cell table:style-name="ce9"/>
          <table:table-cell table:style-name="ce9"/>
          <table:table-cell table:style-name="ce9"/>
          <table:table-cell table:style-name="ce9"/>
          <table:table-cell table:number-columns-repeated="16378"/>
        </table:table-row>
      </table:table>
      <table:table table:name="EffectIngredients" table:style-name="ta2"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number-columns-repeated="16381" table:default-cell-style-name="ce1"/>
        <table:table-row table:style-name="ro2">
          <table:table-cell office:value-type="string" table:style-name="ce1">
            <text:p>Effect</text:p>
          </table:table-cell>
          <table:table-cell office:value-type="string" table:style-name="ce1">
            <text:p>Ingredient</text:p>
          </table:table-cell>
          <table:table-cell office:value-type="string" table:style-name="ce1">
            <text:p>ModFil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east Form</text:p>
          </table:table-cell>
          <table:table-cell office:value-type="string" table:style-name="ce1">
            <text:p>Werewolf Blood</text:p>
          </table:table-cell>
          <table:table-cell office:value-type="string" table:style-name="ce1">
            <text:p>Growl - Werebeasts of Skyrim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erserker Rage</text:p>
          </table:table-cell>
          <table:table-cell office:value-type="string" table:style-name="ce1">
            <text:p>Bear's Paw</text:p>
          </table:table-cell>
          <table:table-cell office:value-type="string" table:style-name="ce1">
            <text:p>Tales of Skyrim - Berserky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Ancient Vampire Dus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Ash Salts</text:p>
          </table:table-cell>
          <table:table-cell office:value-type="string" table:style-name="ce1">
            <text:p>DBM_CC_GhostsoftheTribunalHOWPatc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Charred Skeever Hid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Chitin of the Beas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Chokeweed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Eagle Feathers</text:p>
          </table:table-cell>
          <table:table-cell office:value-type="string" table:style-name="ce1">
            <text:p>mihailhawkandtern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Elf Cup Cap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Enchanted A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Felsaad Tern Feathers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Frodmar's Liver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Grey Moth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Hawk Feath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Hunger Tongu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Hunger Tongu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Juvenile Mudcrab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Mudcrab Chiti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Oak Hook-Tip Moth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Red Kelp Gas Bladd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Rivercrab Chitin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Rivercrab Chitin</text:p>
          </table:table-cell>
          <table:table-cell office:value-type="string" table:style-name="ce1">
            <text:p>TheBawbsWardenOfTheCoast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Scrib Jell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Snow Thrush Egg</text:p>
          </table:table-cell>
          <table:table-cell office:value-type="string" table:style-name="ce1">
            <text:p>Inig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Spade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Spicy Hunger Tongu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Sugar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Vampire Dus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White Flower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Disease</text:p>
          </table:table-cell>
          <table:table-cell office:value-type="string" table:style-name="ce1">
            <text:p>Withering Moo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Ambrosia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Bittergreen Petals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Daggermouth Fin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Hunger Tongu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Hunger Tongu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Imp Gall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Imp Gall</text:p>
          </table:table-cell>
          <table:table-cell office:value-type="string" table:style-name="ce1">
            <text:p>mihailimpsandhomoncul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Redwort Flow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Roobrush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Sand Runner Egg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Scrib Jell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Seagull Feathers</text:p>
          </table:table-cell>
          <table:table-cell office:value-type="string" table:style-name="ce1">
            <text:p>mihailseagull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Shroom Beetle Legs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Spicy Hunger Tongu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ure Poison</text:p>
          </table:table-cell>
          <table:table-cell office:value-type="string" table:style-name="ce1">
            <text:p>Yellow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Altmer Brain Matte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Belize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Black Mountain Flower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Bloodroot</text:p>
          </table:table-cell>
          <table:table-cell office:value-type="string" table:style-name="ce1">
            <text:p>Unde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Blue Fat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Chokeberr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Coda Flow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Coffee Cherry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Congealed Mort Fle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Corrupted Human Heart</text:p>
          </table:table-cell>
          <table:table-cell office:value-type="string" table:style-name="ce1">
            <text:p>ccedhsse002-splkntset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Crimson Nirn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Deadstool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Deathbel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Dragon Priest Ashes</text:p>
          </table:table-cell>
          <table:table-cell office:value-type="string" table:style-name="ce1">
            <text:p>konahrik_accoutrement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Dreugh Wax</text:p>
          </table:table-cell>
          <table:table-cell office:value-type="string" table:style-name="ce1">
            <text:p>Unslaa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Dried Spider Silk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Dunmer Heart</text:p>
          </table:table-cell>
          <table:table-cell office:value-type="string" table:style-name="ce1">
            <text:p>KhajiitWillFollow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Ectoplasm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Elven Fle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Elven Hear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Emperor Parasol Moss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Falmer Ea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Fire Petal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Flesh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Damage Health</text:p>
          </table:table-cell>
          <table:table-cell office:value-type="string" table:style-name="ce1">
            <text:p>Ghoul Hear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Gnarl Bar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Gnarl Bark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Harrada</text:p>
          </table:table-cell>
          <table:table-cell office:value-type="string" table:style-name="ce1">
            <text:p>ccbgssse067-daedinv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Heart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Human Fles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Human Hea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Imp Gall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Imp Gall</text:p>
          </table:table-cell>
          <table:table-cell office:value-type="string" table:style-name="ce1">
            <text:p>mihailimpsandhomoncul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Imp Stoo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Jarrin 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Jarrin Root</text:p>
          </table:table-cell>
          <table:table-cell office:value-type="string" table:style-name="ce1">
            <text:p>Vokrii - Minimalistic Perks of Skyrim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Manure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Memory of Red Flower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ccbgssse003-zombie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mihailcczombi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Mortseed Berry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Nightshade</text:p>
          </table:table-cell>
          <table:table-cell office:value-type="string" table:style-name="ce1">
            <text:p>cceejsse005-cav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Nightshad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Nirn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Poison Bloom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Rat Tail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Raw Coffee Beans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Red Mountain Flow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Redwort Flow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Renni's Heart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River Betty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Rose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alts of the Void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alty Troll Fa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calon Fi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camp Ear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hynettle Lily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iligonder Egg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imon Rodayne's Heart</text:p>
          </table:table-cell>
          <table:table-cell office:value-type="string" table:style-name="ce1">
            <text:p>ccedhsse002-splkntset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keever Tai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mall Antl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pecial Ectoplasm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piddal Stick</text:p>
          </table:table-cell>
          <table:table-cell office:value-type="string" table:style-name="ce1">
            <text:p>ccbgssse067-daedinv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piddal Stick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tale Crimson Nirnroot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tale Ectoplasm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Stinkhorn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Troll Fa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Void Salt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Wisp Stalk Caps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Health</text:p>
          </table:table-cell>
          <table:table-cell office:value-type="string" table:style-name="ce1">
            <text:p>Yellow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Aloe Vera Leaves</text:p>
          </table:table-cell>
          <table:table-cell office:value-type="string" table:style-name="ce1">
            <text:p>_ResourcePack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Barnacl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Bittergreen Petals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Butterfly 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Chaurus Egg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Chokeweed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Cockatrice Feathers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Congealed Mort Fle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Corrupted Human Heart</text:p>
          </table:table-cell>
          <table:table-cell office:value-type="string" table:style-name="ce1">
            <text:p>ccedhsse002-splkntset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Daedra Hea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Duneripper Eggs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Dunmer Heart</text:p>
          </table:table-cell>
          <table:table-cell office:value-type="string" table:style-name="ce1">
            <text:p>KhajiitWillFollow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Earth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Elven Hear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Eye of Altme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Eye of Ancestral Cheetah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Eye of Human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Eye of Sabre Ca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Eye of Tiger</text:p>
          </table:table-cell>
          <table:table-cell office:value-type="string" table:style-name="ce1">
            <text:p>TheBawbsWardenOfTheCoast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Glow Dus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Grummite Egg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Hagraven Feath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Hanging Mos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Harrada</text:p>
          </table:table-cell>
          <table:table-cell office:value-type="string" table:style-name="ce1">
            <text:p>ccbgssse067-daedinv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Heart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Heart of Order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Human Hea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Jarrin 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Jarrin Root</text:p>
          </table:table-cell>
          <table:table-cell office:value-type="string" table:style-name="ce1">
            <text:p>Vokrii - Minimalistic Perks of Skyrim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Luna Moth 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Manic Wing Dust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Manure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ccbgssse003-zombie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Namira's R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Night Mother's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Nordic Barnacl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Ogrim Fat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Petrous Chaurus Eggs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Petrous Nordic Barnacle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Plague Raven Feathers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Renni's Heart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Sand Runner Egg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Scamp Ear (Dark)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Simon Rodayne's Heart</text:p>
          </table:table-cell>
          <table:table-cell office:value-type="string" table:style-name="ce1">
            <text:p>ccedhsse002-splkntset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Spiddal Stick</text:p>
          </table:table-cell>
          <table:table-cell office:value-type="string" table:style-name="ce1">
            <text:p>ccbgssse067-daedinv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Spiddal Stick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Steel-Blue Entoloma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Trama Root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Wisp Stalk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</text:p>
          </table:table-cell>
          <table:table-cell office:value-type="string" table:style-name="ce1">
            <text:p>Zahilisk Eyeball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Ancestor Moth Wing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Bear Claw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Blue Butterfly 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Blue Mountain Flow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Burnt Spriggan Wood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Chaurus Hunter Antennae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Chicken's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Corrupted Human Heart</text:p>
          </table:table-cell>
          <table:table-cell office:value-type="string" table:style-name="ce1">
            <text:p>ccedhsse002-splkntset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Daedroth Teeth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Dunmer Heart</text:p>
          </table:table-cell>
          <table:table-cell office:value-type="string" table:style-name="ce1">
            <text:p>KhajiitWillFollow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Earth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Elf Cup Cap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Elven Hear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Glow Dus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Green Hairstreak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Hanging Mos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Harrada</text:p>
          </table:table-cell>
          <table:table-cell office:value-type="string" table:style-name="ce1">
            <text:p>ccbgssse067-daedinv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Hawk's Egg</text:p>
          </table:table-cell>
          <table:table-cell office:value-type="string" table:style-name="ce1">
            <text:p>HearthFire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Heart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Human Hea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Iron Spider Egg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Jarrin 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Jarrin Root</text:p>
          </table:table-cell>
          <table:table-cell office:value-type="string" table:style-name="ce1">
            <text:p>Vokrii - Minimalistic Perks of Skyrim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Lesser Spriggan Sap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Mandrak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Minotaur Hor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ccbgssse003-zombie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mihailcczombi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Night Mother's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Nightshade</text:p>
          </table:table-cell>
          <table:table-cell office:value-type="string" table:style-name="ce1">
            <text:p>cceejsse005-cav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Nightshad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Petrous Spider Egg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Pygmy Sun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Renni's Heart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Scalon Fi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Scamp Ear (Dark)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Simon Rodayne's Heart</text:p>
          </table:table-cell>
          <table:table-cell office:value-type="string" table:style-name="ce1">
            <text:p>ccedhsse002-splkntset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Sleeping Moth Wing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Sload Soap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Slug Dripping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Spider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Spriggan Matron Sap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Spriggan Sap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Stale Spriggan Sap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White Flower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Magicka Regen</text:p>
          </table:table-cell>
          <table:table-cell office:value-type="string" table:style-name="ce1">
            <text:p>Wisp Stalk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Ancestor Moth Wing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Ash Creep Cluster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Beetle Wax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Berit's Ash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Bette's Big Toe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Big Blisterwort</text:p>
          </table:table-cell>
          <table:table-cell office:value-type="string" table:style-name="ce1">
            <text:p>TSR_TeldrynSerio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Black Mountain Flower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Blisterwo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Bloodgra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Bloodroot</text:p>
          </table:table-cell>
          <table:table-cell office:value-type="string" table:style-name="ce1">
            <text:p>Unde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Blue Butterfly 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Bog Beaco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Bone Mea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Canis 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Chaurus Hunter Antennae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Comberr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Crimson Nirn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Cyrodilic Spadetai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Deadstool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Deep Moth Wing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Giant's To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Iron Spider Egg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Ironwood Fruit</text:p>
          </table:table-cell>
          <table:table-cell office:value-type="string" table:style-name="ce1">
            <text:p>cckrtsse001_altar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Jarrin 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Jarrin Root</text:p>
          </table:table-cell>
          <table:table-cell office:value-type="string" table:style-name="ce1">
            <text:p>Vokrii - Minimalistic Perks of Skyrim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Mandrak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Manure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Marshmerrow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Metal Lubricant</text:p>
          </table:table-cell>
          <table:table-cell office:value-type="string" table:style-name="ce1">
            <text:p>HLIORemi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Morkiblinx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mihailcczombi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Nirn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Priest of Arkay's Heart</text:p>
          </table:table-cell>
          <table:table-cell office:value-type="string" table:style-name="ce1">
            <text:p>Unde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Putrid Sload Fat</text:p>
          </table:table-cell>
          <table:table-cell office:value-type="string" table:style-name="ce1">
            <text:p>DAc0d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Rock Warbler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Saltrice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Siligonder Egg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Sleeping Moth Wing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Sload Fat</text:p>
          </table:table-cell>
          <table:table-cell office:value-type="string" table:style-name="ce1">
            <text:p>DAc0d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Sload Soap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Spider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Stale Ectoplasm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Strange Elf Cup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Watcher Eye</text:p>
          </table:table-cell>
          <table:table-cell office:value-type="string" table:style-name="ce1">
            <text:p>Unslaa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White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</text:p>
          </table:table-cell>
          <table:table-cell office:value-type="string" table:style-name="ce1">
            <text:p>White Moth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Ash Salts</text:p>
          </table:table-cell>
          <table:table-cell office:value-type="string" table:style-name="ce1">
            <text:p>DBM_CC_GhostsoftheTribunalHOWPatc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Beetle Wax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Bette's Big Toe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Bramble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Bungler's Ban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Creep Clust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Daedra Hea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Elf Cup Cap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Elf Cup Cap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Frost Mirriam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Giant's To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Goron Piece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Heart of Order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Histcarp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Juniper Berri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Large Antlers</text:p>
          </table:table-cell>
          <table:table-cell office:value-type="string" table:style-name="ce1">
            <text:p>Dynamic Things Alternativ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Large Antl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Manic Lobsterfish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Mirror Gel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Putrid Sload Fat</text:p>
          </table:table-cell>
          <table:table-cell office:value-type="string" table:style-name="ce1">
            <text:p>DAc0d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Rat Tail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Roots of the Blue Star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Saltric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Scamp Ear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Silverside Perc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Skeever Tai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Svengarberry Bunch</text:p>
          </table:table-cell>
          <table:table-cell office:value-type="string" table:style-name="ce1">
            <text:p>Falskaar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Whea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mage Stamina Regen</text:p>
          </table:table-cell>
          <table:table-cell office:value-type="string" table:style-name="ce1">
            <text:p>Yellow Mountain Flower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ecrease Weapon Speed</text:p>
          </table:table-cell>
          <table:table-cell office:value-type="string" table:style-name="ce1">
            <text:p>Deadstool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number-rows-repeated="3" table:style-name="ro2">
          <table:table-cell office:value-type="string" table:style-name="ce1">
            <text:p>Detect Life</text:p>
          </table:table-cell>
          <table:table-cell office:value-type="string" table:style-name="ce1">
            <text:p>Alit Hide</text:p>
          </table:table-cell>
          <table:table-cell office:value-type="string" table:style-name="ce1">
            <text:p>Alit.esp</text:p>
          </table:table-cell>
          <table:table-cell table:number-columns-repeated="16381"/>
        </table:table-row>
        <table:table-row table:number-rows-repeated="4" table:style-name="ro2">
          <table:table-cell office:value-type="string" table:style-name="ce1">
            <text:p>Drugged</text:p>
          </table:table-cell>
          <table:table-cell office:value-type="string" table:style-name="ce1">
            <text:p>Mushroom Cluster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Blue Dart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Bog Beaco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Cyrodilic Spadetai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Daedra Hea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Elytra Icho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Gleamblossom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Green Butterfly Wing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Heart of Order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Luminous Russula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Moldy Troll Fat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Namira's R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Netch Jelly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Poison Bloom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Powdered Mammoth Tusk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Rot Scale</text:p>
          </table:table-cell>
          <table:table-cell office:value-type="string" table:style-name="ce1">
            <text:p>Identity Crisi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Rot Scale</text:p>
          </table:table-cell>
          <table:table-cell office:value-type="string" table:style-name="ce1">
            <text:p>Updat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Sload Soap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ar</text:p>
          </table:table-cell>
          <table:table-cell office:value-type="string" table:style-name="ce1">
            <text:p>Steel-Blue Entoloma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chemy</text:p>
          </table:table-cell>
          <table:table-cell office:value-type="string" table:style-name="ce1">
            <text:p>Bramble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chemy</text:p>
          </table:table-cell>
          <table:table-cell office:value-type="string" table:style-name="ce1">
            <text:p>Mushroom Cluster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number-rows-repeated="3"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Alit Hide</text:p>
          </table:table-cell>
          <table:table-cell office:value-type="string" table:style-name="ce1">
            <text:p>Alit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Blind Watcher's Ey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Burnt Spriggan Wood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Dreugh Wax</text:p>
          </table:table-cell>
          <table:table-cell office:value-type="string" table:style-name="ce1">
            <text:p>Unslaa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Grass Pod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Lesser Spriggan Sap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Lyretail Anthias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number-rows-repeated="3"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Mushroom Cluster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River Betty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Screaming Maw</text:p>
          </table:table-cell>
          <table:table-cell office:value-type="string" table:style-name="ce1">
            <text:p>Identity Crisi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Screaming Maw</text:p>
          </table:table-cell>
          <table:table-cell office:value-type="string" table:style-name="ce1">
            <text:p>Updat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Sload Soap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Slug Dripping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Spriggan Matron Sap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Spriggan Sap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Alteration</text:p>
          </table:table-cell>
          <table:table-cell office:value-type="string" table:style-name="ce1">
            <text:p>Wild Grass Pod</text:p>
          </table:table-cell>
          <table:table-cell office:value-type="string" table:style-name="ce1">
            <text:p>cctwbsse001-puzzledungeo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Bog Beacon Asco Cap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Butterfly 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Dragon's Tongu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Hagraven Claw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Imp Gall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Imp Gall</text:p>
          </table:table-cell>
          <table:table-cell office:value-type="string" table:style-name="ce1">
            <text:p>mihailimpsandhomoncul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Plague Raven Claw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Pounded Hagraven Claw<text:tab/>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Raven Feathers</text:p>
          </table:table-cell>
          <table:table-cell office:value-type="string" table:style-name="ce1">
            <text:p>mihailcrowsandraven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Roasted Coffee Beans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Swallowtail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Tundra Cotto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arter</text:p>
          </table:table-cell>
          <table:table-cell office:value-type="string" table:style-name="ce1">
            <text:p>Zora's Cotton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Aster Bloom Cor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Bleeding Crow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Boar Tusk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Bog Beacon Asco Cap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Briar Hea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Crystalline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Goron Piece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Green Hairstreak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Grey Moth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Hazeseed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Honeycomb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Pear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Slaughterfish Scal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Tundra Cotto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Block</text:p>
          </table:table-cell>
          <table:table-cell office:value-type="string" table:style-name="ce1">
            <text:p>Zora's Cotton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number-rows-repeated="4"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Beetle Legs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Bette's Big Toe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Cockatrice Beak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Coda Flow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Creep Clust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Eagle Beak</text:p>
          </table:table-cell>
          <table:table-cell office:value-type="string" table:style-name="ce1">
            <text:p>mihailhawkandtern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Elf Cup Cap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Giant's To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Hawk Beak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Juvenile Mudcrab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Kagouti Hid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Lyretail Anthias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Manic Wing Dust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Marshmerrow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Mortseed Berry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Netch Jelly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Ogre's Teeth</text:p>
          </table:table-cell>
          <table:table-cell office:value-type="string" table:style-name="ce1">
            <text:p>1Ogr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Poison Bloom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Pounded Hawk Beak<text:tab/>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River Betty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Roots of the Blue Star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Scaly Pholiota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Steel-Blue Entoloma</text:p>
          </table:table-cell>
          <table:table-cell office:value-type="string" table:style-name="ce1">
            <text:p>ccbgssse040-advobgob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Swallowtail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Trama Root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White Flower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Wisp Wrapping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arry Weight</text:p>
          </table:table-cell>
          <table:table-cell office:value-type="string" table:style-name="ce1">
            <text:p>Worm's Head Cap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Ancestor Moth Wing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Ancient Frost Salts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Berit's Ash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Blue Butterfly 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Blue Mountain Flow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Bone Mea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Chaurus Hunter Antennae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Congealed Mort Fle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Congealed Putrescenc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Elf Cup Cap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Frost Salt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Hagraven Feath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Lavend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Lyretail Anthias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Mandrak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Memory of Lavende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Morkiblinx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Plague Raven Feathers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Priest of Arkay's Heart</text:p>
          </table:table-cell>
          <table:table-cell office:value-type="string" table:style-name="ce1">
            <text:p>Unde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Sleeping Moth Wing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Sload Fat</text:p>
          </table:table-cell>
          <table:table-cell office:value-type="string" table:style-name="ce1">
            <text:p>DAc0d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Sload Soap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Sload Soap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Strange Elf Cup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Conjuration</text:p>
          </table:table-cell>
          <table:table-cell office:value-type="string" table:style-name="ce1">
            <text:p>White Flower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Altmer Brain Matte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Ash Creep Cluster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Beehive Husk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Blue Fat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Bog Beacon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Cockatrice Feathers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Comberr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Crystalline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Daedra Veni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Dim Glow Dust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Dragon Priest Ashes</text:p>
          </table:table-cell>
          <table:table-cell office:value-type="string" table:style-name="ce1">
            <text:p>konahrik_accoutrement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Ectoplasm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Glow Dus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Glowing Mushroom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Nightshade</text:p>
          </table:table-cell>
          <table:table-cell office:value-type="string" table:style-name="ce1">
            <text:p>cceejsse005-cav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Nightshad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Special Ectoplasm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Steel-Blue Entoloma</text:p>
          </table:table-cell>
          <table:table-cell office:value-type="string" table:style-name="ce1">
            <text:p>ccbgssse040-advobgob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Wisp Stalk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Destruction</text:p>
          </table:table-cell>
          <table:table-cell office:value-type="string" table:style-name="ce1">
            <text:p>Wisp Wrapping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Ancestor Moth Wing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Blue Butterfly 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Chaurus Hunter Antennae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Dragon Priest Ashes</text:p>
          </table:table-cell>
          <table:table-cell office:value-type="string" table:style-name="ce1">
            <text:p>konahrik_accoutrement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Dreugh Wax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Green Hairstreak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Hagraven Claw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Lesser Spriggan Sap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Mandrak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Mushroom Cluster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Plague Raven Claw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Sleeping Moth Wing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Sload Soap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Slug Dripping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Snowberri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Spawn Ash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Spriggan Matron Sap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Spriggan Sap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Enchanting</text:p>
          </table:table-cell>
          <table:table-cell office:value-type="string" table:style-name="ce1">
            <text:p>Stoneflower Petals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Ambrosia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Bear Claw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Bette's Big Toe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Bloodgrass</text:p>
          </table:table-cell>
          <table:table-cell office:value-type="string" table:style-name="ce1">
            <text:p>ccbgssse067-daedinv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Bloodgra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Blue Mountain Flow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Boar Tusk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Bog Beacon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Dried Bloodgrass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Earth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Fungus Stal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Fungus Stalk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Giant's To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Glowing Mushroom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Hanging Mos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Heart of Ord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Hydnum Azure Giant Spor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Night Mother's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Void Essenc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Werewolf Blood</text:p>
          </table:table-cell>
          <table:table-cell office:value-type="string" table:style-name="ce1">
            <text:p>Growl - Werebeasts of Skyrim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Whea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White Flower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White Flower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lth</text:p>
          </table:table-cell>
          <table:table-cell office:value-type="string" table:style-name="ce1">
            <text:p>Yellow Mountain Flower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Ancestral Cheetah Tooth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Bliss Bug Thorax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Bog Beaco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Cyrodilic Minotaur Horns</text:p>
          </table:table-cell>
          <table:table-cell office:value-type="string" table:style-name="ce1">
            <text:p>mihailminotau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Gnarl Bar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Gold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Ice Wraith Teet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Minotaur Horns</text:p>
          </table:table-cell>
          <table:table-cell office:value-type="string" table:style-name="ce1">
            <text:p>mihailminotau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Pahmar-raht Toot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Religious Item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Sabre Cat Toot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Scamp Ear (Dark)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Slaughterfish Scal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Thistle Branc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Thistle of Sithi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Heavy Armor</text:p>
          </table:table-cell>
          <table:table-cell office:value-type="string" table:style-name="ce1">
            <text:p>White Cap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Illusion</text:p>
          </table:table-cell>
          <table:table-cell office:value-type="string" table:style-name="ce1">
            <text:p>Bliss Bug Thorax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Illusion</text:p>
          </table:table-cell>
          <table:table-cell office:value-type="string" table:style-name="ce1">
            <text:p>Dragon's Tongu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Fortify Illusion</text:p>
          </table:table-cell>
          <table:table-cell office:value-type="string" table:style-name="ce1">
            <text:p>Dwarven Oil</text:p>
          </table:table-cell>
          <table:table-cell office:value-type="string" table:style-name="ce1">
            <text:p>JS Dwarven Oil S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Illusion</text:p>
          </table:table-cell>
          <table:table-cell office:value-type="string" table:style-name="ce1">
            <text:p>Dwarven Oi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Illusion</text:p>
          </table:table-cell>
          <table:table-cell office:value-type="string" table:style-name="ce1">
            <text:p>Glass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Illusion</text:p>
          </table:table-cell>
          <table:table-cell office:value-type="string" table:style-name="ce1">
            <text:p>Hazeseed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Illusion</text:p>
          </table:table-cell>
          <table:table-cell office:value-type="string" table:style-name="ce1">
            <text:p>Mirror Gel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Illusion</text:p>
          </table:table-cell>
          <table:table-cell office:value-type="string" table:style-name="ce1">
            <text:p>Mora Tapinella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Illusion</text:p>
          </table:table-cell>
          <table:table-cell office:value-type="string" table:style-name="ce1">
            <text:p>Mushroom Cluster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Illusion</text:p>
          </table:table-cell>
          <table:table-cell office:value-type="string" table:style-name="ce1">
            <text:p>Scaly Pholiota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Illusion</text:p>
          </table:table-cell>
          <table:table-cell office:value-type="string" table:style-name="ce1">
            <text:p>Tap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Illusion</text:p>
          </table:table-cell>
          <table:table-cell office:value-type="string" table:style-name="ce1">
            <text:p>Viscous Dwarven Oil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Illusion</text:p>
          </table:table-cell>
          <table:table-cell office:value-type="string" table:style-name="ce1">
            <text:p>Watcher's Ey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Illusion</text:p>
          </table:table-cell>
          <table:table-cell office:value-type="string" table:style-name="ce1">
            <text:p>White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Ash Hopper Jelly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Aster Bloom Cor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Beehive Husk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Deep Moth Wing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Eagle Feathers</text:p>
          </table:table-cell>
          <table:table-cell office:value-type="string" table:style-name="ce1">
            <text:p>mihailhawkandtern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Felsaad Tern Feathers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Hawk Feath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Honeycomb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Luna Moth 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Rat Tail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Scamp Ear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Skeever Tai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Swamp Hound Scale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White Moth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Withering Moo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ight Armor</text:p>
          </table:table-cell>
          <table:table-cell office:value-type="string" table:style-name="ce1">
            <text:p>Zahilisk Tooth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Ashen Grass Pod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Bramble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Dwemer Egg</text:p>
          </table:table-cell>
          <table:table-cell office:value-type="string" table:style-name="ce1">
            <text:p>Ordinator - Perks of Skyrim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Falmer Ea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Iron Spider Egg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Namira's R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Pine Thrush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Seagull Feathers</text:p>
          </table:table-cell>
          <table:table-cell office:value-type="string" table:style-name="ce1">
            <text:p>mihailseagull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Snow Thrush Egg</text:p>
          </table:table-cell>
          <table:table-cell office:value-type="string" table:style-name="ce1">
            <text:p>Inig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Spade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Spider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Stale Falmer Ear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Steel-Blue Entoloma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Lockpicking</text:p>
          </table:table-cell>
          <table:table-cell office:value-type="string" table:style-name="ce1">
            <text:p>Worm's Head Cap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Altmer Brain Matte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Blind Watcher's Ey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Blister Pod Cap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Blue Fat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Briar Hea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Cocoa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Demented Lobsterfish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Dried Spider Silk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Ectoplasm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Emperor Parasol Moss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Eye of the Arcana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Histcarp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Hunger Tongu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Hunger Tongu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Jazbay Grap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Licho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Memory of Red Flower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Perfect Roe</text:p>
          </table:table-cell>
          <table:table-cell office:value-type="string" table:style-name="ce1">
            <text:p>DBM_CC_FishingHOWPatc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Red Kelp Gas Bladd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Red Mountain Flow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Salmon Roe</text:p>
          </table:table-cell>
          <table:table-cell office:value-type="string" table:style-name="ce1">
            <text:p>HearthFire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Saltric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Saltrice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Salts of the Void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Special Ectoplasm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Spicy Hunger Tongu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Stoneflower Petals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Stoneflower Petals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Tundra Cotto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Void Salt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Watcher's Ey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gicka</text:p>
          </table:table-cell>
          <table:table-cell office:value-type="string" table:style-name="ce1">
            <text:p>Zora's Cotton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rksman</text:p>
          </table:table-cell>
          <table:table-cell office:value-type="string" table:style-name="ce1">
            <text:p>Angel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rksman</text:p>
          </table:table-cell>
          <table:table-cell office:value-type="string" table:style-name="ce1">
            <text:p>Canis 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rksman</text:p>
          </table:table-cell>
          <table:table-cell office:value-type="string" table:style-name="ce1">
            <text:p>Corkbulb Root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rksman</text:p>
          </table:table-cell>
          <table:table-cell office:value-type="string" table:style-name="ce1">
            <text:p>Crow Feathers</text:p>
          </table:table-cell>
          <table:table-cell office:value-type="string" table:style-name="ce1">
            <text:p>mihailcrowsandraven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rksman</text:p>
          </table:table-cell>
          <table:table-cell office:value-type="string" table:style-name="ce1">
            <text:p>Elves Ea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rksman</text:p>
          </table:table-cell>
          <table:table-cell office:value-type="string" table:style-name="ce1">
            <text:p>Iron Spider Egg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rksman</text:p>
          </table:table-cell>
          <table:table-cell office:value-type="string" table:style-name="ce1">
            <text:p>Juniper Berri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rksman</text:p>
          </table:table-cell>
          <table:table-cell office:value-type="string" table:style-name="ce1">
            <text:p>Oak Hook-Tip Moth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rksman</text:p>
          </table:table-cell>
          <table:table-cell office:value-type="string" table:style-name="ce1">
            <text:p>Petrous Spider Egg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rksman</text:p>
          </table:table-cell>
          <table:table-cell office:value-type="string" table:style-name="ce1">
            <text:p>Spider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Marksman</text:p>
          </table:table-cell>
          <table:table-cell office:value-type="string" table:style-name="ce1">
            <text:p>Svengarberry Bunch</text:p>
          </table:table-cell>
          <table:table-cell office:value-type="string" table:style-name="ce1">
            <text:p>Falskaar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One-handed</text:p>
          </table:table-cell>
          <table:table-cell office:value-type="string" table:style-name="ce1">
            <text:p>Bear Claw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Fortify One-handed</text:p>
          </table:table-cell>
          <table:table-cell office:value-type="string" table:style-name="ce1">
            <text:p>Black Pearl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One-handed</text:p>
          </table:table-cell>
          <table:table-cell office:value-type="string" table:style-name="ce1">
            <text:p>Canis 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One-handed</text:p>
          </table:table-cell>
          <table:table-cell office:value-type="string" table:style-name="ce1">
            <text:p>Eagle Feathers</text:p>
          </table:table-cell>
          <table:table-cell office:value-type="string" table:style-name="ce1">
            <text:p>mihailhawkandtern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One-handed</text:p>
          </table:table-cell>
          <table:table-cell office:value-type="string" table:style-name="ce1">
            <text:p>Earth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One-handed</text:p>
          </table:table-cell>
          <table:table-cell office:value-type="string" table:style-name="ce1">
            <text:p>Hanging Mos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One-handed</text:p>
          </table:table-cell>
          <table:table-cell office:value-type="string" table:style-name="ce1">
            <text:p>Hawk Feath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One-handed</text:p>
          </table:table-cell>
          <table:table-cell office:value-type="string" table:style-name="ce1">
            <text:p>Heart of Ord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One-handed</text:p>
          </table:table-cell>
          <table:table-cell office:value-type="string" table:style-name="ce1">
            <text:p>Night Mother's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One-handed</text:p>
          </table:table-cell>
          <table:table-cell office:value-type="string" table:style-name="ce1">
            <text:p>Pearl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One-handed</text:p>
          </table:table-cell>
          <table:table-cell office:value-type="string" table:style-name="ce1">
            <text:p>Rock Warbler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One-handed</text:p>
          </table:table-cell>
          <table:table-cell office:value-type="string" table:style-name="ce1">
            <text:p>Small Pear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One-handed</text:p>
          </table:table-cell>
          <table:table-cell office:value-type="string" table:style-name="ce1">
            <text:p>Stoneflower Petals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number-rows-repeated="4" table:style-name="ro2">
          <table:table-cell office:value-type="string" table:style-name="ce1">
            <text:p>Fortify Persuasion</text:p>
          </table:table-cell>
          <table:table-cell office:value-type="string" table:style-name="ce1">
            <text:p>Beetle Legs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ersuasion</text:p>
          </table:table-cell>
          <table:table-cell office:value-type="string" table:style-name="ce1">
            <text:p>Glass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ersuasion</text:p>
          </table:table-cell>
          <table:table-cell office:value-type="string" table:style-name="ce1">
            <text:p>Roasted Coffee Beans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ersuasion</text:p>
          </table:table-cell>
          <table:table-cell office:value-type="string" table:style-name="ce1">
            <text:p>Stoneflower Petals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ersuasion</text:p>
          </table:table-cell>
          <table:table-cell office:value-type="string" table:style-name="ce1">
            <text:p>Sugar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ersuasion</text:p>
          </table:table-cell>
          <table:table-cell office:value-type="string" table:style-name="ce1">
            <text:p>White Moth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ickpocket</text:p>
          </table:table-cell>
          <table:table-cell office:value-type="string" table:style-name="ce1">
            <text:p>Barnacl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ickpocket</text:p>
          </table:table-cell>
          <table:table-cell office:value-type="string" table:style-name="ce1">
            <text:p>Blue Dart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ickpocket</text:p>
          </table:table-cell>
          <table:table-cell office:value-type="string" table:style-name="ce1">
            <text:p>Blueberries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ickpocket</text:p>
          </table:table-cell>
          <table:table-cell office:value-type="string" table:style-name="ce1">
            <text:p>Cave Worm Egg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ickpocket</text:p>
          </table:table-cell>
          <table:table-cell office:value-type="string" table:style-name="ce1">
            <text:p>Crow Feathers</text:p>
          </table:table-cell>
          <table:table-cell office:value-type="string" table:style-name="ce1">
            <text:p>mihailcrowsandraven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ickpocket</text:p>
          </table:table-cell>
          <table:table-cell office:value-type="string" table:style-name="ce1">
            <text:p>Kresh Fib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ickpocket</text:p>
          </table:table-cell>
          <table:table-cell office:value-type="string" table:style-name="ce1">
            <text:p>Maggot Egg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ickpocket</text:p>
          </table:table-cell>
          <table:table-cell office:value-type="string" table:style-name="ce1">
            <text:p>Nordic Barnacl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ickpocket</text:p>
          </table:table-cell>
          <table:table-cell office:value-type="string" table:style-name="ce1">
            <text:p>Orange Dart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ickpocket</text:p>
          </table:table-cell>
          <table:table-cell office:value-type="string" table:style-name="ce1">
            <text:p>Raven Feathers</text:p>
          </table:table-cell>
          <table:table-cell office:value-type="string" table:style-name="ce1">
            <text:p>mihailcrowsandraven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ickpocket</text:p>
          </table:table-cell>
          <table:table-cell office:value-type="string" table:style-name="ce1">
            <text:p>Slaughterfish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Pickpocket</text:p>
          </table:table-cell>
          <table:table-cell office:value-type="string" table:style-name="ce1">
            <text:p>Spade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Abecean Longfi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Black Pearl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Cyrodilic Spadetai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Gnarl Bark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Hackle-Lo Leaf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Healing Salts</text:p>
          </table:table-cell>
          <table:table-cell office:value-type="string" table:style-name="ce1">
            <text:p>cckrtsse001_altar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Ogrim Fat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Pygmy Sun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Salt Pil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Sinister Salt Pil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Small Antl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Small Pear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White Muck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Yellow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Restoration</text:p>
          </table:table-cell>
          <table:table-cell office:value-type="string" table:style-name="ce1">
            <text:p>Yellow Mountain Flower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Ancestral Cheetah Tooth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Big Blisterwort</text:p>
          </table:table-cell>
          <table:table-cell office:value-type="string" table:style-name="ce1">
            <text:p>TSR_TeldrynSerio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Blisterwo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Bog Beacon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Dreugh Wax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Glowing Mushroom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Gold Kanet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Goron Piece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Lesser Spriggan Sap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Mushroom Cluster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Pahmar-raht Toot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Pearl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Religious Item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Sabre Cat Toot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Slug Dripping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Spriggan Matron Sap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Spriggan Sap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Stale Spriggan Sap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mithing</text:p>
          </table:table-cell>
          <table:table-cell office:value-type="string" table:style-name="ce1">
            <text:p>Zahilisk Tooth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Abecean Longfi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Ashen Grass Pod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Beehive Husk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Belize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Bramble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Crow Feathers</text:p>
          </table:table-cell>
          <table:table-cell office:value-type="string" table:style-name="ce1">
            <text:p>mihailcrowsandraven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Eagle Feathers</text:p>
          </table:table-cell>
          <table:table-cell office:value-type="string" table:style-name="ce1">
            <text:p>mihailhawkandtern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Elven Fle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Flesh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Frost Mirriam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Hawk Feath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Human Fles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Kresh Fib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Powdered Mammoth Tusk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Purple Mountain Flow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Raven Feathers</text:p>
          </table:table-cell>
          <table:table-cell office:value-type="string" table:style-name="ce1">
            <text:p>mihailcrowsandraven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Roobrush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Serpent Fang</text:p>
          </table:table-cell>
          <table:table-cell office:value-type="string" table:style-name="ce1">
            <text:p>DAc0d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Stinkhorn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neak</text:p>
          </table:table-cell>
          <table:table-cell office:value-type="string" table:style-name="ce1">
            <text:p>Swamp Hound Scale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Boar Tusk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Bog Beacon Asco Cap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Cave Worm Egg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Chaurus Egg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Cyrodilic Minotaur Horns</text:p>
          </table:table-cell>
          <table:table-cell office:value-type="string" table:style-name="ce1">
            <text:p>mihailminotau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Duneripper Eggs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Fungus Stal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Garlic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Grummite Egg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Kinisroot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Fortify Stamina</text:p>
          </table:table-cell>
          <table:table-cell office:value-type="string" table:style-name="ce1">
            <text:p>Large Antlers</text:p>
          </table:table-cell>
          <table:table-cell office:value-type="string" table:style-name="ce1">
            <text:p>Dynamic Things Alternativ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Large Antl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Lavend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Maggot Egg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Memory of Lavende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Minotaur Horns</text:p>
          </table:table-cell>
          <table:table-cell office:value-type="string" table:style-name="ce1">
            <text:p>mihailminotau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Mortseed Berry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Sand Runner Egg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Scrib Jerk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Slaughterfish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Torchbug Thorax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Stamina</text:p>
          </table:table-cell>
          <table:table-cell office:value-type="string" table:style-name="ce1">
            <text:p>Void Essenc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Two-handed</text:p>
          </table:table-cell>
          <table:table-cell office:value-type="string" table:style-name="ce1">
            <text:p>Angler Larvae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Two-handed</text:p>
          </table:table-cell>
          <table:table-cell office:value-type="string" table:style-name="ce1">
            <text:p>Cairn Bole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Two-handed</text:p>
          </table:table-cell>
          <table:table-cell office:value-type="string" table:style-name="ce1">
            <text:p>Cyrodilic Minotaur Horns</text:p>
          </table:table-cell>
          <table:table-cell office:value-type="string" table:style-name="ce1">
            <text:p>mihailminotau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Two-handed</text:p>
          </table:table-cell>
          <table:table-cell office:value-type="string" table:style-name="ce1">
            <text:p>Dragon's Tongu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Two-handed</text:p>
          </table:table-cell>
          <table:table-cell office:value-type="string" table:style-name="ce1">
            <text:p>Emperor Parasol Moss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Two-handed</text:p>
          </table:table-cell>
          <table:table-cell office:value-type="string" table:style-name="ce1">
            <text:p>Fly Amanita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Two-handed</text:p>
          </table:table-cell>
          <table:table-cell office:value-type="string" table:style-name="ce1">
            <text:p>Heart of Ord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Two-handed</text:p>
          </table:table-cell>
          <table:table-cell office:value-type="string" table:style-name="ce1">
            <text:p>Juvenile Mudcrab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Two-handed</text:p>
          </table:table-cell>
          <table:table-cell office:value-type="string" table:style-name="ce1">
            <text:p>Minotaur Horns</text:p>
          </table:table-cell>
          <table:table-cell office:value-type="string" table:style-name="ce1">
            <text:p>mihailminotau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Two-handed</text:p>
          </table:table-cell>
          <table:table-cell office:value-type="string" table:style-name="ce1">
            <text:p>Moldy Troll Fat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Two-handed</text:p>
          </table:table-cell>
          <table:table-cell office:value-type="string" table:style-name="ce1">
            <text:p>Salty Troll Fa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rtify Two-handed</text:p>
          </table:table-cell>
          <table:table-cell office:value-type="string" table:style-name="ce1">
            <text:p>Troll Fa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Big Blisterwort</text:p>
          </table:table-cell>
          <table:table-cell office:value-type="string" table:style-name="ce1">
            <text:p>TSR_TeldrynSerio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Blisterwo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Boar Tusk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Cairn Bole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Corrupted Human Heart</text:p>
          </table:table-cell>
          <table:table-cell office:value-type="string" table:style-name="ce1">
            <text:p>ccedhsse002-splkntset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Deadstool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Dreugh Wax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Dreugh Wax</text:p>
          </table:table-cell>
          <table:table-cell office:value-type="string" table:style-name="ce1">
            <text:p>Unslaa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Dunmer Heart</text:p>
          </table:table-cell>
          <table:table-cell office:value-type="string" table:style-name="ce1">
            <text:p>KhajiitWillFollow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Elven Hear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Falmer Ea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Fly Amanita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Hagraven Feath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Heart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Human Hea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Hypha Facia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ccbgssse003-zombie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Plague Raven Feathers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Renni's Heart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Salty Troll Fa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Simon Rodayne's Heart</text:p>
          </table:table-cell>
          <table:table-cell office:value-type="string" table:style-name="ce1">
            <text:p>ccedhsse002-splkntset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Troll Fa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Werewolf Blood</text:p>
          </table:table-cell>
          <table:table-cell office:value-type="string" table:style-name="ce1">
            <text:p>Growl - Werebeasts of Skyrim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nzy</text:p>
          </table:table-cell>
          <table:table-cell office:value-type="string" table:style-name="ce1">
            <text:p>Wisp Stalk Caps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crease Melee Speed</text:p>
          </table:table-cell>
          <table:table-cell office:value-type="string" table:style-name="ce1">
            <text:p>Hazeseed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crease Melee Speed</text:p>
          </table:table-cell>
          <table:table-cell office:value-type="string" table:style-name="ce1">
            <text:p>Kinisroot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crease Movement Speed</text:p>
          </table:table-cell>
          <table:table-cell office:value-type="string" table:style-name="ce1">
            <text:p>Kinisroot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crease Movement Speed</text:p>
          </table:table-cell>
          <table:table-cell office:value-type="string" table:style-name="ce1">
            <text:p>Mortseed Berry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Aloe Vera Leaves</text:p>
          </table:table-cell>
          <table:table-cell office:value-type="string" table:style-name="ce1">
            <text:p>_ResourcePack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Ancient Vampire Dus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Ash Creep Cluster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Bittergreen Petals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Blister Pod Cap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Bloodgrass</text:p>
          </table:table-cell>
          <table:table-cell office:value-type="string" table:style-name="ce1">
            <text:p>ccbgssse067-daedinv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Bloodgra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Bloodroot</text:p>
          </table:table-cell>
          <table:table-cell office:value-type="string" table:style-name="ce1">
            <text:p>Unde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Chaurus Egg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Crimson Nirn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Crystalline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Daedra Sil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Deep Moth Wing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Dried Bloodgrass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Duneripper Eggs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Elytra Icho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Enchanted A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Flame Stalk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Flame Stal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Glass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Green Butterfly Wing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Grummite Egg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Ice Wraith Teet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Luna Moth 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Magnus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Nirn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Petrous Chaurus Eggs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Redwort Flow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Sand Runner Egg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Screaming Maw</text:p>
          </table:table-cell>
          <table:table-cell office:value-type="string" table:style-name="ce1">
            <text:p>Identity Crisi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Screaming Maw</text:p>
          </table:table-cell>
          <table:table-cell office:value-type="string" table:style-name="ce1">
            <text:p>Updat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isibility</text:p>
          </table:table-cell>
          <table:table-cell office:value-type="string" table:style-name="ce1">
            <text:p>Vampire Dus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ght</text:p>
          </table:table-cell>
          <table:table-cell office:value-type="string" table:style-name="ce1">
            <text:p>Alocasia Fruit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ght</text:p>
          </table:table-cell>
          <table:table-cell office:value-type="string" table:style-name="ce1">
            <text:p>Blind Watcher's Ey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ght</text:p>
          </table:table-cell>
          <table:table-cell office:value-type="string" table:style-name="ce1">
            <text:p>Daedroth Teeth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ght</text:p>
          </table:table-cell>
          <table:table-cell office:value-type="string" table:style-name="ce1">
            <text:p>Hydnum Azure Giant Spor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ght</text:p>
          </table:table-cell>
          <table:table-cell office:value-type="string" table:style-name="ce1">
            <text:p>Shroom Beetle Legs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Angler Larvae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Cave Worm Egg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Chokeberr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Daggermouth Fin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Ghoul Hear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Imp Stoo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Luminous Russula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Maggot Egg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Manure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Mora Tapinella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Orange Dart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Roobrush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Rot Scale</text:p>
          </table:table-cell>
          <table:table-cell office:value-type="string" table:style-name="ce1">
            <text:p>Identity Crisi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Rot Scale</text:p>
          </table:table-cell>
          <table:table-cell office:value-type="string" table:style-name="ce1">
            <text:p>Updat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Scathecraw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Serpent Fang</text:p>
          </table:table-cell>
          <table:table-cell office:value-type="string" table:style-name="ce1">
            <text:p>DAc0d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Slaughterfish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Slaughterfish Scal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Stale Moon Sugar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Swamp Hound Scale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Thorn Hook</text:p>
          </table:table-cell>
          <table:table-cell office:value-type="string" table:style-name="ce1">
            <text:p>Identity Crisi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Health</text:p>
          </table:table-cell>
          <table:table-cell office:value-type="string" table:style-name="ce1">
            <text:p>Thorn Hook</text:p>
          </table:table-cell>
          <table:table-cell office:value-type="string" table:style-name="ce1">
            <text:p>Updat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Magicka</text:p>
          </table:table-cell>
          <table:table-cell office:value-type="string" table:style-name="ce1">
            <text:p>Hagraven Claw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Magicka</text:p>
          </table:table-cell>
          <table:table-cell office:value-type="string" table:style-name="ce1">
            <text:p>Ogre's Teeth</text:p>
          </table:table-cell>
          <table:table-cell office:value-type="string" table:style-name="ce1">
            <text:p>1Ogr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Magicka</text:p>
          </table:table-cell>
          <table:table-cell office:value-type="string" table:style-name="ce1">
            <text:p>Ogre's Teeth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Magicka</text:p>
          </table:table-cell>
          <table:table-cell office:value-type="string" table:style-name="ce1">
            <text:p>Plague Raven Claw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Magicka</text:p>
          </table:table-cell>
          <table:table-cell office:value-type="string" table:style-name="ce1">
            <text:p>Pounded Hagraven Claw<text:tab/>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Magicka</text:p>
          </table:table-cell>
          <table:table-cell office:value-type="string" table:style-name="ce1">
            <text:p>Purple Mountain Flow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Magicka</text:p>
          </table:table-cell>
          <table:table-cell office:value-type="string" table:style-name="ce1">
            <text:p>Pygmy Sun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Magicka</text:p>
          </table:table-cell>
          <table:table-cell office:value-type="string" table:style-name="ce1">
            <text:p>Scalon Fi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Magicka</text:p>
          </table:table-cell>
          <table:table-cell office:value-type="string" table:style-name="ce1">
            <text:p>Swamp Fungal Pod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Magicka</text:p>
          </table:table-cell>
          <table:table-cell office:value-type="string" table:style-name="ce1">
            <text:p>Torchbug Thorax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Magicka</text:p>
          </table:table-cell>
          <table:table-cell office:value-type="string" table:style-name="ce1">
            <text:p>Whea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Stamina</text:p>
          </table:table-cell>
          <table:table-cell office:value-type="string" table:style-name="ce1">
            <text:p>Beetle Wax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Stamina</text:p>
          </table:table-cell>
          <table:table-cell office:value-type="string" table:style-name="ce1">
            <text:p>Bittergreen Petals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Stamina</text:p>
          </table:table-cell>
          <table:table-cell office:value-type="string" table:style-name="ce1">
            <text:p>Butterfly 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Stamina</text:p>
          </table:table-cell>
          <table:table-cell office:value-type="string" table:style-name="ce1">
            <text:p>Chicken's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Stamina</text:p>
          </table:table-cell>
          <table:table-cell office:value-type="string" table:style-name="ce1">
            <text:p>Coda Flow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Stamina</text:p>
          </table:table-cell>
          <table:table-cell office:value-type="string" table:style-name="ce1">
            <text:p>Daedra Sil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Stamina</text:p>
          </table:table-cell>
          <table:table-cell office:value-type="string" table:style-name="ce1">
            <text:p>Gnarl Bark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Stamina</text:p>
          </table:table-cell>
          <table:table-cell office:value-type="string" table:style-name="ce1">
            <text:p>Hawk's Egg</text:p>
          </table:table-cell>
          <table:table-cell office:value-type="string" table:style-name="ce1">
            <text:p>HearthFire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Stamina</text:p>
          </table:table-cell>
          <table:table-cell office:value-type="string" table:style-name="ce1">
            <text:p>Kagouti Hid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Stamina</text:p>
          </table:table-cell>
          <table:table-cell office:value-type="string" table:style-name="ce1">
            <text:p>Luminous Russula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Stamina</text:p>
          </table:table-cell>
          <table:table-cell office:value-type="string" table:style-name="ce1">
            <text:p>Nightshade</text:p>
          </table:table-cell>
          <table:table-cell office:value-type="string" table:style-name="ce1">
            <text:p>cceejsse005-cav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Stamina</text:p>
          </table:table-cell>
          <table:table-cell office:value-type="string" table:style-name="ce1">
            <text:p>Nightshad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gering Damage Stamina</text:p>
          </table:table-cell>
          <table:table-cell office:value-type="string" table:style-name="ce1">
            <text:p>Small Antl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ight Eye</text:p>
          </table:table-cell>
          <table:table-cell office:value-type="string" table:style-name="ce1">
            <text:p>Blister Pod Cap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ight Eye</text:p>
          </table:table-cell>
          <table:table-cell office:value-type="string" table:style-name="ce1">
            <text:p>Crow Feathers</text:p>
          </table:table-cell>
          <table:table-cell office:value-type="string" table:style-name="ce1">
            <text:p>mihailcrowsandraven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ight Eye</text:p>
          </table:table-cell>
          <table:table-cell office:value-type="string" table:style-name="ce1">
            <text:p>Daedra Sil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ight Eye</text:p>
          </table:table-cell>
          <table:table-cell office:value-type="string" table:style-name="ce1">
            <text:p>Daggermouth Fin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ight Eye</text:p>
          </table:table-cell>
          <table:table-cell office:value-type="string" table:style-name="ce1">
            <text:p>Kagouti Hid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ight Eye</text:p>
          </table:table-cell>
          <table:table-cell office:value-type="string" table:style-name="ce1">
            <text:p>Raven Feathers</text:p>
          </table:table-cell>
          <table:table-cell office:value-type="string" table:style-name="ce1">
            <text:p>mihailcrowsandraven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ight Eye</text:p>
          </table:table-cell>
          <table:table-cell office:value-type="string" table:style-name="ce1">
            <text:p>Shroom Beetle Legs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ight Eye</text:p>
          </table:table-cell>
          <table:table-cell office:value-type="string" table:style-name="ce1">
            <text:p>Watcher's Ey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ight Eye</text:p>
          </table:table-cell>
          <table:table-cell office:value-type="string" table:style-name="ce1">
            <text:p>Worm's Head Cap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Aster Bloom Cor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Belize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Blueberries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Body Fungu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Briar Hea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Canis 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Coffee Cherry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Corkbulb Root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Crystalline Mo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Daedra Sil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Daedra Veni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Dried Bloodgrass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Dwemer Egg</text:p>
          </table:table-cell>
          <table:table-cell office:value-type="string" table:style-name="ce1">
            <text:p>Ordinator - Perks of Skyrim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Elven Fle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Eye of Human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Fire Petal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Flesh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Frost Lily</text:p>
          </table:table-cell>
          <table:table-cell office:value-type="string" table:style-name="ce1">
            <text:p>BPUFXelzazFollower.esp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Paralysis</text:p>
          </table:table-cell>
          <table:table-cell office:value-type="string" table:style-name="ce1">
            <text:p>Ghoul Hear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Gleamblossom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Gold Kanet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Hackle-Lo Leaf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Harrada</text:p>
          </table:table-cell>
          <table:table-cell office:value-type="string" table:style-name="ce1">
            <text:p>ccbgssse067-daedinv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Human Fles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Imp Stoo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Netch Jelly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Purple Butterfly Wing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Rot Scale</text:p>
          </table:table-cell>
          <table:table-cell office:value-type="string" table:style-name="ce1">
            <text:p>Identity Crisi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Rot Scale</text:p>
          </table:table-cell>
          <table:table-cell office:value-type="string" table:style-name="ce1">
            <text:p>Updat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Scrib Jerk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Siligonder Egg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Stinkhorn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Swallowtail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Swamp Fungal Pod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Thorn Hook</text:p>
          </table:table-cell>
          <table:table-cell office:value-type="string" table:style-name="ce1">
            <text:p>Identity Crisi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ysis</text:p>
          </table:table-cell>
          <table:table-cell office:value-type="string" table:style-name="ce1">
            <text:p>Thorn Hook</text:p>
          </table:table-cell>
          <table:table-cell office:value-type="string" table:style-name="ce1">
            <text:p>Updat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Chokeberr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Congealed Putrescenc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Cyrodilic Spadetai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Daedra Veni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Eye of Altme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Eye of Ancestral Cheetah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Eye of Human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Eye of Sabre Ca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Eye of the Arcana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Eye of Tiger</text:p>
          </table:table-cell>
          <table:table-cell office:value-type="string" table:style-name="ce1">
            <text:p>TheBawbsWardenOfTheCoast.esp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Ravage Health</text:p>
          </table:table-cell>
          <table:table-cell office:value-type="string" table:style-name="ce1">
            <text:p>Ghoul Hear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Giant Liche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Gold Kanet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Jazbay Grap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Rat Tail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Scamp Ear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Scathecraw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Silverside Perc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Skeever Tai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Yellow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Health</text:p>
          </table:table-cell>
          <table:table-cell office:value-type="string" table:style-name="ce1">
            <text:p>Zahilisk Eyeball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number-rows-repeated="3" table:style-name="ro2">
          <table:table-cell office:value-type="string" table:style-name="ce1">
            <text:p>Ravage Magicka</text:p>
          </table:table-cell>
          <table:table-cell office:value-type="string" table:style-name="ce1">
            <text:p>Alit Hide</text:p>
          </table:table-cell>
          <table:table-cell office:value-type="string" table:style-name="ce1">
            <text:p>Alit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Alocasia Fruit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Coda Flow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Frost Mirriam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Grass Pod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Lavend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Manic Lobsterfish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Memory of Lavende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Memory of Red Flower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Orange Dart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Red Mountain Flow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Scamp Ear (Dark)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Scathecraw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Spawn Ash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Stale Frost Mirriam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Watcher Eye</text:p>
          </table:table-cell>
          <table:table-cell office:value-type="string" table:style-name="ce1">
            <text:p>Unslaa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White Cap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Magicka</text:p>
          </table:table-cell>
          <table:table-cell office:value-type="string" table:style-name="ce1">
            <text:p>Wild Grass Pod</text:p>
          </table:table-cell>
          <table:table-cell office:value-type="string" table:style-name="ce1">
            <text:p>cctwbsse001-puzzledungeo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Ash Salts</text:p>
          </table:table-cell>
          <table:table-cell office:value-type="string" table:style-name="ce1">
            <text:p>DBM_CC_GhostsoftheTribunalHOWPatc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Be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Beetle Wax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Berit's Ash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Bone Mea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Bungler's Ban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Deathbel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Dried Bloodgrass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Elf Cup Cap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Honeycomb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Hypha Facia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Morkiblinx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Petrous Nordic Barnacle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Priest of Arkay's Heart</text:p>
          </table:table-cell>
          <table:table-cell office:value-type="string" table:style-name="ce1">
            <text:p>Unde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Rose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Scathecraw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Shynettle Lily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Spawn Ash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Strange Elf Cup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Thistle Branc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vage Stamina</text:p>
          </table:table-cell>
          <table:table-cell office:value-type="string" table:style-name="ce1">
            <text:p>Thistle of Sithi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Alocasia Fruit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Ambrosia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Ancient Vampire Dus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Angel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Barnacl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Cocoa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Emperor Parasol Moss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Enchanted A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Garlic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Gleamblossom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Gnarl Bar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Hydnum Azure Giant Spor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Juniper Berri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Luna Moth 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Minotaur Hor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Namira's R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Nordic Barnacl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Ogre's Teeth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Purple Butterfly Wing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Screaming Maw</text:p>
          </table:table-cell>
          <table:table-cell office:value-type="string" table:style-name="ce1">
            <text:p>Identity Crisi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Screaming Maw</text:p>
          </table:table-cell>
          <table:table-cell office:value-type="string" table:style-name="ce1">
            <text:p>Updat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Steel-Blue Entoloma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Svengarberry Bunch</text:p>
          </table:table-cell>
          <table:table-cell office:value-type="string" table:style-name="ce1">
            <text:p>Falskaar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Thorn Hook</text:p>
          </table:table-cell>
          <table:table-cell office:value-type="string" table:style-name="ce1">
            <text:p>Identity Crisi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Thorn Hook</text:p>
          </table:table-cell>
          <table:table-cell office:value-type="string" table:style-name="ce1">
            <text:p>Updat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Vampire Dus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Void Essenc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Health</text:p>
          </table:table-cell>
          <table:table-cell office:value-type="string" table:style-name="ce1">
            <text:p>Werewolf Blood</text:p>
          </table:table-cell>
          <table:table-cell office:value-type="string" table:style-name="ce1">
            <text:p>Growl - Werebeasts of Skyrim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Ancient Fire Salts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Deep Moth Wing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Dwarven Oil</text:p>
          </table:table-cell>
          <table:table-cell office:value-type="string" table:style-name="ce1">
            <text:p>JS Dwarven Oil S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Dwarven Oi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Fire Petal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Fire Salt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Garlic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Green Hairstreak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Healing Salts</text:p>
          </table:table-cell>
          <table:table-cell office:value-type="string" table:style-name="ce1">
            <text:p>cckrtsse001_altar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Imp Gall</text:p>
          </table:table-cell>
          <table:table-cell office:value-type="string" table:style-name="ce1">
            <text:p>mihailimpsandhomoncul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Jazbay Grap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Licho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Minotaur Hor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Mirror Gel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Moon Suga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Moon Suga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Perfect Roe</text:p>
          </table:table-cell>
          <table:table-cell office:value-type="string" table:style-name="ce1">
            <text:p>DBM_CC_FishingHOWPatc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Purple Butterfly Wing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Salmon Roe</text:p>
          </table:table-cell>
          <table:table-cell office:value-type="string" table:style-name="ce1">
            <text:p>HearthFires.esm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Salt Pil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Screaming Maw</text:p>
          </table:table-cell>
          <table:table-cell office:value-type="string" table:style-name="ce1">
            <text:p>Identity Crisi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Screaming Maw</text:p>
          </table:table-cell>
          <table:table-cell office:value-type="string" table:style-name="ce1">
            <text:p>Updat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Scrib Jell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Sinister Salt Pil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Sload Fat</text:p>
          </table:table-cell>
          <table:table-cell office:value-type="string" table:style-name="ce1">
            <text:p>DAc0d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Tap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Thorn Hook</text:p>
          </table:table-cell>
          <table:table-cell office:value-type="string" table:style-name="ce1">
            <text:p>Identity Crisi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Thorn Hook</text:p>
          </table:table-cell>
          <table:table-cell office:value-type="string" table:style-name="ce1">
            <text:p>Update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Magicka</text:p>
          </table:table-cell>
          <table:table-cell office:value-type="string" table:style-name="ce1">
            <text:p>White Muck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Alocasia Fruit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Angler Larvae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Be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Body Fungu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Cairn Bole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Daedroth Teeth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Demented Lobsterfish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Fly Amanita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Juvenile Mudcrab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Mora Tapinella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Purple Butterfly Wing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Raw Coffee Beans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Red Kelp Gas Bladd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Roasted Coffee Beans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Scaly Pholiota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Scrib Jell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enerate Stamina</text:p>
          </table:table-cell>
          <table:table-cell office:value-type="string" table:style-name="ce1">
            <text:p>Wisp Stalk Caps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Ancient Fire Salts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Angel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Ash Creep Cluster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Ashen Grass Pod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Beetle Legs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Berit's Ash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Bliss Bug Thorax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Bone Mea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Cairn Bole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Chitin of the Beas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Dragon's Tongu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Elf Cup Cap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Elves Ea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Fire Petal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Fire Petal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Fire Salt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Fly Amanita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Gnarl Bar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Ironwood Fruit</text:p>
          </table:table-cell>
          <table:table-cell office:value-type="string" table:style-name="ce1">
            <text:p>cckrtsse001_altar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Magnus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Morkiblinx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Mudcrab Chiti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Mushroom Cluster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Priest of Arkay's Heart</text:p>
          </table:table-cell>
          <table:table-cell office:value-type="string" table:style-name="ce1">
            <text:p>Unde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Rivercrab Chitin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Rivercrab Chitin</text:p>
          </table:table-cell>
          <table:table-cell office:value-type="string" table:style-name="ce1">
            <text:p>TheBawbsWardenOfTheCoast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Sload Soap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Snowberri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Spawn Ash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Spiddal Stick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ire</text:p>
          </table:table-cell>
          <table:table-cell office:value-type="string" table:style-name="ce1">
            <text:p>Strange Elf Cup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Ancient Frost Salts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Beetle Legs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Resist Frost</text:p>
          </table:table-cell>
          <table:table-cell office:value-type="string" table:style-name="ce1">
            <text:p>Black Pearl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Cockatrice Beak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Cockatrice Feathers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Daedroth Teeth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Eagle Beak</text:p>
          </table:table-cell>
          <table:table-cell office:value-type="string" table:style-name="ce1">
            <text:p>mihailhawkandtern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Flame Stalk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Flame Stal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Frost Lily</text:p>
          </table:table-cell>
          <table:table-cell office:value-type="string" table:style-name="ce1">
            <text:p>BPUFXelzazFollowe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Frost Mirriam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Frost Salt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Gold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Grey Moth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Hawk Beak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Hydnum Azure Giant Spor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Moon Suga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Moon Suga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Mushroom Cluster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Pearl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Purple Mountain Flow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Redwort Flow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Serpent Fang</text:p>
          </table:table-cell>
          <table:table-cell office:value-type="string" table:style-name="ce1">
            <text:p>DAc0d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Silverside Perc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Slaughterfish Scal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Small Pear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Snow Thrush Egg</text:p>
          </table:table-cell>
          <table:table-cell office:value-type="string" table:style-name="ce1">
            <text:p>Inig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Snowberri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Stale Frost Mirriam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Stale Moon Sugar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Steel-Blue Entoloma</text:p>
          </table:table-cell>
          <table:table-cell office:value-type="string" table:style-name="ce1">
            <text:p>ccbgssse040-advobgob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Thistle Branc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Frost</text:p>
          </table:table-cell>
          <table:table-cell office:value-type="string" table:style-name="ce1">
            <text:p>Thistle of Sithi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Ancient Void Salts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Ash Salts</text:p>
          </table:table-cell>
          <table:table-cell office:value-type="string" table:style-name="ce1">
            <text:p>DBM_CC_GhostsoftheTribunalHOWPatc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Aster Bloom Cor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Beetle Legs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Bleeding Crow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Bloodgra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Bloodroot</text:p>
          </table:table-cell>
          <table:table-cell office:value-type="string" table:style-name="ce1">
            <text:p>Unde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Body Fungu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Bungler's Ban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Chicken's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Cocoa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Crimson Nirn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Dragon Priest Ashes</text:p>
          </table:table-cell>
          <table:table-cell office:value-type="string" table:style-name="ce1">
            <text:p>konahrik_accoutrement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Dried Spider Silk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Felsaad Tern Feathers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Gleamblossom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Hagraven Claw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Hawk's Egg</text:p>
          </table:table-cell>
          <table:table-cell office:value-type="string" table:style-name="ce1">
            <text:p>HearthFire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Hazeseed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Hypha Facia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Lavend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Magnus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Memory of Lavende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Mirror Gel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Mushroom Cluster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Nirn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Plague Raven Claw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Salts of the Void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Seagull Feathers</text:p>
          </table:table-cell>
          <table:table-cell office:value-type="string" table:style-name="ce1">
            <text:p>mihailseagull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Sload Fat</text:p>
          </table:table-cell>
          <table:table-cell office:value-type="string" table:style-name="ce1">
            <text:p>DAc0d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Tundra Cotto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Void Salt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Watcher Eye</text:p>
          </table:table-cell>
          <table:table-cell office:value-type="string" table:style-name="ce1">
            <text:p>Unslaa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Wisp Wrapping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Zora's Cotton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Magic</text:p>
          </table:table-cell>
          <table:table-cell office:value-type="string" table:style-name="ce1">
            <text:p>Zora's Cotton (replica)</text:p>
          </table:table-cell>
          <table:table-cell office:value-type="string" table:style-name="ce1">
            <text:p>DBM_3DNPC_Patch.esp</text:p>
          </table:table-cell>
          <table:table-cell table:number-columns-repeated="16381"/>
        </table:table-row>
        <table:table-row table:number-rows-repeated="3" table:style-name="ro2">
          <table:table-cell office:value-type="string" table:style-name="ce1">
            <text:p>Resist Poison</text:p>
          </table:table-cell>
          <table:table-cell office:value-type="string" table:style-name="ce1">
            <text:p>Alit Hide</text:p>
          </table:table-cell>
          <table:table-cell office:value-type="string" table:style-name="ce1">
            <text:p>Alit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Beehive Husk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Bloodgrass</text:p>
          </table:table-cell>
          <table:table-cell office:value-type="string" table:style-name="ce1">
            <text:p>ccbgssse067-daedinv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Body Fungu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Cave Worm Egg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Charred Skeever Hid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Chitin of the Beas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Daggermouth Fin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Dried Bloodgrass (replica)</text:p>
          </table:table-cell>
          <table:table-cell office:value-type="string" table:style-name="ce1">
            <text:p>DBM_3DNPC_Patc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Falmer Ea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Frodmar's Liver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Garlic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Grass Pod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Maggot Egg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Minotaur Hor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Mudcrab Chiti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Ogre's Teeth</text:p>
          </table:table-cell>
          <table:table-cell office:value-type="string" table:style-name="ce1">
            <text:p>1Ogr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Ogre's Teeth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Ogrim Fat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Putrid Sload Fat</text:p>
          </table:table-cell>
          <table:table-cell office:value-type="string" table:style-name="ce1">
            <text:p>DAc0d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Rivercrab Chitin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Rivercrab Chitin</text:p>
          </table:table-cell>
          <table:table-cell office:value-type="string" table:style-name="ce1">
            <text:p>TheBawbsWardenOfTheCoast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Salty Troll Fa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Slaughterfish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Stale Falmer Ear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Thistle Branc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Thistle of Sithi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Troll Fa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Wild Grass Pod</text:p>
          </table:table-cell>
          <table:table-cell office:value-type="string" table:style-name="ce1">
            <text:p>cctwbsse001-puzzledungeo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Poison</text:p>
          </table:table-cell>
          <table:table-cell office:value-type="string" table:style-name="ce1">
            <text:p>Yellow Mountain Flower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Ash Hopper Jelly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Beetle Legs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Blue Dart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Blueberries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Bog Beacon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Cockatrice Beak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Corkbulb Root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Demented Lobsterfish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Dim Glow Dust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Dwemer Egg</text:p>
          </table:table-cell>
          <table:table-cell office:value-type="string" table:style-name="ce1">
            <text:p>Ordinator - Perks of Skyrim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Eagle Beak</text:p>
          </table:table-cell>
          <table:table-cell office:value-type="string" table:style-name="ce1">
            <text:p>mihailhawkandtern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Glow Dus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Glowing Mushroom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Hawk Beak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Kagouti Hid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Mushroom Cluster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Pear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Pine Thrush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Snow Thrush Egg</text:p>
          </table:table-cell>
          <table:table-cell office:value-type="string" table:style-name="ce1">
            <text:p>Inig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Snowberri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Swamp Fungal Pod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White Moth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 Shock</text:p>
          </table:table-cell>
          <table:table-cell office:value-type="string" table:style-name="ce1">
            <text:p>Wisp Stalk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Aloe Vera Leaves</text:p>
          </table:table-cell>
          <table:table-cell office:value-type="string" table:style-name="ce1">
            <text:p>_ResourcePack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Ambrosia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Ash Hopper Jelly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number-rows-repeated="4" table:style-name="ro2">
          <table:table-cell office:value-type="string" table:style-name="ce1">
            <text:p>Restore Health</text:p>
          </table:table-cell>
          <table:table-cell office:value-type="string" table:style-name="ce1">
            <text:p>Beetle Legs</text:p>
          </table:table-cell>
          <table:table-cell office:value-type="string" table:style-name="ce1">
            <text:p>Shroom Beet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Big Blisterwort</text:p>
          </table:table-cell>
          <table:table-cell office:value-type="string" table:style-name="ce1">
            <text:p>TSR_TeldrynSeriou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Black Mountain Flower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Blisterwo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Blue Dart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Blue Mountain Flow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Butterfly 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Charred Skeever Hid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Corkbulb Root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Daedra Hea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Eye of Altme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Eye of Ancestral Cheetah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Eye of Sabre Ca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Eye of the Arcana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Eye of Tiger</text:p>
          </table:table-cell>
          <table:table-cell office:value-type="string" table:style-name="ce1">
            <text:p>TheBawbsWardenOfTheCoast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Felsaad Tern Feathers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Flame Stalk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Flame Stal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Frodmar's Liver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Heart of Ord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Heart of Order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Imp Stoo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Ironwood Fruit</text:p>
          </table:table-cell>
          <table:table-cell office:value-type="string" table:style-name="ce1">
            <text:p>cckrtsse001_altar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Kinisroot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Marshmerrow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Oak Hook-Tip Moth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Ogrim Fat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Rivercrab Chitin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Rock Warbler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Saltric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Saltrice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Spade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Sugar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Swamp Fungal Pod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Void Essenc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Whea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White Flower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White Flower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Health</text:p>
          </table:table-cell>
          <table:table-cell office:value-type="string" table:style-name="ce1">
            <text:p>Zahilisk Eyeball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Altmer Brain Matte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Ancient Vampire Dus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Belize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Blister Pod Cap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Blue Fat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Bog Beaco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Bog Beacon Asco Cap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Briar Hear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Comberr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Congealed Putrescenc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Creep Clust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Restore Magicka</text:p>
          </table:table-cell>
          <table:table-cell office:value-type="string" table:style-name="ce1">
            <text:p>Dwarven Oil</text:p>
          </table:table-cell>
          <table:table-cell office:value-type="string" table:style-name="ce1">
            <text:p>JS Dwarven Oil S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Dwarven Oi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Ectoplasm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Elven Fle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Elves Ea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Elytra Icho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Enchanted A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Eye of the Arcana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Fire Petal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Fire Salt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Flesh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Frost Lily</text:p>
          </table:table-cell>
          <table:table-cell office:value-type="string" table:style-name="ce1">
            <text:p>BPUFXelzazFollowe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Frost Salt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Fungus Stal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Fungus Stalk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Giant Liche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Glass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Goron Piece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Grass Pod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Green Butterfly Wing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Human Fles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Ironwood Fruit</text:p>
          </table:table-cell>
          <table:table-cell office:value-type="string" table:style-name="ce1">
            <text:p>cckrtsse001_altar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Licho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Lyretail Anthias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Magnus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Memory of Red Flower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Moon Suga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Moon Suga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Mora Tapinella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Pear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Red Mountain Flow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Roots of the Blue Star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Special Ectoplasm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Steel-Blue Entoloma</text:p>
          </table:table-cell>
          <table:table-cell office:value-type="string" table:style-name="ce1">
            <text:p>ccbgssse040-advobgob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Stinkhorn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Tap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Vampire Dus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Watcher Eye</text:p>
          </table:table-cell>
          <table:table-cell office:value-type="string" table:style-name="ce1">
            <text:p>Unslaa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White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White Cap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Wild Grass Pod</text:p>
          </table:table-cell>
          <table:table-cell office:value-type="string" table:style-name="ce1">
            <text:p>cctwbsse001-puzzledungeo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Magicka</text:p>
          </table:table-cell>
          <table:table-cell office:value-type="string" table:style-name="ce1">
            <text:p>Withering Moo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Aloe Vera Leaves</text:p>
          </table:table-cell>
          <table:table-cell office:value-type="string" table:style-name="ce1">
            <text:p>_ResourcePack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Ancestral Cheetah Tooth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Bear Claw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Be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Black Mountain Flower (replica)</text:p>
          </table:table-cell>
          <table:table-cell office:value-type="string" table:style-name="ce1">
            <text:p>DBM_3DNPC_Patch.esp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Restore Stamina</text:p>
          </table:table-cell>
          <table:table-cell office:value-type="string" table:style-name="ce1">
            <text:p>Black Pearl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Charred Skeever Hid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Chitin of the Beast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Chokeweed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Cockatrice Beak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Cocoa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Coffee Cherry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Cyrodilic Minotaur Horns</text:p>
          </table:table-cell>
          <table:table-cell office:value-type="string" table:style-name="ce1">
            <text:p>mihailminotau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Eagle Beak</text:p>
          </table:table-cell>
          <table:table-cell office:value-type="string" table:style-name="ce1">
            <text:p>mihailhawkandtern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Eye of Altme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Eye of Ancestral Cheetah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Eye of Sabre Ca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Eye of Tiger</text:p>
          </table:table-cell>
          <table:table-cell office:value-type="string" table:style-name="ce1">
            <text:p>TheBawbsWardenOfTheCoast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Frodmar's Liver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Fungus Stalk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Gold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Hackle-Lo Leaf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Hawk Beak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Histcarp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Honeycomb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Restore Stamina</text:p>
          </table:table-cell>
          <table:table-cell office:value-type="string" table:style-name="ce1">
            <text:p>Large Antlers</text:p>
          </table:table-cell>
          <table:table-cell office:value-type="string" table:style-name="ce1">
            <text:p>Dynamic Things Alternativ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Large Antl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Minotaur Horns</text:p>
          </table:table-cell>
          <table:table-cell office:value-type="string" table:style-name="ce1">
            <text:p>mihailminotau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Mudcrab Chiti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Netch Jelly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Oak Hook-Tip Moth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Orange Dartwin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Pahmar-raht Toot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Pear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Pearl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Perfect Roe</text:p>
          </table:table-cell>
          <table:table-cell office:value-type="string" table:style-name="ce1">
            <text:p>DBM_CC_FishingHOWPatc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Pine Thrush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Pounded Hawk Beak<text:tab/>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Pounded Sabre Cat Tooth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Powdered Mammoth Tusk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Purple Mountain Flow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Pygmy Sun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Raw Coffee Beans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Religious Item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Rivercrab Chitin</text:p>
          </table:table-cell>
          <table:table-cell office:value-type="string" table:style-name="ce1">
            <text:p>TheBawbsWardenOfTheCoast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Roasted Coffee Beans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Sabre Cat Toot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Salmon Roe</text:p>
          </table:table-cell>
          <table:table-cell office:value-type="string" table:style-name="ce1">
            <text:p>HearthFire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Saltric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Saltrice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Scrib Jerk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Seagull Feathers</text:p>
          </table:table-cell>
          <table:table-cell office:value-type="string" table:style-name="ce1">
            <text:p>mihailseagull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Silverside Perc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Small Pear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Spiddal Stick</text:p>
          </table:table-cell>
          <table:table-cell office:value-type="string" table:style-name="ce1">
            <text:p>ccbgssse067-daedinv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Spiddal Stick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Stoneflower Petals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Swallowtail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Torchbug Thorax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Wisp Wrapping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Zahilisk Eyeball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ore Stamina</text:p>
          </table:table-cell>
          <table:table-cell office:value-type="string" table:style-name="ce1">
            <text:p>Zahilisk Tooth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haman's Heart</text:p>
          </table:table-cell>
          <table:table-cell office:value-type="string" table:style-name="ce1">
            <text:p>Shaman's Heart</text:p>
          </table:table-cell>
          <table:table-cell office:value-type="string" table:style-name="ce1">
            <text:p>Tales of Skyrim - Berserky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Bloodgrass</text:p>
          </table:table-cell>
          <table:table-cell office:value-type="string" table:style-name="ce1">
            <text:p>ccbgssse067-daedinv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Blueberries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Bungler's Ban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Burnt Spriggan Wood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Congealed Mort Fles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Deathbel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Elytra Icho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Green Butterfly Wing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Healing Salts</text:p>
          </table:table-cell>
          <table:table-cell office:value-type="string" table:style-name="ce1">
            <text:p>cckrtsse001_altar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Kresh Fib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Slow</text:p>
          </table:table-cell>
          <table:table-cell office:value-type="string" table:style-name="ce1">
            <text:p>Large Antlers</text:p>
          </table:table-cell>
          <table:table-cell office:value-type="string" table:style-name="ce1">
            <text:p>Dynamic Things Alternativ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Large Antl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Manic Wing Dust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Mort Flesh</text:p>
          </table:table-cell>
          <table:table-cell office:value-type="string" table:style-name="ce1">
            <text:p>mihailcczombi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Poison Bloom</text:p>
          </table:table-cell>
          <table:table-cell office:value-type="string" table:style-name="ce1">
            <text:p>Dawnguard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River Betty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Rose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Rot Scale</text:p>
          </table:table-cell>
          <table:table-cell office:value-type="string" table:style-name="ce1">
            <text:p>Identity Crisi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Rot Scale</text:p>
          </table:table-cell>
          <table:table-cell office:value-type="string" table:style-name="ce1">
            <text:p>Update.esm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Slow</text:p>
          </table:table-cell>
          <table:table-cell office:value-type="string" table:style-name="ce1">
            <text:p>Salt Pil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Shynettle Lily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Sinister Salt Pil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Stale Crimson Nirnroot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Stoneflower Petals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Trama Root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White Butterfly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White Muck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w</text:p>
          </table:table-cell>
          <table:table-cell office:value-type="string" table:style-name="ce1">
            <text:p>Worm's Head Cap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pell Absorption</text:p>
          </table:table-cell>
          <table:table-cell office:value-type="string" table:style-name="ce1">
            <text:p>Blind Watcher's Ey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pell Absorption</text:p>
          </table:table-cell>
          <table:table-cell office:value-type="string" table:style-name="ce1">
            <text:p>Comberr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pell Absorption</text:p>
          </table:table-cell>
          <table:table-cell office:value-type="string" table:style-name="ce1">
            <text:p>Daedra Veni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pell Absorption</text:p>
          </table:table-cell>
          <table:table-cell office:value-type="string" table:style-name="ce1">
            <text:p>Fire Petal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pell Absorption</text:p>
          </table:table-cell>
          <table:table-cell office:value-type="string" table:style-name="ce1">
            <text:p>Licho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pell Absorption</text:p>
          </table:table-cell>
          <table:table-cell office:value-type="string" table:style-name="ce1">
            <text:p>Shroom Beetle Legs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pell Absorption</text:p>
          </table:table-cell>
          <table:table-cell office:value-type="string" table:style-name="ce1">
            <text:p>Watcher's Ey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pell Absorption</text:p>
          </table:table-cell>
          <table:table-cell office:value-type="string" table:style-name="ce1">
            <text:p>Withering Moo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Angel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Angler Larvae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Barnacl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Chicken's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Demented Lobsterfish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Fungus Stal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Fungus Stalk</text:p>
          </table:table-cell>
          <table:table-cell office:value-type="string" table:style-name="ce1">
            <text:p>Wyrmstoo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Goldfish</text:p>
          </table:table-cell>
          <table:table-cell office:value-type="string" table:style-name="ce1">
            <text:p>ccbgssse001-fish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Hackle-Lo Leaf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Hawk's Egg</text:p>
          </table:table-cell>
          <table:table-cell office:value-type="string" table:style-name="ce1">
            <text:p>HearthFire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Histcarp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Luminous Russula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Manic Lobsterfish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Nordic Barnacl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Perfect Roe</text:p>
          </table:table-cell>
          <table:table-cell office:value-type="string" table:style-name="ce1">
            <text:p>DBM_CC_FishingHOWPatc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Red Kelp Gas Bladd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Salmon Roe</text:p>
          </table:table-cell>
          <table:table-cell office:value-type="string" table:style-name="ce1">
            <text:p>HearthFire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Scalon Fin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Scrib Jerk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breathing</text:p>
          </table:table-cell>
          <table:table-cell office:value-type="string" table:style-name="ce1">
            <text:p>Swamp Hound Scale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terwalking</text:p>
          </table:table-cell>
          <table:table-cell office:value-type="string" table:style-name="ce1">
            <text:p>Manic Wing Dust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Bleeding Crow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Bliss Bug Thorax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Burnt Spriggan Wood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Cockatrice Feathers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Congealed Putrescenc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Fissure Ma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Flame Stalk</text:p>
          </table:table-cell>
          <table:table-cell office:value-type="string" table:style-name="ce1">
            <text:p>ccbgssse025-advdsgs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Flame Stalk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Frost Salt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Hunger Tongue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Hunger Tongu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Ice Wraith Teet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Imp Gall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Juniper Berri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Moon Suga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Moon Sugar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Powdered Mammoth Tusk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Putrid Sload Fat</text:p>
          </table:table-cell>
          <table:table-cell office:value-type="string" table:style-name="ce1">
            <text:p>DAc0d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Spicy Hunger Tongu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Spiddal Stick</text:p>
          </table:table-cell>
          <table:table-cell office:value-type="string" table:style-name="ce1">
            <text:p>ccbgssse067-daedinv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Svengarberry Bunch</text:p>
          </table:table-cell>
          <table:table-cell office:value-type="string" table:style-name="ce1">
            <text:p>Falskaar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ire</text:p>
          </table:table-cell>
          <table:table-cell office:value-type="string" table:style-name="ce1">
            <text:p>Viscous Dwarven Oil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rost</text:p>
          </table:table-cell>
          <table:table-cell office:value-type="string" table:style-name="ce1">
            <text:p>Abecean Longfi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rost</text:p>
          </table:table-cell>
          <table:table-cell office:value-type="string" table:style-name="ce1">
            <text:p>Ash Hopper Jelly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rost</text:p>
          </table:table-cell>
          <table:table-cell office:value-type="string" table:style-name="ce1">
            <text:p>Chokeweed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rost</text:p>
          </table:table-cell>
          <table:table-cell office:value-type="string" table:style-name="ce1">
            <text:p>Elves Ea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rost</text:p>
          </table:table-cell>
          <table:table-cell office:value-type="string" table:style-name="ce1">
            <text:p>Fire Petal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rost</text:p>
          </table:table-cell>
          <table:table-cell office:value-type="string" table:style-name="ce1">
            <text:p>Fire Salt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rost</text:p>
          </table:table-cell>
          <table:table-cell office:value-type="string" table:style-name="ce1">
            <text:p>Frost Lily</text:p>
          </table:table-cell>
          <table:table-cell office:value-type="string" table:style-name="ce1">
            <text:p>BPUFXelzazFollower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rost</text:p>
          </table:table-cell>
          <table:table-cell office:value-type="string" table:style-name="ce1">
            <text:p>Gold Kanet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rost</text:p>
          </table:table-cell>
          <table:table-cell office:value-type="string" table:style-name="ce1">
            <text:p>Ice Wraith Teet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Frost</text:p>
          </table:table-cell>
          <table:table-cell office:value-type="string" table:style-name="ce1">
            <text:p>White Cap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Creep Cluster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Dreugh Wax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Dreugh Wax</text:p>
          </table:table-cell>
          <table:table-cell office:value-type="string" table:style-name="ce1">
            <text:p>Unslaad.esm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Dwarven Oil</text:p>
          </table:table-cell>
          <table:table-cell office:value-type="string" table:style-name="ce1">
            <text:p>JS Dwarven Oil S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Dwarven Oi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Fissure Ma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Healing Salts</text:p>
          </table:table-cell>
          <table:table-cell office:value-type="string" table:style-name="ce1">
            <text:p>cckrtsse001_altar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Jazbay Grape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Kresh Fiber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Marshmerrow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Rock Warbler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Roobrush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Roots of the Blue Star</text:p>
          </table:table-cell>
          <table:table-cell office:value-type="string" table:style-name="ce1">
            <text:p>Glenmoril.esm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Salt Pil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Scaly Pholiota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Sinister Salt Pil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Taproot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Torchbug Thorax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Magic</text:p>
          </table:table-cell>
          <table:table-cell office:value-type="string" table:style-name="ce1">
            <text:p>White Muck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Abecean Longfi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Ancestral Cheetah Tooth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Black Mountain Flower</text:p>
          </table:table-cell>
          <table:table-cell office:value-type="string" table:style-name="ce1">
            <text:p>3DNPC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Bleeding Crow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Chaurus Egg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Chokeberry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Coffee Cherry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Deathbell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Duneripper Eggs</text:p>
          </table:table-cell>
          <table:table-cell office:value-type="string" table:style-name="ce1">
            <text:p>Gray Fox Cowl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Fissure Ma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Giant Liche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Gnarl Bark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Grey Moth Wing</text:p>
          </table:table-cell>
          <table:table-cell office:value-type="string" table:style-name="ce1">
            <text:p>Lepidopte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Grummite Egg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Hypha Facia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Pahmar-raht Tooth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Pine Thrush Egg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Pounded Sabre Cat Tooth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Raw Coffee Beans</text:p>
          </table:table-cell>
          <table:table-cell office:value-type="string" table:style-name="ce1">
            <text:p>AX ValSerano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Religious Item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Rose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Sabre Cat Tooth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Serpent Fang</text:p>
          </table:table-cell>
          <table:table-cell office:value-type="string" table:style-name="ce1">
            <text:p>DAc0d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Shynettle Lily</text:p>
          </table:table-cell>
          <table:table-cell office:value-type="string" table:style-name="ce1">
            <text:p>arnima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Siligonder Egg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Small Antl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Sugar</text:p>
          </table:table-cell>
          <table:table-cell office:value-type="string" table:style-name="ce1">
            <text:p>more plants all extra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Wisp Stalk Caps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Poison</text:p>
          </table:table-cell>
          <table:table-cell office:value-type="string" table:style-name="ce1">
            <text:p>Zahilisk Tooth</text:p>
          </table:table-cell>
          <table:table-cell office:value-type="string" table:style-name="ce1">
            <text:p>moonpath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Ancient Void Salts</text:p>
          </table:table-cell>
          <table:table-cell office:value-type="string" table:style-name="ce1">
            <text:p>Dwarfsphere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Ashen Grass Pod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Bee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Dried Spider Silk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Dwemer Egg</text:p>
          </table:table-cell>
          <table:table-cell office:value-type="string" table:style-name="ce1">
            <text:p>Ordinator - Perks of Skyrim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Eye of Human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Fissure Mass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Giant Lichen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Hagraven Feather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Manic Lobsterfish</text:p>
          </table:table-cell>
          <table:table-cell office:value-type="string" table:style-name="ce1">
            <text:p>Skyrim Extended Cut - Saints and Seducer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Ogre's Teeth</text:p>
          </table:table-cell>
          <table:table-cell office:value-type="string" table:style-name="ce1">
            <text:p>1Ogr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Ogre's Teeth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Plague Raven Feathers</text:p>
          </table:table-cell>
          <table:table-cell office:value-type="string" table:style-name="ce1">
            <text:p>Vigilant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Salts of the Void</text:p>
          </table:table-cell>
          <table:table-cell office:value-type="string" table:style-name="ce1">
            <text:p>summersetisles.e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Stoneflower Petals</text:p>
          </table:table-cell>
          <table:table-cell office:value-type="string" table:style-name="ce1">
            <text:p>ccbgssse037-curios.es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Trama Root</text:p>
          </table:table-cell>
          <table:table-cell office:value-type="string" table:style-name="ce1">
            <text:p>Dragonborn.e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akness to Shock</text:p>
          </table:table-cell>
          <table:table-cell office:value-type="string" table:style-name="ce1">
            <text:p>Void Salts</text:p>
          </table:table-cell>
          <table:table-cell office:value-type="string" table:style-name="ce1">
            <text:p>Skyrim.esm</text:p>
          </table:table-cell>
          <table:table-cell table:number-columns-repeated="16381"/>
        </table:table-row>
        <table:table-row table:number-rows-repeated="1047077" table:style-name="ro2">
          <table:table-cell table:number-columns-repeated="16384"/>
        </table:table-row>
      </table:table>
      <table:table table:name="Effects" table:style-name="ta2">
        <table:table-column table:style-name="co4" table:default-cell-style-name="ce1"/>
        <table:table-column table:style-name="co6" table:number-columns-repeated="16383" table:default-cell-style-name="ce1"/>
        <table:table-row table:style-name="ro2">
          <table:table-cell office:value-type="string" table:style-name="ce11">
            <text:p>Effect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Beast Form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Berserker Rage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Cure Disease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Cure Poison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Damage Health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Damage Magicka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Damage Magicka Regen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Damage Stamina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Damage Stamina Regen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Decrease Weapon Speed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Detect Life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Drugged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Fear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Fortify Alchemy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Fortify Alteration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Fortify Barter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Fortify Block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Fortify Carry Weight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Fortify Conjuration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Fortify Destruction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Fortify Enchanting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Fortify Health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Fortify Heavy Armor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Fortify Illusion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Fortify Light Armor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Fortify Lockpicking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Fortify Magicka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Fortify Marksman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Fortify One-handed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Fortify Persuasion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Fortify Pickpocket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Fortify Restoration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Fortify Smithing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Fortify Sneak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Fortify Stamina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Fortify Two-handed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Frenzy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Increase Melee Speed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Increase Movement Speed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Invisibility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Light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Lingering Damage Health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Lingering Damage Magicka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Lingering Damage Stamina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Night Eye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Paralysis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Ravage Health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Ravage Magicka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Ravage Stamina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Regenerate Health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Regenerate Magicka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Regenerate Stamina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Resist Fire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Resist Frost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Resist Magic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Resist Poison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Resist Shock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Restore Health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Restore Magicka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Restore Stamina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Shaman's Heart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Slow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Spell Absorption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Waterbreathing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Waterwalking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Weakness to Fire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Weakness to Frost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Weakness to Magic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Weakness to Poison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Weakness to Shock</text:p>
          </table:table-cell>
          <table:table-cell table:number-columns-repeated="16383"/>
        </table:table-row>
        <table:table-row table:number-rows-repeated="1221" table:style-name="ro2">
          <table:table-cell table:number-columns-repeated="16384"/>
        </table:table-row>
        <table:table-row table:number-rows-repeated="1047284" table:style-name="ro2">
          <table:table-cell table:style-name="ce11"/>
          <table:table-cell table:number-columns-repeated="16383"/>
        </table:table-row>
      </table:table>
      <table:named-expressions>
        <table:named-range table:name="ListEffects" table:cell-range-address="Effects.$A$2:Effects.$A$71" table:base-cell-address="Effects.$A$1"/>
        <table:named-range table:name="SearchEffect" table:cell-range-address="IngredientEffects.$A$2" table:base-cell-address="IngredientEffects.$A$1"/>
      </table:named-expressions>
      <table:database-ranges>
        <table:database-range table:target-range-address="IngredientEffects.A4:IngredientEffects.G392" table:display-filter-buttons="true">
          <table:sort>
            <table:sort-by table:field-number="0"/>
          </table:sort>
        </table:database-range>
        <table:database-range table:target-range-address="EffectIngredients.A1:EffectIngredients.C1499" table:display-filter-buttons="true">
          <table:sort>
            <table:sort-by table:field-number="0"/>
            <table:sort-by table:field-number="1"/>
          </table:sort>
        </table:database-range>
        <table:database-range table:target-range-address="Effects.A1:Effects.A71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style style:name="cf1" style:family="table-cell">
      <style:table-cell-properties fo:background-color="#92D050"/>
    </style:style>
    <style:style style:name="cf2" style:family="table-cell">
      <style:table-cell-properties fo:background-color="#FFC7CE"/>
      <style:text-properties fo:color="#9C0006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dc:creator>Will Locke</dc:creator>
    <meta:creation-date>2026-01-05T03:55:34Z</meta:creation-date>
    <dc:date>2026-02-02T20:39:48Z</dc:date>
  </office:meta>
</office:document-meta>
</file>